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 style:font-charset="x-symbol"/>
    <style:font-face style:name="DejaVu Sans2" svg:font-family="'DejaVu Sans'" style:font-pitch="variable"/>
    <style:font-face style:name="DejaVu Sans3" svg:font-family="'DejaVu Sans'" style:font-family-generic="system" style:font-pitch="variable" style:font-charset="x-symbol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 style:font-charset="x-symbol"/>
    <style:font-face style:name="Linux Libertine G" svg:font-family="'Linux Libertine G'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Noto Sans3" svg:font-family="'Noto Sans'" style:font-pitch="variable" style:font-charset="x-symbol"/>
    <style:font-face style:name="Noto Sans4" svg:font-family="'Noto Sans'" style:font-family-generic="system" style:font-pitch="variable" style:font-charset="x-symbol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9.592cm" fo:min-width="13.47cm"/>
    </style:style>
    <style:style style:name="gr2" style:family="graphic" style:parent-style-name="objectwithoutfill">
      <style:graphic-properties svg:stroke-color="#808080" draw:marker-end="Puntas_20_de_20_flecha_20_26" draw:marker-end-width="0.3cm" draw:fill="none" draw:textarea-vertical-align="middle"/>
    </style:style>
    <style:style style:name="gr3" style:family="graphic" style:parent-style-name="standard">
      <style:graphic-properties svg:stroke-color="#808080" draw:stroke-linejoin="round" svg:stroke-linecap="round" draw:fill-color="#ffffff" draw:opacity="70%" draw:textarea-horizontal-align="justify" draw:textarea-vertical-align="top" draw:auto-grow-height="false" fo:min-height="2.511cm" fo:min-width="7.544cm"/>
      <style:paragraph-properties style:writing-mode="lr-tb"/>
    </style:style>
    <style:style style:name="gr4" style:family="graphic" style:parent-style-name="objectwithoutfill">
      <style:graphic-properties svg:stroke-width="0.212cm" draw:marker-start-width="0.518cm" draw:marker-end-width="0.518cm" svg:stroke-opacity="0%" draw:fill="gradient" draw:fill-color="#ffd8ce" draw:fill-gradient-name="Pastel_20_Bouquet" draw:opacity="0%" draw:textarea-vertical-align="middle" fo:padding-top="0.231cm" fo:padding-bottom="0.231cm" fo:padding-left="0.356cm" fo:padding-right="0.356cm"/>
    </style:style>
    <style:style style:name="gr5" style:family="graphic" style:parent-style-name="objectwithoutfill">
      <style:graphic-properties svg:stroke-width="0.212cm" svg:stroke-color="#2a6099" draw:marker-start-width="0.518cm" draw:marker-end-width="0.518cm" svg:stroke-opacity="0%" draw:fill="gradient" draw:fill-color="#ffd8ce" draw:fill-gradient-name="Pastel_20_Bouquet" draw:opacity="0%" draw:textarea-vertical-align="middle" fo:padding-top="0.231cm" fo:padding-bottom="0.231cm" fo:padding-left="0.356cm" fo:padding-right="0.356cm"/>
    </style:style>
    <style:style style:name="gr6" style:family="graphic" style:parent-style-name="objectwithoutfill">
      <style:graphic-properties draw:stroke="dash" draw:stroke-dash="Dash" svg:stroke-color="#000000" draw:marker-start="Puntas_20_de_20_flecha_20_26" draw:marker-start-width="0.3cm" draw:marker-end="Puntas_20_de_20_flecha_20_26" draw:marker-end-width="0.3cm" svg:stroke-linecap="butt" draw:fill="none" draw:textarea-vertical-align="middle"/>
    </style:style>
    <style:style style:name="gr7" style:family="graphic" style:parent-style-name="objectwithoutfill">
      <style:graphic-properties svg:stroke-width="0.212cm" draw:marker-start-width="0.518cm" draw:marker-end-width="0.518cm" svg:stroke-opacity="0%" draw:fill="none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212cm" draw:marker-start-width="0.518cm" draw:marker-end-width="0.518cm" svg:stroke-opacity="0%" draw:fill="none" draw:textarea-vertical-align="middle" fo:padding-top="0.231cm" fo:padding-bottom="0.231cm" fo:padding-left="0.356cm" fo:padding-right="0.356cm"/>
      <style:paragraph-properties style:writing-mode="lr-tb"/>
    </style:style>
    <style:style style:name="gr9" style:family="graphic" style:parent-style-name="objectwithoutfill">
      <style:graphic-properties svg:stroke-width="0.212cm" draw:marker-start-width="0.518cm" draw:marker-end-width="0.518cm" svg:stroke-opacity="10%" draw:fill="none" draw:textarea-vertical-align="middle" fo:padding-top="0.231cm" fo:padding-bottom="0.231cm" fo:padding-left="0.356cm" fo:padding-right="0.356cm"/>
      <style:paragraph-properties style:writing-mode="lr-tb"/>
    </style:style>
    <style:style style:name="gr10" style:family="graphic" style:parent-style-name="objectwithoutfill">
      <style:graphic-properties svg:stroke-color="#808080" draw:marker-end="" draw:marker-end-width="0.3cm" draw:fill="none" draw:textarea-vertical-align="middle"/>
    </style:style>
    <style:style style:name="gr11" style:family="graphic" style:parent-style-name="standard" style:list-style-name="L1">
      <style:graphic-properties draw:stroke="solid" draw:stroke-dash="Ultrafine_20_2_20_Dots_20_3_20_Dashes" svg:stroke-width="0cm" svg:stroke-color="#333333" draw:marker-start="" draw:marker-start-width="0.148cm" draw:marker-start-center="false" draw:marker-end="" draw:marker-end-width="0.148cm" draw:marker-end-center="false" draw:stroke-linejoin="round" svg:stroke-linecap="round" draw:fill="solid" draw:fill-color="#808080" draw:textarea-horizontal-align="justify" draw:textarea-vertical-align="middle" draw:auto-grow-height="false" draw:fit-to-size="false" style:shrink-to-fit="false" fo:min-height="0.175cm" fo:min-width="0cm" fo:padding-top="0.108cm" fo:padding-bottom="0.108cm" fo:padding-left="0.233cm" fo:padding-right="0.233cm" fo:wrap-option="wrap" draw:shadow="visible" draw:shadow-offset-x="0.071cm" draw:shadow-offset-y="0.071cm" draw:shadow-color="#cccccc"/>
    </style:style>
    <style:style style:name="gr12" style:family="graphic" style:parent-style-name="standard" style:list-style-name="L1">
      <style:graphic-properties draw:stroke="solid" draw:stroke-dash="Ultrafine_20_2_20_Dots_20_3_20_Dashes" svg:stroke-width="0cm" svg:stroke-color="#333333" draw:marker-start="" draw:marker-start-width="0.148cm" draw:marker-start-center="false" draw:marker-end="" draw:marker-end-width="0.148cm" draw:marker-end-center="false" draw:stroke-linejoin="round" svg:stroke-linecap="round" draw:fill="solid" draw:fill-color="#808080" draw:textarea-horizontal-align="justify" draw:textarea-vertical-align="middle" draw:auto-grow-height="false" draw:fit-to-size="false" style:shrink-to-fit="false" fo:min-height="0.175cm" fo:min-width="0cm" fo:padding-top="0.108cm" fo:padding-bottom="0.108cm" fo:padding-left="0.233cm" fo:padding-right="0.233cm" fo:wrap-option="wrap" draw:shadow="visible" draw:shadow-offset-x="0.071cm" draw:shadow-offset-y="0.071cm" draw:shadow-color="#cccccc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.068cm" fo:min-width="0.771cm"/>
      <style:paragraph-properties style:writing-mode="lr-tb"/>
    </style:style>
    <style:style style:name="gr1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3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999999" draw:textarea-horizontal-align="justify" draw:textarea-vertical-align="middle" draw:auto-grow-height="false" fo:min-height="0.515cm" fo:min-width="0.59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ffffff" draw:opacity="89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3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47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3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344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3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3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3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5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5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5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999999" draw:textarea-horizontal-align="justify" draw:textarea-vertical-align="middle" draw:auto-grow-height="false" fo:min-height="0.515cm" fo:min-width="0.59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ffffff" draw:opacity="89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5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47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5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344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5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7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7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7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7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7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999999" draw:textarea-horizontal-align="justify" draw:textarea-vertical-align="middle" draw:auto-grow-height="false" fo:min-height="0.515cm" fo:min-width="0.59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ffffff" draw:opacity="89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7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47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7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344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9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9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9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9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9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9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9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999999" draw:textarea-horizontal-align="justify" draw:textarea-vertical-align="middle" draw:auto-grow-height="false" fo:min-height="0.515cm" fo:min-width="0.59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ffffff" draw:opacity="89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9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47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0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344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2" style:family="graphic" style:parent-style-name="standard">
      <style:graphic-properties draw:fill-color="#ffffff" draw:textarea-horizontal-align="justify" draw:textarea-vertical-align="middle" draw:auto-grow-height="false" fo:min-height="7.37cm" fo:min-width="13.47cm"/>
    </style:style>
    <style:style style:name="gr103" style:family="graphic" style:parent-style-name="standard">
      <style:graphic-properties svg:stroke-color="#808080" draw:fill-color="#ffffff" draw:textarea-horizontal-align="justify" draw:textarea-vertical-align="top" draw:auto-grow-height="false" fo:min-height="0.385cm" fo:min-width="2.04cm"/>
      <style:paragraph-properties style:writing-mode="lr-tb"/>
    </style:style>
    <style:style style:name="gr104" style:family="graphic" style:parent-style-name="objectwithoutfill">
      <style:graphic-properties svg:stroke-color="#808080" draw:marker-end="Puntas_20_de_20_flecha_20_60" draw:marker-end-width="0.3cm" draw:fill="none" draw:textarea-vertical-align="middle"/>
    </style:style>
    <style:style style:name="gr105" style:family="graphic" style:parent-style-name="standard">
      <style:graphic-properties svg:stroke-color="#ffffff" draw:fill-color="#ffffff" draw:textarea-horizontal-align="justify" draw:textarea-vertical-align="middle" draw:auto-grow-height="false" fo:min-height="0.702cm" fo:min-width="1.723cm"/>
      <style:paragraph-properties style:writing-mode="lr-tb"/>
    </style:style>
    <style:style style:name="gr106" style:family="graphic" style:parent-style-name="standard">
      <style:graphic-properties svg:stroke-color="#ffffff" draw:fill-color="#ffffff" draw:textarea-horizontal-align="justify" draw:textarea-vertical-align="middle" draw:auto-grow-height="false" fo:min-height="0.702cm" fo:min-width="2.04cm"/>
      <style:paragraph-properties style:writing-mode="lr-tb"/>
    </style:style>
    <style:style style:name="gr107" style:family="graphic" style:parent-style-name="standard">
      <style:graphic-properties svg:stroke-color="#808080" draw:fill-color="#ffffff" draw:textarea-horizontal-align="justify" draw:textarea-vertical-align="middle" draw:auto-grow-height="false" fo:min-height="0.702cm" fo:min-width="1.051cm"/>
      <style:paragraph-properties style:writing-mode="lr-tb"/>
    </style:style>
    <style:style style:name="gr108" style:family="graphic" style:parent-style-name="standard">
      <style:graphic-properties svg:stroke-color="#808080" draw:fill-color="#ffffff" draw:textarea-horizontal-align="justify" draw:textarea-vertical-align="middle" draw:auto-grow-height="false" fo:min-height="0.702cm" fo:min-width="1.053cm"/>
      <style:paragraph-properties style:writing-mode="lr-tb"/>
    </style:style>
    <style:style style:name="gr109" style:family="graphic" style:parent-style-name="standard">
      <style:graphic-properties svg:stroke-color="#808080" draw:fill-color="#ffffff" draw:textarea-horizontal-align="justify" draw:textarea-vertical-align="middle" draw:auto-grow-height="false" fo:min-height="0.702cm" fo:min-width="1.052cm"/>
      <style:paragraph-properties style:writing-mode="lr-tb"/>
    </style:style>
    <style:style style:name="gr110" style:family="graphic" style:parent-style-name="objectwithoutfill">
      <style:graphic-properties svg:stroke-color="#808080" draw:marker-end="Puntas_20_de_20_flecha_20_24" draw:marker-end-width="0.3cm" draw:fill="none" draw:textarea-vertical-align="middle"/>
    </style:style>
    <style:style style:name="gr111" style:family="graphic" style:parent-style-name="objectwithoutfill">
      <style:graphic-properties svg:stroke-color="#808080" draw:marker-end="Arrowheads_20_10" draw:marker-end-width="0.3cm" draw:fill="none" draw:textarea-vertical-align="middle"/>
    </style:style>
    <style:style style:name="gr112" style:family="graphic" style:parent-style-name="objectwithoutfill">
      <style:graphic-properties svg:stroke-width="0.212cm" svg:stroke-color="#808080" draw:marker-start-width="0.518cm" draw:marker-end="Arrowheads_20_10" draw:marker-end-width="0.618cm" draw:fill="none" draw:textarea-vertical-align="middle" fo:padding-top="0.231cm" fo:padding-bottom="0.231cm" fo:padding-left="0.356cm" fo:padding-right="0.356cm"/>
    </style:style>
    <style:style style:name="gr113" style:family="graphic" style:parent-style-name="objectwithoutfill">
      <style:graphic-properties svg:stroke-width="0.212cm" svg:stroke-color="#808080" draw:marker-start-width="0.518cm" draw:marker-end="Arrowheads_20_8" draw:marker-end-width="0.618cm" draw:fill="none" draw:textarea-vertical-align="middle" fo:padding-top="0.231cm" fo:padding-bottom="0.231cm" fo:padding-left="0.356cm" fo:padding-right="0.356cm"/>
    </style:style>
    <style:style style:name="gr114" style:family="graphic" style:parent-style-name="standard">
      <style:graphic-properties svg:stroke-color="#808080" draw:fill-color="#ffffff" draw:textarea-horizontal-align="justify" draw:textarea-vertical-align="middle" draw:auto-grow-height="false" fo:min-height="0.702cm" fo:min-width="2.169cm"/>
      <style:paragraph-properties style:writing-mode="lr-tb"/>
    </style:style>
    <style:style style:name="gr115" style:family="graphic" style:parent-style-name="standard">
      <style:graphic-properties svg:stroke-color="#808080" draw:fill-color="#ffffff" draw:textarea-horizontal-align="justify" draw:textarea-vertical-align="middle" draw:auto-grow-height="false" fo:min-height="0.702cm" fo:min-width="2.168cm"/>
      <style:paragraph-properties style:writing-mode="lr-tb"/>
    </style:style>
    <style:style style:name="gr116" style:family="graphic" style:parent-style-name="standard">
      <style:graphic-properties svg:stroke-color="#808080" draw:fill-color="#ffffff" draw:textarea-horizontal-align="justify" draw:textarea-vertical-align="middle" draw:auto-grow-height="false" fo:min-height="0.702cm" fo:min-width="2.167cm"/>
      <style:paragraph-properties style:writing-mode="lr-tb"/>
    </style:style>
    <style:style style:name="gr117" style:family="graphic" style:parent-style-name="objectwithoutfill">
      <style:graphic-properties svg:stroke-color="#808080" draw:marker-end="Arrowheads_20_9" draw:marker-end-width="0.3cm" draw:fill="none" draw:textarea-vertical-align="middle"/>
    </style:style>
    <style:style style:name="gr118" style:family="graphic" style:parent-style-name="objectwithoutfill">
      <style:graphic-properties svg:stroke-color="#808080" draw:marker-end="Arrowheads_20_12" draw:marker-end-width="0.3cm" draw:fill="none" draw:textarea-vertical-align="middle"/>
    </style:style>
    <style:style style:name="gr119" style:family="graphic" style:parent-style-name="objectwithoutfill">
      <style:graphic-properties svg:stroke-color="#808080" draw:marker-end="Arrowheads_20_13" draw:marker-end-width="0.3cm" draw:fill="none" draw:textarea-vertical-align="middle"/>
    </style:style>
    <style:style style:name="gr120" style:family="graphic" style:parent-style-name="objectwithoutfill">
      <style:graphic-properties svg:stroke-color="#808080" draw:marker-end="Arrowheads_20_14" draw:marker-end-width="0.3cm" draw:fill="none" draw:textarea-vertical-align="middle"/>
    </style:style>
    <style:style style:name="gr121" style:family="graphic" style:parent-style-name="objectwithoutfill">
      <style:graphic-properties svg:stroke-color="#808080" draw:marker-end="Arrowheads_20_15" draw:marker-end-width="0.3cm" draw:fill="none" draw:textarea-vertical-align="middle"/>
    </style:style>
    <style:style style:name="gr122" style:family="graphic" style:parent-style-name="standard">
      <style:graphic-properties draw:fill-color="#ffffff" draw:textarea-horizontal-align="justify" draw:textarea-vertical-align="middle" draw:auto-grow-height="false" fo:min-height="11.18cm" fo:min-width="13.47cm"/>
    </style:style>
    <style:style style:name="gr123" style:family="graphic" style:parent-style-name="standard">
      <style:graphic-properties svg:stroke-color="#808080" draw:fill="solid" draw:fill-color="#ffffff" draw:textarea-horizontal-align="justify" draw:textarea-vertical-align="middle" draw:auto-grow-height="false" fo:min-height="0.386cm" fo:min-width="0.453cm"/>
      <style:paragraph-properties style:writing-mode="lr-tb"/>
    </style:style>
    <style:style style:name="gr124" style:family="graphic" style:parent-style-name="objectwithoutfill">
      <style:graphic-properties svg:stroke-width="0.212cm" svg:stroke-color="#808080" draw:marker-start-width="0.518cm" draw:marker-end-width="0.518cm" svg:stroke-opacity="0%" draw:fill="solid" draw:fill-color="#ffffff" draw:textarea-vertical-align="middle" fo:padding-top="0.231cm" fo:padding-bottom="0.231cm" fo:padding-left="0.356cm" fo:padding-right="0.356cm"/>
      <style:paragraph-properties style:writing-mode="lr-tb"/>
    </style:style>
    <style:style style:name="gr125" style:family="graphic" style:parent-style-name="standard">
      <style:graphic-properties svg:stroke-color="#808080" draw:fill-color="#ffffff" draw:textarea-horizontal-align="justify" draw:textarea-vertical-align="middle" draw:auto-grow-height="false" fo:min-height="0.703cm" fo:min-width="2.04cm"/>
      <style:paragraph-properties style:writing-mode="lr-tb"/>
    </style:style>
    <style:style style:name="gr126" style:family="graphic" style:parent-style-name="objectwithoutfill">
      <style:graphic-properties svg:stroke-color="#808080" draw:marker-end="Puntas_20_de_20_flecha_20_26" draw:marker-end-width="0.3cm" draw:fill="none" draw:textarea-vertical-align="middle"/>
      <style:paragraph-properties style:writing-mode="lr-tb"/>
    </style:style>
    <style:style style:name="gr127" style:family="graphic" style:parent-style-name="standard">
      <style:graphic-properties svg:stroke-color="#808080" draw:marker-start="Puntas_20_de_20_flecha_20_26" draw:marker-start-width="0.3cm" draw:marker-end="" draw:textarea-vertical-align="middle"/>
    </style:style>
    <style:style style:name="gr128" style:family="graphic" style:parent-style-name="objectwithoutfill">
      <style:graphic-properties svg:stroke-color="#808080" draw:marker-start="" draw:marker-end="Puntas_20_de_20_flecha_20_26" draw:marker-end-width="0.3cm" draw:fill="none" draw:textarea-vertical-align="middle"/>
    </style:style>
    <style:style style:name="gr129" style:family="graphic" style:parent-style-name="standard">
      <style:graphic-properties svg:stroke-color="#ffffff" draw:fill-color="#ffffff" draw:textarea-horizontal-align="justify" draw:textarea-vertical-align="middle" draw:auto-grow-height="false" fo:min-height="0.703cm" fo:min-width="2.04cm"/>
      <style:paragraph-properties style:writing-mode="lr-tb"/>
    </style:style>
    <style:style style:name="gr130" style:family="graphic" style:parent-style-name="standard">
      <style:graphic-properties svg:stroke-color="#808080" draw:fill="none" draw:textarea-vertical-align="middle" draw:auto-grow-height="false" fo:min-height="2.158cm" fo:min-width="0cm" fo:wrap-option="wrap"/>
    </style:style>
    <style:style style:name="gr131" style:family="graphic" style:parent-style-name="standard">
      <style:graphic-properties draw:fill-color="#ffffff" draw:textarea-horizontal-align="justify" draw:textarea-vertical-align="middle" draw:auto-grow-height="false" fo:min-height="8.005cm" fo:min-width="13.47cm"/>
    </style:style>
    <style:style style:name="gr132" style:family="graphic" style:parent-style-name="objectwithoutfill">
      <style:graphic-properties draw:marker-start="Puntas_20_de_20_flecha_20_52" draw:marker-start-width="0.3cm" draw:marker-end="Puntas_20_de_20_flecha_20_53" draw:marker-end-width="0.3cm" draw:fill="none" draw:textarea-vertical-align="middle"/>
    </style:style>
    <style:style style:name="gr133" style:family="graphic" style:parent-style-name="objectwithoutfill">
      <style:graphic-properties draw:marker-start="Puntas_20_de_20_flecha_20_54" draw:marker-start-width="0.3cm" draw:marker-end="Puntas_20_de_20_flecha_20_55" draw:marker-end-width="0.3cm" draw:fill="none" draw:textarea-vertical-align="middle"/>
    </style:style>
    <style:style style:name="gr134" style:family="graphic" style:parent-style-name="objectwithoutfill">
      <style:graphic-properties svg:stroke-width="0cm" draw:marker-start-width="0.201cm" draw:marker-end-width="0.201cm" svg:stroke-opacity="0%" draw:fill="gradient" draw:fill-color="#ffd8ce" draw:fill-gradient-name="Pastel_20_Bouquet" draw:opacity="0%" draw:textarea-vertical-align="middle" fo:padding-top="0.126cm" fo:padding-bottom="0.126cm" fo:padding-left="0.251cm" fo:padding-right="0.251cm"/>
    </style:style>
    <style:style style:name="gr135" style:family="graphic" style:parent-style-name="objectwithoutfill">
      <style:graphic-properties svg:stroke-width="0cm" svg:stroke-color="#808080" draw:marker-start-width="0.2cm" draw:marker-end-width="0.2cm" svg:stroke-opacity="0%" draw:fill="gradient" draw:fill-color="#ffd8ce" draw:fill-gradient-name="Pastel_20_Bouquet" draw:opacity="0%" draw:textarea-vertical-align="middle" fo:padding-top="0.125cm" fo:padding-bottom="0.125cm" fo:padding-left="0.25cm" fo:padding-right="0.25cm"/>
    </style:style>
    <style:style style:name="gr136" style:family="graphic" style:parent-style-name="objectwithoutfill">
      <style:graphic-properties svg:stroke-color="#808080" draw:marker-start="Puntas_20_de_20_flecha_20_26" draw:marker-start-width="0.3cm" draw:marker-end="Puntas_20_de_20_flecha_20_26" draw:marker-end-width="0.3cm" draw:fill="none" draw:textarea-vertical-align="middle"/>
      <style:paragraph-properties style:writing-mode="lr-tb"/>
    </style:style>
    <style:style style:name="gr137" style:family="graphic" style:parent-style-name="standard">
      <style:graphic-properties draw:fill-color="#ffffff" draw:textarea-horizontal-align="justify" draw:textarea-vertical-align="middle" draw:auto-grow-height="false" fo:min-height="6.735cm" fo:min-width="13.47cm"/>
    </style:style>
    <style:style style:name="gr138" style:family="graphic" style:parent-style-name="standard" style:list-style-name="L1">
      <style:graphic-properties svg:stroke-color="#808080" draw:fill-color="#eeeeee" draw:textarea-horizontal-align="justify" draw:textarea-vertical-align="top" draw:auto-grow-height="false" fo:min-height="2.404cm" fo:min-width="3.038cm"/>
      <style:paragraph-properties style:writing-mode="lr-tb"/>
    </style:style>
    <style:style style:name="gr139" style:family="graphic" style:parent-style-name="standard">
      <style:graphic-properties svg:stroke-color="#808080" draw:fill-color="#ffffff" draw:textarea-horizontal-align="justify" draw:textarea-vertical-align="middle" draw:auto-grow-height="false" fo:min-height="1.21cm" fo:min-width="1.584cm"/>
    </style:style>
    <style:style style:name="gr140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141" style:family="graphic" style:parent-style-name="standard">
      <style:graphic-properties svg:stroke-color="#808080" draw:fill-color="#ffffff" draw:textarea-horizontal-align="justify" draw:textarea-vertical-align="middle" draw:auto-grow-height="false" fo:min-height="0cm" fo:min-width="0cm"/>
    </style:style>
    <style:style style:name="gr142" style:family="graphic" style:parent-style-name="standard">
      <style:graphic-properties svg:stroke-color="#808080" draw:fill-color="#eeeeee" draw:textarea-horizontal-align="justify" draw:textarea-vertical-align="middle" draw:auto-grow-height="false" fo:min-height="0cm" fo:min-width="0cm"/>
    </style:style>
    <style:style style:name="gr143" style:family="graphic" style:parent-style-name="standard" style:list-style-name="L1">
      <style:graphic-properties svg:stroke-color="#808080" draw:fill-color="#eeeeee" draw:textarea-horizontal-align="justify" draw:textarea-vertical-align="top" draw:auto-grow-height="false" fo:min-height="2.404cm" fo:min-width="3.039cm"/>
      <style:paragraph-properties style:writing-mode="lr-tb"/>
    </style:style>
    <style:style style:name="gr144" style:family="graphic" style:parent-style-name="standard">
      <style:graphic-properties svg:stroke-color="#ffffff" draw:fill-color="#ffffff" draw:textarea-horizontal-align="justify" draw:textarea-vertical-align="middle" draw:auto-grow-height="false" fo:min-height="0.343cm" fo:min-width="1.27cm"/>
      <style:paragraph-properties style:writing-mode="lr-tb"/>
    </style:style>
    <style:style style:name="gr145" style:family="graphic" style:parent-style-name="standard">
      <style:graphic-properties svg:stroke-color="#ffffff" draw:fill-color="#ffffff" draw:textarea-horizontal-align="justify" draw:textarea-vertical-align="middle" draw:auto-grow-height="false" fo:min-height="0.343cm" fo:min-width="1.268cm"/>
      <style:paragraph-properties style:writing-mode="lr-tb"/>
    </style:style>
    <style:style style:name="gr146" style:family="graphic" style:parent-style-name="standard">
      <style:graphic-properties svg:stroke-color="#ffffff" draw:fill-color="#ffffff" draw:textarea-horizontal-align="justify" draw:textarea-vertical-align="middle" draw:auto-grow-height="false" fo:min-height="0.342cm" fo:min-width="1.859cm"/>
      <style:paragraph-properties style:writing-mode="lr-tb"/>
    </style:style>
    <style:style style:name="gr147" style:family="graphic" style:parent-style-name="objectwithoutfill">
      <style:graphic-properties svg:stroke-color="#808080" draw:fill="none" draw:textarea-vertical-align="middle"/>
    </style:style>
    <style:style style:name="gr148" style:family="graphic" style:parent-style-name="standard">
      <style:graphic-properties svg:stroke-color="#ffffff" draw:fill-color="#ffffff" draw:textarea-horizontal-align="justify" draw:textarea-vertical-align="middle" draw:auto-grow-height="false" fo:min-height="0.044cm" fo:min-width="0.975cm"/>
      <style:paragraph-properties style:writing-mode="lr-tb"/>
    </style:style>
    <style:style style:name="gr149" style:family="graphic" style:parent-style-name="standard">
      <style:graphic-properties svg:stroke-color="#ffffff" draw:fill-color="#ffffff" draw:textarea-horizontal-align="justify" draw:textarea-vertical-align="middle" draw:auto-grow-height="false" fo:min-height="0.045cm" fo:min-width="0.975cm"/>
      <style:paragraph-properties style:writing-mode="lr-tb"/>
    </style:style>
    <style:style style:name="gr150" style:family="graphic" style:parent-style-name="standard">
      <style:graphic-properties svg:stroke-color="#ffffff" svg:stroke-opacity="0%" draw:fill-color="#ffffff" draw:textarea-horizontal-align="justify" draw:textarea-vertical-align="middle" draw:auto-grow-height="false" fo:min-height="0.045cm" fo:min-width="1.268cm"/>
      <style:paragraph-properties style:writing-mode="lr-tb"/>
    </style:style>
    <style:style style:name="gr151" style:family="graphic" style:parent-style-name="objectwithoutfill">
      <style:graphic-properties draw:fill="none" draw:textarea-vertical-align="middle"/>
    </style:style>
    <style:style style:name="gr152" style:family="graphic" style:parent-style-name="standard">
      <style:graphic-properties svg:stroke-color="#808080" draw:fill="solid" draw:fill-color="#ffffff" draw:textarea-horizontal-align="justify" draw:textarea-vertical-align="middle" draw:auto-grow-height="false" fo:min-height="0.703cm" fo:min-width="0.77cm"/>
      <style:paragraph-properties style:writing-mode="lr-tb"/>
    </style:style>
    <style:style style:name="gr153" style:family="graphic" style:parent-style-name="standard">
      <style:graphic-properties svg:stroke-color="#808080" draw:fill-color="#ffffff" draw:textarea-horizontal-align="justify" draw:textarea-vertical-align="middle" draw:auto-grow-height="false" fo:min-height="0.2cm" fo:min-width="0cm"/>
      <style:paragraph-properties style:writing-mode="lr-tb"/>
    </style:style>
    <style:style style:name="gr154" style:family="graphic" style:parent-style-name="standard">
      <style:graphic-properties svg:stroke-color="#808080" draw:fill-color="#ffffff" draw:textarea-horizontal-align="justify" draw:textarea-vertical-align="middle" draw:auto-grow-height="false" fo:min-height="0.2cm" fo:min-width="0cm"/>
    </style:style>
    <style:style style:name="gr155" style:family="graphic" style:parent-style-name="standard">
      <style:graphic-properties svg:stroke-color="#ffffff" draw:fill-color="#ffffff" draw:textarea-horizontal-align="justify" draw:textarea-vertical-align="middle" draw:auto-grow-height="false" fo:min-height="0.068cm" fo:min-width="1.3cm"/>
      <style:paragraph-properties style:writing-mode="lr-tb"/>
    </style:style>
    <style:style style:name="gr156" style:family="graphic" style:parent-style-name="standard">
      <style:graphic-properties svg:stroke-color="#808080" draw:fill-color="#ffffff" draw:textarea-horizontal-align="justify" draw:textarea-vertical-align="middle" draw:auto-grow-height="false" fo:min-height="0.384cm" fo:min-width="2.381cm"/>
      <style:paragraph-properties style:writing-mode="lr-tb"/>
    </style:style>
    <style:style style:name="gr157" style:family="graphic" style:parent-style-name="standard">
      <style:graphic-properties svg:stroke-color="#ffffff" draw:fill-color="#ffffff" draw:textarea-horizontal-align="justify" draw:textarea-vertical-align="middle" draw:auto-grow-height="false" fo:min-height="0.384cm" fo:min-width="0.453cm"/>
      <style:paragraph-properties style:writing-mode="lr-tb"/>
    </style:style>
    <style:style style:name="gr158" style:family="graphic" style:parent-style-name="standard">
      <style:graphic-properties draw:fill-color="#ffffff" draw:textarea-horizontal-align="justify" draw:textarea-vertical-align="middle" draw:auto-grow-height="false" fo:min-height="1.655cm" fo:min-width="13.47cm"/>
    </style:style>
    <style:style style:name="gr159" style:family="graphic" style:parent-style-name="standard" style:list-style-name="L1">
      <style:graphic-properties svg:stroke-color="#808080" draw:fill-color="#ffffff" draw:textarea-horizontal-align="justify" draw:textarea-vertical-align="middle" draw:auto-grow-height="false" fo:min-height="0.384cm" fo:min-width="2.381cm"/>
      <style:paragraph-properties style:writing-mode="lr-tb"/>
    </style:style>
    <style:style style:name="gr160" style:family="graphic" style:parent-style-name="standard" style:list-style-name="L1">
      <style:graphic-properties svg:stroke-color="#808080" draw:fill-color="#ffffff" draw:textarea-horizontal-align="justify" draw:textarea-vertical-align="middle" draw:auto-grow-height="false" fo:min-height="0.384cm" fo:min-width="2.381cm"/>
      <style:paragraph-properties style:writing-mode="lr-tb"/>
    </style:style>
    <style:style style:name="gr161" style:family="graphic" style:parent-style-name="standard">
      <style:graphic-properties svg:stroke-color="#ffffff" draw:fill-color="#ffffff" draw:textarea-horizontal-align="justify" draw:textarea-vertical-align="middle" draw:auto-grow-height="false" fo:min-height="0.384cm" fo:min-width="0cm"/>
      <style:paragraph-properties style:writing-mode="lr-tb"/>
    </style:style>
    <style:style style:name="gr162" style:family="graphic" style:parent-style-name="standard" style:list-style-name="L1">
      <style:graphic-properties svg:stroke-color="#808080" draw:fill-color="#ffffff" draw:textarea-horizontal-align="justify" draw:textarea-vertical-align="middle" draw:auto-grow-height="false" fo:min-height="0.384cm" fo:min-width="2.381cm"/>
      <style:paragraph-properties style:writing-mode="lr-tb"/>
    </style:style>
    <style:style style:name="gr163" style:family="graphic" style:parent-style-name="standard" style:list-style-name="L1">
      <style:graphic-properties svg:stroke-color="#808080" draw:fill-color="#ffffff" draw:textarea-horizontal-align="justify" draw:textarea-vertical-align="middle" draw:auto-grow-height="false" fo:min-height="0.384cm" fo:min-width="2.381cm"/>
      <style:paragraph-properties style:writing-mode="lr-tb"/>
    </style:style>
    <style:style style:name="gr164" style:family="graphic" style:parent-style-name="standard" style:list-style-name="L1">
      <style:graphic-properties svg:stroke-color="#808080" draw:fill-color="#ffffff" draw:textarea-horizontal-align="justify" draw:textarea-vertical-align="middle" draw:auto-grow-height="false" fo:min-height="0.384cm" fo:min-width="2.381cm"/>
      <style:paragraph-properties style:writing-mode="lr-tb"/>
    </style:style>
    <style:style style:name="gr165" style:family="graphic" style:parent-style-name="standard">
      <style:graphic-properties svg:stroke-color="#ffffff" draw:fill-color="#ffffff" draw:textarea-horizontal-align="justify" draw:textarea-vertical-align="middle" draw:auto-grow-height="false" fo:min-height="0.384cm" fo:min-width="0.134cm"/>
      <style:paragraph-properties style:writing-mode="lr-tb"/>
    </style:style>
    <style:style style:name="gr166" style:family="graphic" style:parent-style-name="standard">
      <style:graphic-properties svg:stroke-color="#808080" draw:fill-color="#ffffff" draw:textarea-horizontal-align="justify" draw:textarea-vertical-align="middle" draw:auto-grow-height="false" fo:min-height="0.384cm" fo:min-width="2.993cm"/>
      <style:paragraph-properties style:writing-mode="lr-tb"/>
    </style:style>
    <style:style style:name="gr167" style:family="graphic" style:parent-style-name="standard">
      <style:graphic-properties svg:stroke-color="#808080" draw:fill-color="#ffffff" draw:textarea-horizontal-align="justify" draw:textarea-vertical-align="top" draw:auto-grow-height="false" fo:min-height="6.417cm" fo:min-width="8.707cm"/>
      <style:paragraph-properties style:writing-mode="lr-tb"/>
    </style:style>
    <style:style style:name="gr168" style:family="graphic" style:parent-style-name="standard">
      <style:graphic-properties svg:stroke-color="#808080" draw:fill-color="#ffffff" draw:textarea-horizontal-align="justify" draw:textarea-vertical-align="top" draw:auto-grow-height="false" fo:min-height="5.148cm" fo:min-width="2.993cm"/>
      <style:paragraph-properties style:writing-mode="lr-tb"/>
    </style:style>
    <style:style style:name="gr169" style:family="graphic" style:parent-style-name="standard">
      <style:graphic-properties svg:stroke-color="#808080" draw:fill-color="#ffffff" draw:textarea-horizontal-align="justify" draw:textarea-vertical-align="top" draw:auto-grow-height="false" fo:min-height="0.703cm" fo:min-width="2.357cm"/>
      <style:paragraph-properties style:writing-mode="lr-tb"/>
    </style:style>
    <style:style style:name="gr170" style:family="graphic" style:parent-style-name="objectwithoutfill">
      <style:graphic-properties svg:stroke-color="#808080" draw:marker-start="Puntas_20_de_20_flecha_20_22" draw:marker-start-width="0.3cm" draw:marker-end="Puntas_20_de_20_flecha_20_22" draw:marker-end-width="0.3cm" draw:fill="none" draw:textarea-vertical-align="middle"/>
    </style:style>
    <style:style style:name="gr171" style:family="graphic" style:parent-style-name="standard">
      <style:graphic-properties svg:stroke-color="#ffffff" draw:fill-color="#ffffff" draw:textarea-horizontal-align="justify" draw:textarea-vertical-align="middle" draw:auto-grow-height="false" fo:min-height="0.067cm" fo:min-width="1.649cm"/>
      <style:paragraph-properties style:writing-mode="lr-tb"/>
    </style:style>
    <style:style style:name="gr172" style:family="graphic" style:parent-style-name="standard">
      <style:graphic-properties svg:stroke-color="#808080" draw:fill-color="#ffffff" draw:textarea-horizontal-align="justify" draw:textarea-vertical-align="middle" draw:auto-grow-height="false" fo:min-height="3.56cm" fo:min-width="2.62cm"/>
      <style:paragraph-properties style:writing-mode="lr-tb"/>
    </style:style>
    <style:style style:name="gr173" style:family="graphic" style:parent-style-name="standard">
      <style:graphic-properties svg:stroke-color="#808080" draw:fill-color="#ffffff" draw:textarea-horizontal-align="justify" draw:textarea-vertical-align="middle" draw:auto-grow-height="false" fo:min-height="3.56cm" fo:min-width="9.43cm"/>
      <style:paragraph-properties style:writing-mode="lr-tb"/>
    </style:style>
    <style:style style:name="gr174" style:family="graphic" style:parent-style-name="standard">
      <style:graphic-properties svg:stroke-color="#808080" draw:fill-color="#ffffff" draw:textarea-horizontal-align="justify" draw:textarea-vertical-align="top" draw:auto-grow-height="false" fo:min-height="0.703cm" fo:min-width="2.054cm"/>
      <style:paragraph-properties style:writing-mode="lr-tb"/>
    </style:style>
    <style:style style:name="gr175" style:family="graphic" style:parent-style-name="standard">
      <style:graphic-properties svg:stroke-color="#808080" draw:fill-color="#ffffff" draw:textarea-horizontal-align="justify" draw:textarea-vertical-align="middle" draw:auto-grow-height="false" fo:min-height="0.703cm" fo:min-width="2.054cm"/>
      <style:paragraph-properties style:writing-mode="lr-tb"/>
    </style:style>
    <style:style style:name="gr176" style:family="graphic" style:parent-style-name="standard">
      <style:graphic-properties svg:stroke-color="#808080" draw:fill-color="#ffffff" draw:textarea-horizontal-align="justify" draw:textarea-vertical-align="middle" draw:auto-grow-height="false" fo:min-height="0.703cm" fo:min-width="2.053cm"/>
      <style:paragraph-properties style:writing-mode="lr-tb"/>
    </style:style>
    <style:style style:name="gr177" style:family="graphic" style:parent-style-name="objectwithoutfill">
      <style:graphic-properties svg:stroke-color="#808080" draw:marker-end="Puntas_20_de_20_flecha_20_2" draw:marker-end-width="0.3cm" draw:fill="none" draw:textarea-vertical-align="middle"/>
      <style:paragraph-properties style:writing-mode="lr-tb"/>
    </style:style>
    <style:style style:name="gr178" style:family="graphic" style:parent-style-name="objectwithoutfill">
      <style:graphic-properties draw:marker-end="Puntas_20_de_20_flecha_20_9" draw:marker-end-width="0.3cm" draw:fill="none" draw:textarea-vertical-align="middle"/>
      <style:paragraph-properties style:writing-mode="lr-tb"/>
    </style:style>
    <style:style style:name="gr179" style:family="graphic" style:parent-style-name="objectwithoutfill">
      <style:graphic-properties draw:marker-end="Puntas_20_de_20_flecha_20_10" draw:marker-end-width="0.3cm" draw:fill="none" draw:textarea-vertical-align="middle"/>
      <style:paragraph-properties style:writing-mode="lr-tb"/>
    </style:style>
    <style:style style:name="gr180" style:family="graphic" style:parent-style-name="objectwithoutfill">
      <style:graphic-properties draw:marker-end="Puntas_20_de_20_flecha_20_11" draw:marker-end-width="0.3cm" draw:fill="none" draw:textarea-vertical-align="middle"/>
      <style:paragraph-properties style:writing-mode="lr-tb"/>
    </style:style>
    <style:style style:name="co1" style:family="table-column">
      <style:table-column-properties style:column-width="1.801cm" style:use-optimal-column-width="false"/>
    </style:style>
    <style:style style:name="co2" style:family="table-column">
      <style:table-column-properties style:column-width="1.853cm" style:use-optimal-column-width="false"/>
    </style:style>
    <style:style style:name="co3" style:family="table-column">
      <style:table-column-properties style:column-width="1.733cm" style:use-optimal-column-width="false"/>
    </style:style>
    <style:style style:name="co4" style:family="table-column">
      <style:table-column-properties style:column-width="6.008cm" style:use-optimal-column-width="false"/>
    </style:style>
    <style:style style:name="co5" style:family="table-column">
      <style:table-column-properties style:column-width="1.183cm" style:use-optimal-column-width="false"/>
    </style:style>
    <style:style style:name="co6" style:family="table-column">
      <style:table-column-properties style:column-width="5.387cm" style:use-optimal-column-width="false"/>
    </style:style>
    <style:style style:name="ro1" style:family="table-row">
      <style:table-row-properties style:row-height="0.789cm" style:use-optimal-row-height="false"/>
    </style:style>
    <style:style style:name="ro2" style:family="table-row">
      <style:table-row-properties style:row-height="1.243cm" style:use-optimal-row-height="false"/>
    </style:style>
    <style:style style:name="ro3" style:family="table-row">
      <style:table-row-properties style:row-height="1.185cm" style:use-optimal-row-height="false"/>
    </style:style>
    <style:style style:name="ro4" style:family="table-row">
      <style:table-row-properties style:row-height="0.797cm" style:use-optimal-row-height="false"/>
    </style:style>
    <style:style style:name="ro5" style:family="table-row">
      <style:table-row-properties style:row-height="0.901cm" style:use-optimal-row-height="false"/>
    </style:style>
    <style:style style:name="ro6" style:family="table-row">
      <style:table-row-properties style:row-height="1.1cm" style:use-optimal-row-height="false"/>
    </style:style>
    <style:style style:name="ro7" style:family="table-row">
      <style:table-row-properties style:row-height="1.491cm" style:use-optimal-row-height="false"/>
    </style:style>
    <style:style style:name="ce1" style:family="table-cell">
      <loext:graphic-properties draw:fill="solid" draw:fill-color="#ffffff" draw:textarea-vertical-align="middle"/>
      <style:paragraph-properties fo:text-align="center" fo:border="0.03pt solid #808080"/>
    </style:style>
    <style:style style:name="ce2" style:family="table-cell">
      <loext:graphic-properties draw:fill="solid" draw:fill-color="#ffffff" draw:textarea-vertical-align="middle"/>
      <style:paragraph-properties fo:border="0.03pt solid #808080"/>
    </style:style>
    <style:style style:name="ce3" style:family="table-cell">
      <loext:graphic-properties draw:fill="solid" draw:fill-color="#ffffff" draw:textarea-vertical-align="middle"/>
      <style:paragraph-properties fo:text-align="center" fo:border-left="0.03pt solid #808080" fo:border-right="none" fo:border-top="0.03pt solid #808080" fo:border-bottom="0.03pt solid #808080"/>
    </style:style>
    <style:style style:name="ce4" style:family="table-cell">
      <loext:graphic-properties draw:fill="solid" draw:fill-color="#ffffff"/>
      <style:paragraph-properties fo:text-align="center" fo:border-left="0.03pt solid #808080" fo:border-right="none" fo:border-top="0.03pt solid #808080" fo:border-bottom="0.03pt solid #808080"/>
    </style:style>
    <style:style style:name="ce5" style:family="table-cell">
      <loext:graphic-properties draw:fill="solid" draw:fill-color="#ffffff" draw:textarea-vertical-align="middle"/>
      <style:paragraph-properties fo:border-left="0.03pt solid #808080" fo:border-right="none" fo:border-top="0.03pt solid #808080" fo:border-bottom="0.03pt solid #808080"/>
    </style:style>
    <style:style style:name="ce6" style:family="table-cell">
      <loext:graphic-properties draw:fill="solid" draw:fill-color="#ffffff"/>
      <style:paragraph-properties fo:border-left="0.03pt solid #808080" fo:border-right="none" fo:border-top="0.03pt solid #808080" fo:border-bottom="0.03pt solid #808080"/>
    </style:style>
    <style:style style:name="ce7" style:family="table-cell">
      <loext:graphic-properties draw:fill="solid" draw:fill-color="#ffffff"/>
      <style:paragraph-properties fo:text-align="center" fo:border-left="0.03pt solid #808080" fo:border-right="none" fo:border-top="0.03pt solid #808080" fo:border-bottom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margin-left="0cm" fo:margin-right="0cm" fo:margin-top="0cm" fo:margin-bottom="0cm" fo:text-align="center" fo:text-indent="0cm" style:writing-mode="lr-tb"/>
      <style:text-properties style:font-name="Times New Roman" fo:font-size="9pt" style:font-size-asian="9pt" style:font-size-complex="9pt"/>
    </style:style>
    <style:style style:name="P3" style:family="paragraph">
      <loext:graphic-properties draw:fill-color="#ffffff" draw:opacity="70%"/>
      <style:paragraph-properties fo:text-align="start" style:writing-mode="lr-tb"/>
      <style:text-properties style:font-name="Times New Roman" fo:font-size="9pt" style:font-size-asian="8pt" style:font-size-complex="8pt"/>
    </style:style>
    <style:style style:name="P4" style:family="paragraph">
      <loext:graphic-properties draw:fill="gradient" draw:fill-color="#ffd8ce" draw:fill-gradient-name="Pastel_20_Bouquet" draw:opacity="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center" style:writing-mode="lr-tb"/>
      <style:text-properties style:font-name="Times New Roman" fo:font-size="9pt" style:font-size-asian="9pt" style:font-size-complex="9pt"/>
    </style:style>
    <style:style style:name="P9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text-align="center" style:writing-mode="lr-tb"/>
      <style:text-properties style:font-name="Times New Roman" fo:font-size="9pt" fo:font-weight="normal" style:font-weight-asian="normal" style:font-weight-complex="normal"/>
    </style:style>
    <style:style style:name="P11" style:family="paragraph">
      <loext:graphic-properties draw:fill-color="#ffffff"/>
      <style:paragraph-properties fo:text-align="center" style:writing-mode="lr-tb"/>
      <style:text-properties style:font-name="Times New Roman" fo:font-size="9pt" fo:font-weight="normal" style:font-weight-asian="normal" style:font-weight-complex="normal"/>
    </style:style>
    <style:style style:name="P12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ffff" draw:opacity="89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808080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text-align="center" style:writing-mode="lr-tb"/>
      <style:text-properties style:font-name="Times New Roman" fo:font-size="9pt" fo:font-weight="normal" style:font-size-asian="8pt" style:font-weight-asian="normal" style:font-size-complex="8pt" style:font-weight-complex="normal"/>
    </style:style>
    <style:style style:name="P18" style:family="paragraph">
      <loext:graphic-properties draw:fill-color="#ffffff"/>
      <style:paragraph-properties fo:text-align="start" style:writing-mode="lr-tb"/>
      <style:text-properties style:font-name="Times New Roman" fo:font-size="9pt" fo:font-weight="normal" style:font-size-asian="8pt" style:font-weight-asian="normal" style:font-size-complex="8pt" style:font-weight-complex="normal"/>
    </style:style>
    <style:style style:name="P19" style:family="paragraph">
      <loext:graphic-properties draw:fill-color="#ffffff"/>
      <style:paragraph-properties fo:text-align="center" style:writing-mode="lr-tb"/>
      <style:text-properties style:font-name="Times New Roman" fo:font-size="9pt" fo:font-weight="normal" style:font-size-asian="8pt" style:font-weight-asian="normal" style:font-size-complex="8pt" style:font-weight-complex="normal"/>
    </style:style>
    <style:style style:name="P20" style:family="paragraph">
      <loext:graphic-properties draw:fill="none"/>
      <style:paragraph-properties fo:text-align="center"/>
      <style:text-properties fo:font-size="6pt"/>
    </style:style>
    <style:style style:name="P21" style:family="paragraph">
      <style:paragraph-properties fo:margin-top="0cm" fo:margin-bottom="0.2cm" fo:text-align="center" style:writing-mode="lr-tb"/>
      <style:text-properties style:font-name="Times New Roman" fo:font-size="9pt" fo:font-weight="normal" style:font-size-asian="8pt" style:font-weight-asian="normal" style:font-size-complex="8pt" style:font-weight-complex="normal"/>
    </style:style>
    <style:style style:name="P22" style:family="paragraph">
      <loext:graphic-properties draw:fill-color="#ffffff"/>
      <style:paragraph-properties fo:margin-top="0cm" fo:margin-bottom="0.2cm" fo:text-align="center" style:writing-mode="lr-tb"/>
      <style:text-properties style:font-name="Times New Roman" fo:font-size="9pt" fo:font-weight="normal" style:font-size-asian="8pt" style:font-weight-asian="normal" style:font-size-complex="8pt" style:font-weight-complex="normal"/>
    </style:style>
    <style:style style:name="P23" style:family="paragraph">
      <loext:graphic-properties draw:fill="none"/>
      <style:paragraph-properties fo:text-align="center"/>
      <style:text-properties style:font-name="Times New Roman" fo:font-size="9pt"/>
    </style:style>
    <style:style style:name="P24" style:family="paragraph">
      <loext:graphic-properties draw:fill="none"/>
      <style:paragraph-properties fo:text-align="center"/>
      <style:text-properties style:text-line-through-style="none" style:text-line-through-type="none" style:font-name="Times New Roman" fo:font-size="9pt"/>
    </style:style>
    <style:style style:name="P25" style:family="paragraph">
      <style:paragraph-properties fo:margin-top="0cm" fo:margin-bottom="0.2cm" fo:text-align="center" style:writing-mode="lr-tb"/>
      <style:text-properties style:text-line-through-style="none" style:text-line-through-type="none" style:font-name="Times New Roman" fo:font-size="9pt" fo:font-weight="normal" style:font-size-asian="8pt" style:font-weight-asian="normal" style:font-size-complex="8pt" style:font-weight-complex="normal"/>
    </style:style>
    <style:style style:name="P26" style:family="paragraph">
      <loext:graphic-properties draw:fill-color="#ffffff"/>
      <style:paragraph-properties fo:margin-top="0cm" fo:margin-bottom="0.2cm" fo:text-align="center" style:writing-mode="lr-tb"/>
      <style:text-properties style:text-line-through-style="none" style:text-line-through-type="none" style:font-name="Times New Roman" fo:font-size="9pt" fo:font-weight="normal" style:font-size-asian="8pt" style:font-weight-asian="normal" style:font-size-complex="8pt" style:font-weight-complex="normal"/>
    </style:style>
    <style:style style:name="P27" style:family="paragraph">
      <loext:graphic-properties draw:fill="solid" draw:fill-color="#ffffff"/>
      <style:paragraph-properties fo:text-align="center" style:writing-mode="lr-tb"/>
      <style:text-properties style:font-name="Times New Roman" fo:font-size="9pt" style:font-size-asian="9pt" style:font-size-complex="9pt"/>
    </style:style>
    <style:style style:name="P28" style:family="paragraph">
      <style:paragraph-properties fo:text-align="center" style:writing-mode="lr-tb"/>
      <style:text-properties style:font-name="Times New Roman" fo:font-size="9pt" style:font-size-asian="9pt" style:font-size-complex="9pt"/>
    </style:style>
    <style:style style:name="P29" style:family="paragraph">
      <loext:graphic-properties draw:fill-color="#ffffff"/>
      <style:paragraph-properties fo:text-align="center" style:writing-mode="lr-tb"/>
      <style:text-properties style:font-name="Times New Roman" fo:font-size="9pt" style:font-size-asian="9pt" style:font-size-complex="9pt"/>
    </style:style>
    <style:style style:name="P30" style:family="paragraph">
      <loext:graphic-properties draw:fill="none"/>
      <style:paragraph-properties fo:text-align="center" style:writing-mode="lr-tb"/>
    </style:style>
    <style:style style:name="P31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/>
      <style:text-properties style:font-name="Times New Roman" fo:font-size="9pt" style:font-size-asian="8pt" style:font-size-complex="8pt"/>
    </style:style>
    <style:style style:name="P32" style:family="paragraph">
      <loext:graphic-properties draw:fill-color="#eeeeee"/>
      <style:paragraph-properties fo:text-align="center"/>
    </style:style>
    <style:style style:name="P33" style:family="paragraph">
      <style:paragraph-properties fo:margin-top="0cm" fo:margin-bottom="0cm" fo:text-align="start" style:writing-mode="lr-tb"/>
      <style:text-properties style:text-line-through-style="none" style:text-line-through-type="none" style:font-name="Times New Roman" fo:font-size="9pt" fo:font-weight="normal" style:font-size-asian="8pt" style:font-weight-asian="normal" style:font-size-complex="8pt" style:font-weight-complex="normal"/>
    </style:style>
    <style:style style:name="P34" style:family="paragraph">
      <loext:graphic-properties draw:fill-color="#ffffff"/>
      <style:paragraph-properties fo:margin-top="0cm" fo:margin-bottom="0cm" fo:text-align="start" style:writing-mode="lr-tb"/>
      <style:text-properties style:text-line-through-style="none" style:text-line-through-type="none" style:font-name="Times New Roman" fo:font-size="9pt" fo:font-weight="normal" style:font-size-asian="8pt" style:font-weight-asian="normal" style:font-size-complex="8pt" style:font-weight-complex="normal"/>
    </style:style>
    <style:style style:name="P35" style:family="paragraph">
      <style:paragraph-properties fo:margin-left="0cm" fo:margin-right="0cm" fo:margin-top="0cm" fo:margin-bottom="0.2cm" fo:line-height="100%" fo:text-align="center" fo:text-indent="0cm" style:writing-mode="lr-tb"/>
      <style:text-properties style:text-line-through-style="none" style:text-line-through-type="none" style:font-name="Times New Roman" fo:font-size="9pt" fo:font-weight="normal" style:font-size-asian="8pt" style:font-weight-asian="normal" style:font-size-complex="8pt" style:font-weight-complex="normal"/>
    </style:style>
    <style:style style:name="P36" style:family="paragraph">
      <loext:graphic-properties draw:fill-color="#ffffff"/>
      <style:paragraph-properties fo:margin-left="0cm" fo:margin-right="0cm" fo:margin-top="0cm" fo:margin-bottom="0.2cm" fo:line-height="100%" fo:text-align="center" fo:text-indent="0cm" style:writing-mode="lr-tb"/>
      <style:text-properties style:text-line-through-style="none" style:text-line-through-type="none" style:font-name="Times New Roman" fo:font-size="9pt" fo:font-weight="normal" style:font-size-asian="8pt" style:font-weight-asian="normal" style:font-size-complex="8pt" style:font-weight-complex="normal"/>
    </style:style>
    <style:style style:name="P37" style:family="paragraph">
      <loext:graphic-properties draw:fill-color="#ffffff"/>
      <style:paragraph-properties fo:text-align="center" style:writing-mode="lr-tb"/>
      <style:text-properties style:font-name="Times New Roman" fo:font-size="9pt"/>
    </style:style>
    <style:style style:name="P38" style:family="paragraph">
      <style:paragraph-properties fo:text-align="center" style:writing-mode="lr-tb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P39" style:family="paragraph">
      <loext:graphic-properties draw:fill-color="#ffffff"/>
      <style:paragraph-properties fo:text-align="center" style:writing-mode="lr-tb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P40" style:family="paragraph">
      <style:paragraph-properties fo:margin-top="0.2cm" fo:margin-bottom="0cm" fo:text-align="center"/>
      <style:text-properties fo:font-size="9pt" style:font-size-asian="9pt" style:font-size-complex="9pt"/>
    </style:style>
    <style:style style:name="P41" style:family="paragraph">
      <loext:graphic-properties draw:fill="none"/>
      <style:paragraph-properties fo:margin-top="0.2cm" fo:margin-bottom="0cm" fo:text-align="center" style:writing-mode="lr-tb"/>
      <style:text-properties fo:font-size="9pt" style:font-size-asian="9pt" style:font-size-complex="9pt"/>
    </style:style>
    <style:style style:name="P42" style:family="paragraph">
      <style:paragraph-properties fo:text-align="center"/>
      <style:text-properties fo:font-size="9pt" style:font-size-asian="9pt" style:font-size-complex="9pt"/>
    </style:style>
    <style:style style:name="P43" style:family="paragraph">
      <loext:graphic-properties draw:fill="none"/>
      <style:paragraph-properties fo:text-align="center" style:writing-mode="lr-tb"/>
      <style:text-properties style:text-line-through-style="none" style:text-line-through-type="none" style:font-name="Times New Roman" fo:font-size="9pt" style:font-size-asian="9pt" style:font-size-complex="9pt"/>
    </style:style>
    <style:style style:name="P44" style:family="paragraph">
      <style:paragraph-properties fo:text-align="center"/>
      <style:text-properties fo:font-size="9pt" fo:text-shadow="none" style:font-size-asian="9pt" style:font-size-complex="9pt"/>
    </style:style>
    <style:style style:name="P45" style:family="paragraph">
      <loext:graphic-properties draw:fill="none"/>
      <style:paragraph-properties fo:text-align="center" style:writing-mode="lr-tb"/>
      <style:text-properties style:font-name="Times New Roman" fo:font-size="9pt" fo:text-shadow="none" style:font-size-asian="9pt" style:font-size-complex="9pt"/>
    </style:style>
    <style:style style:name="P46" style:family="paragraph">
      <style:paragraph-properties fo:text-align="center"/>
      <style:text-properties fo:font-size="9pt" fo:font-weight="normal" style:font-size-asian="9pt" style:font-weight-asian="normal" style:font-size-complex="9pt" style:font-weight-complex="normal"/>
    </style:style>
    <style:style style:name="P47" style:family="paragraph">
      <loext:graphic-properties draw:fill="none"/>
      <style:paragraph-properties fo:text-align="center" style:writing-mode="lr-tb"/>
      <style:text-properties style:font-name="Times New Roman" fo:font-size="9pt" fo:text-shadow="1pt 1pt" fo:font-weight="normal" style:font-size-asian="9pt" style:font-weight-asian="normal" style:font-size-complex="9pt" style:font-weight-complex="normal"/>
    </style:style>
    <style:style style:name="T1" style:family="text">
      <style:text-properties style:font-name="Times New Roman" fo:font-size="9pt" style:font-size-asian="9pt" style:font-size-complex="9pt"/>
    </style:style>
    <style:style style:name="T2" style:family="text">
      <style:text-properties style:font-name="Times New Roman" fo:font-size="9pt" fo:font-weight="normal" style:font-weight-asian="normal" style:font-weight-complex="normal"/>
    </style:style>
    <style:style style:name="T3" style:family="text">
      <style:text-properties style:font-name="Times New Roman" fo:font-size="9pt" fo:font-weight="normal" style:font-size-asian="8pt" style:font-weight-asian="normal" style:font-size-complex="8pt" style:font-weight-complex="normal"/>
    </style:style>
    <style:style style:name="T4" style:family="text">
      <style:text-properties style:text-line-through-style="none" style:text-line-through-type="none" style:font-name="Times New Roman" fo:font-size="9pt" fo:font-weight="normal" style:font-size-asian="8pt" style:font-weight-asian="normal" style:font-size-complex="8pt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9pt" fo:font-style="normal" fo:text-shadow="none" style:text-underline-style="none" fo:font-weight="normal" style:letter-kerning="true" style:font-name-asian="Source Han Sans CN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T7" style:family="text">
      <style:text-properties style:text-line-through-style="none" style:text-line-through-type="none" style:font-name="Times New Roman" fo:font-size="9pt" style:font-size-asian="9pt" style:font-size-complex="9pt"/>
    </style:style>
    <style:style style:name="T8" style:family="text">
      <style:text-properties style:font-name="Times New Roman" fo:font-size="9pt" fo:text-shadow="none" style:font-size-asian="9pt" style:font-size-complex="9pt"/>
    </style:style>
    <style:style style:name="T9" style:family="text">
      <style:text-properties style:font-name="Times New Roman" fo:font-size="9pt" fo:text-shadow="none" fo:font-weight="normal" style:font-size-asian="9pt" style:font-weight-asian="normal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97cm" svg:height="9.842cm" svg:x="3.952cm" svg:y="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952cm" svg:y1="7.127cm" svg:x2="7.656cm" svg:y2="7.127cm">
          <text:p/>
        </draw:line>
        <draw:custom-shape draw:style-name="gr3" draw:text-style-name="P3" draw:layer="layout" svg:width="8.044cm" svg:height="2.761cm" svg:x="7.338cm" svg:y="8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xml:id="id1" draw:id="id1" draw:layer="layout" svg:x1="9.561cm" svg:y1="7.127cm" svg:x2="9.879cm" svg:y2="7.127cm">
          <text:p/>
        </draw:line>
        <draw:line draw:style-name="gr5" draw:text-style-name="P4" xml:id="id5" draw:id="id5" draw:layer="layout" svg:x1="9.562cm" svg:y1="7.445cm" svg:x2="9.88cm" svg:y2="7.445cm">
          <text:p/>
        </draw:line>
        <draw:line draw:style-name="gr4" draw:text-style-name="P4" xml:id="id3" draw:id="id3" draw:layer="layout" svg:x1="9.562cm" svg:y1="7.762cm" svg:x2="9.88cm" svg:y2="7.762cm">
          <text:p/>
        </draw:line>
        <draw:connector draw:style-name="gr6" draw:text-style-name="P5" draw:layer="layout" draw:line-skew="2.01cm" svg:x1="9.879cm" svg:y1="7.127cm" svg:x2="15.701cm" svg:y2="5.54cm" draw:start-shape="id1" draw:start-glue-point="1" draw:end-shape="id2" draw:end-glue-point="3" svg:d="M9879 7127h4921v-1587h901" svg:viewBox="0 0 5823 1588">
          <text:p/>
        </draw:connector>
        <draw:connector draw:style-name="gr6" draw:text-style-name="P5" draw:layer="layout" draw:line-skew="2.009cm" svg:x1="9.88cm" svg:y1="7.762cm" svg:x2="15.701cm" svg:y2="9.35cm" draw:start-shape="id3" draw:start-glue-point="1" draw:end-shape="id4" draw:end-glue-point="3" svg:d="M9880 7762h4920v1588h901" svg:viewBox="0 0 5822 1589">
          <text:p/>
        </draw:connector>
        <draw:line draw:style-name="gr7" draw:text-style-name="P5" draw:layer="layout" svg:x1="15.7cm" svg:y1="7.127cm" svg:x2="16.018cm" svg:y2="7.127cm">
          <text:p/>
        </draw:line>
        <draw:line draw:style-name="gr7" draw:text-style-name="P5" xml:id="id6" draw:id="id6" draw:layer="layout" svg:x1="15.701cm" svg:y1="7.445cm" svg:x2="16.019cm" svg:y2="7.445cm">
          <text:p/>
        </draw:line>
        <draw:line draw:style-name="gr7" draw:text-style-name="P5" draw:layer="layout" svg:x1="15.701cm" svg:y1="7.762cm" svg:x2="16.019cm" svg:y2="7.762cm">
          <text:p/>
        </draw:line>
        <draw:line draw:style-name="gr2" draw:text-style-name="P2" draw:layer="layout" svg:x1="7.656cm" svg:y1="7.762cm" svg:x2="3.952cm" svg:y2="7.762cm">
          <text:p/>
        </draw:line>
        <draw:line draw:style-name="gr2" draw:text-style-name="P2" draw:layer="layout" svg:x1="7.656cm" svg:y1="4.27cm" svg:x2="14.641cm" svg:y2="4.27cm">
          <text:p/>
        </draw:line>
        <draw:line draw:style-name="gr2" draw:text-style-name="P2" draw:layer="layout" svg:x1="14.641cm" svg:y1="6.175cm" svg:x2="7.656cm" svg:y2="6.175cm">
          <text:p/>
        </draw:line>
        <draw:line draw:style-name="gr8" draw:text-style-name="P8" draw:layer="layout" svg:x1="5.433cm" svg:y1="6.81cm" svg:x2="5.75cm" svg:y2="6.81cm">
          <text:p text:style-name="P6"><text:span text:style-name="T1">1. Se inicia </text:span><text:span text:style-name="T1">ejecución <text:s text:c="2"/></text:span></text:p>
          <text:p text:style-name="P7"><text:span text:style-name="T1">de pruebas</text:span></text:p>
        </draw:line>
        <draw:line draw:style-name="gr8" draw:text-style-name="P8" draw:layer="layout" svg:x1="5.751cm" svg:y1="7.445cm" svg:x2="6.068cm" svg:y2="7.445cm">
          <text:p text:style-name="P6"><text:span text:style-name="T1">2. Se Obtiene </text:span><text:span text:style-name="T1">código fuente</text:span></text:p>
        </draw:line>
        <draw:line draw:style-name="gr8" draw:text-style-name="P8" draw:layer="layout" svg:x1="11.149cm" svg:y1="5.857cm" svg:x2="11.466cm" svg:y2="5.857cm">
          <text:p text:style-name="P6"><text:span text:style-name="T1">6. Se confirma </text:span><text:span text:style-name="T1">la recepción del </text:span><text:span text:style-name="T1">código fuente <text:s text:c="4"/></text:span><text:span text:style-name="T1"><text:s text:c="11"/></text:span></text:p>
        </draw:line>
        <draw:line draw:style-name="gr8" draw:text-style-name="P8" draw:layer="layout" svg:x1="11.149cm" svg:y1="5.222cm" svg:x2="11.466cm" svg:y2="5.222cm">
          <text:p text:style-name="P6"><text:span text:style-name="T1">5. Se envía el </text:span><text:span text:style-name="T1">código fuente <text:s text:c="4"/></text:span><text:span text:style-name="T1"><text:s text:c="26"/></text:span><text:span text:style-name="T1"><text:s text:c="13"/></text:span></text:p>
        </draw:line>
        <draw:line draw:style-name="gr2" draw:text-style-name="P2" draw:layer="layout" svg:x1="14.641cm" svg:y1="4.905cm" svg:x2="7.656cm" svg:y2="4.905cm">
          <text:p/>
        </draw:line>
        <draw:line draw:style-name="gr8" draw:text-style-name="P8" draw:layer="layout" svg:x1="11.149cm" svg:y1="4.587cm" svg:x2="11.466cm" svg:y2="4.587cm">
          <text:p text:style-name="P6"><text:span text:style-name="T1">4. Las </text:span><text:span text:style-name="T1">computadoras </text:span><text:span text:style-name="T1">disponibles </text:span><text:span text:style-name="T1">responden <text:s text:c="9"/></text:span><text:span text:style-name="T1"><text:s text:c="9"/></text:span></text:p>
        </draw:line>
        <draw:line draw:style-name="gr8" draw:text-style-name="P8" draw:layer="layout" svg:x1="11.149cm" svg:y1="3.952cm" svg:x2="11.466cm" svg:y2="3.952cm">
          <text:p text:style-name="P6"><text:span text:style-name="T1">3. Se consulta </text:span><text:span text:style-name="T1">disponibilidad </text:span><text:span text:style-name="T1">de </text:span><text:span text:style-name="T1">computadoras </text:span><text:span text:style-name="T1">en la red</text:span></text:p>
        </draw:line>
        <draw:line draw:style-name="gr2" draw:text-style-name="P2" draw:layer="layout" svg:x1="7.656cm" svg:y1="5.54cm" svg:x2="14.641cm" svg:y2="5.54cm">
          <text:p/>
        </draw:line>
        <draw:line draw:style-name="gr4" draw:text-style-name="P4" draw:layer="layout" svg:x1="7.972cm" svg:y1="11.572cm" svg:x2="8.29cm" svg:y2="11.572cm">
          <text:p/>
        </draw:line>
        <draw:line draw:style-name="gr2" draw:text-style-name="P2" draw:layer="layout" svg:x1="7.656cm" svg:y1="9.667cm" svg:x2="14.641cm" svg:y2="9.667cm">
          <text:p/>
        </draw:line>
        <draw:line draw:style-name="gr8" draw:text-style-name="P8" draw:layer="layout" svg:x1="11.149cm" svg:y1="10.619cm" svg:x2="11.466cm" svg:y2="10.619cm">
          <text:p text:style-name="P6"><text:span text:style-name="T1">9. Se guarda </text:span><text:span text:style-name="T1">resultado de la </text:span><text:span text:style-name="T1">ejecución <text:s text:c="10"/></text:span><text:span text:style-name="T1"><text:s text:c="17"/></text:span></text:p>
        </draw:line>
        <draw:line draw:style-name="gr2" draw:text-style-name="P2" draw:layer="layout" svg:x1="14.641cm" svg:y1="10.302cm" svg:x2="7.656cm" svg:y2="10.302cm">
          <text:p/>
        </draw:line>
        <draw:line draw:style-name="gr8" draw:text-style-name="P8" draw:layer="layout" svg:x1="11.149cm" svg:y1="9.984cm" svg:x2="11.466cm" svg:y2="9.984cm">
          <text:p text:style-name="P6"><text:span text:style-name="T1">8. Se responde </text:span><text:span text:style-name="T1">con el resultado </text:span><text:span text:style-name="T1">de la ejecución <text:s text:c="2"/></text:span><text:span text:style-name="T1"><text:s text:c="11"/></text:span></text:p>
        </draw:line>
        <draw:line draw:style-name="gr9" draw:text-style-name="P8" draw:layer="layout" svg:x1="11.149cm" svg:y1="9.349cm" svg:x2="11.466cm" svg:y2="9.349cm">
          <text:p text:style-name="P6"><text:span text:style-name="T1">7. Se ordena la </text:span><text:span text:style-name="T1">ejecución de </text:span><text:span text:style-name="T1">una prueba </text:span><text:span text:style-name="T1">pendiente <text:s text:c="8"/></text:span></text:p>
        </draw:line>
        <draw:line draw:style-name="gr10" draw:text-style-name="P2" draw:layer="layout" svg:x1="7.656cm" svg:y1="10.937cm" svg:x2="14.641cm" svg:y2="10.937cm">
          <text:p/>
        </draw:line>
        <draw:line draw:style-name="gr2" draw:text-style-name="P2" draw:layer="layout" svg:x1="7.656cm" svg:y1="11.89cm" svg:x2="14.641cm" svg:y2="11.89cm">
          <text:p/>
        </draw:line>
        <draw:line draw:style-name="gr8" draw:text-style-name="P8" draw:layer="layout" svg:x1="11.466cm" svg:y1="11.572cm" svg:x2="11.783cm" svg:y2="11.572cm">
          <text:p text:style-name="P6"><text:span text:style-name="T1">10. Se informa </text:span><text:span text:style-name="T1">de la </text:span><text:span text:style-name="T1">finalización del </text:span><text:span text:style-name="T1">proceso de </text:span><text:span text:style-name="T1">ejecución <text:s text:c="4"/></text:span></text:p>
          <text:p text:style-name="P7"><text:span text:style-name="T1">de pruebas <text:s text:c="8"/></text:span><text:span text:style-name="T1"><text:s text:c="2"/></text:span></text:p>
        </draw:line>
        <draw:g draw:name="2-circle-arrow 2">
          <draw:custom-shape draw:name="Pfeil: gebogen 19_ 3" draw:style-name="gr11" draw:text-style-name="P9" draw:layer="layout" svg:width="0.631cm" svg:height="0.631cm" draw:transform="rotate (0.785398163397448) translate (7.338cm 8.843cm)">
            <text:p/>
            <draw:enhanced-geometry draw:mirror-horizontal="true" draw:mirror-vertical="false" svg:viewBox="0 0 0 0" draw:text-areas="?f193 ?f195 ?f194 ?f196" draw:type="ooxml-circularArrow" draw:modifiers="12500 1142319 20457681 11373271.3610624 12500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position="?f117 ?f118" draw:handle-radius-range-maximum="?f1" draw:handle-radius-range-minimum="0"/>
              <draw:handle draw:handle-position="?f68 ?f69" draw:handle-radius-range-maximum="25000" draw:handle-radius-range-minimum="0"/>
            </draw:enhanced-geometry>
          </draw:custom-shape>
          <draw:custom-shape draw:name="Pfeil: gebogen 19_ 4" draw:style-name="gr12" draw:text-style-name="P9" draw:layer="layout" svg:width="0.631cm" svg:height="0.631cm" draw:transform="rotate (0.785398163397448) translate (7.338cm 8.843cm)">
            <text:p/>
            <draw:enhanced-geometry draw:mirror-horizontal="false" draw:mirror-vertical="true" svg:viewBox="0 0 0 0" draw:text-areas="?f193 ?f195 ?f194 ?f196" draw:type="ooxml-circularArrow" draw:modifiers="12500 1142319 20457681 11486763.0132194 12500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position="?f117 ?f118" draw:handle-radius-range-maximum="?f1" draw:handle-radius-range-minimum="0"/>
              <draw:handle draw:handle-position="?f68 ?f69" draw:handle-radius-range-maximum="25000" draw:handle-radius-range-minimum="0"/>
            </draw:enhanced-geometry>
          </draw:custom-shape>
        </draw:g>
        <draw:connector draw:style-name="gr6" draw:text-style-name="P5" draw:layer="layout" svg:x1="9.88cm" svg:y1="7.445cm" svg:x2="15.701cm" svg:y2="7.445cm" draw:start-shape="id5" draw:start-glue-point="1" draw:end-shape="id6" draw:end-glue-point="3" svg:d="M9880 7445h5821" svg:viewBox="0 0 5822 1">
          <text:p/>
        </draw:connector>
        <draw:line draw:style-name="gr7" draw:text-style-name="P5" draw:layer="layout" svg:x1="15.7cm" svg:y1="9.032cm" svg:x2="16.018cm" svg:y2="9.032cm">
          <text:p/>
        </draw:line>
        <draw:line draw:style-name="gr7" draw:text-style-name="P5" xml:id="id4" draw:id="id4" draw:layer="layout" svg:x1="15.701cm" svg:y1="9.35cm" svg:x2="16.019cm" svg:y2="9.35cm">
          <text:p/>
        </draw:line>
        <draw:line draw:style-name="gr7" draw:text-style-name="P5" draw:layer="layout" svg:x1="15.701cm" svg:y1="9.667cm" svg:x2="16.019cm" svg:y2="9.667cm">
          <text:p/>
        </draw:line>
        <draw:g>
          <draw:g>
            <draw:custom-shape draw:style-name="gr13" draw:text-style-name="P11" draw:layer="layout" svg:width="1.271cm" svg:height="0.318cm" svg:x="15.593cm" svg:y="4.891cm">
              <text:p text:style-name="P10"><text:span text:style-name="T2">PC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 draw:name="desktop 1">
              <draw:g>
                <draw:g>
                  <draw:rect draw:style-name="gr14" draw:text-style-name="P12" draw:layer="layout" svg:width="0.575cm" svg:height="1.167cm" svg:x="17.03cm" svg:y="5.326cm">
                    <text:p/>
                  </draw:rect>
                  <draw:line draw:style-name="gr15" draw:text-style-name="P12" draw:layer="layout" svg:x1="17.088cm" svg:y1="5.909cm" svg:x2="17.548cm" svg:y2="5.909cm">
                    <text:p/>
                  </draw:line>
                  <draw:line draw:style-name="gr16" draw:text-style-name="P12" draw:layer="layout" svg:x1="17.145cm" svg:y1="6.318cm" svg:x2="17.49cm" svg:y2="6.318cm">
                    <text:p/>
                  </draw:line>
                  <draw:line draw:style-name="gr17" draw:text-style-name="P12" draw:layer="layout" svg:x1="17.145cm" svg:y1="6.259cm" svg:x2="17.49cm" svg:y2="6.259cm">
                    <text:p/>
                  </draw:line>
                  <draw:line draw:style-name="gr18" draw:text-style-name="P12" draw:layer="layout" svg:x1="17.088cm" svg:y1="5.442cm" svg:x2="17.088cm" svg:y2="5.384cm">
                    <text:p/>
                  </draw:line>
                  <draw:line draw:style-name="gr19" draw:text-style-name="P12" draw:layer="layout" svg:x1="17.088cm" svg:y1="5.559cm" svg:x2="17.088cm" svg:y2="5.501cm">
                    <text:p/>
                  </draw:line>
                  <draw:line draw:style-name="gr20" draw:text-style-name="P12" draw:layer="layout" svg:x1="17.145cm" svg:y1="5.442cm" svg:x2="17.145cm" svg:y2="5.384cm">
                    <text:p/>
                  </draw:line>
                  <draw:line draw:style-name="gr21" draw:text-style-name="P12" draw:layer="layout" svg:x1="17.145cm" svg:y1="5.559cm" svg:x2="17.145cm" svg:y2="5.501cm">
                    <text:p/>
                  </draw:line>
                  <draw:line draw:style-name="gr22" draw:text-style-name="P12" draw:layer="layout" svg:x1="17.26cm" svg:y1="5.442cm" svg:x2="17.26cm" svg:y2="5.384cm">
                    <text:p/>
                  </draw:line>
                  <draw:line draw:style-name="gr23" draw:text-style-name="P12" draw:layer="layout" svg:x1="17.26cm" svg:y1="5.559cm" svg:x2="17.26cm" svg:y2="5.501cm">
                    <text:p/>
                  </draw:line>
                  <draw:line draw:style-name="gr24" draw:text-style-name="P12" draw:layer="layout" svg:x1="17.318cm" svg:y1="5.442cm" svg:x2="17.318cm" svg:y2="5.384cm">
                    <text:p/>
                  </draw:line>
                  <draw:line draw:style-name="gr25" draw:text-style-name="P12" draw:layer="layout" svg:x1="17.318cm" svg:y1="5.559cm" svg:x2="17.318cm" svg:y2="5.501cm">
                    <text:p/>
                  </draw:line>
                  <draw:line draw:style-name="gr26" draw:text-style-name="P12" draw:layer="layout" svg:x1="17.433cm" svg:y1="5.442cm" svg:x2="17.433cm" svg:y2="5.384cm">
                    <text:p/>
                  </draw:line>
                  <draw:line draw:style-name="gr27" draw:text-style-name="P12" draw:layer="layout" svg:x1="17.433cm" svg:y1="5.559cm" svg:x2="17.433cm" svg:y2="5.501cm">
                    <text:p/>
                  </draw:line>
                  <draw:line draw:style-name="gr28" draw:text-style-name="P12" draw:layer="layout" svg:x1="17.49cm" svg:y1="5.442cm" svg:x2="17.49cm" svg:y2="5.384cm">
                    <text:p/>
                  </draw:line>
                  <draw:line draw:style-name="gr29" draw:text-style-name="P12" draw:layer="layout" svg:x1="17.49cm" svg:y1="5.559cm" svg:x2="17.49cm" svg:y2="5.501cm">
                    <text:p/>
                  </draw:line>
                </draw:g>
                <draw:g>
                  <draw:custom-shape draw:style-name="gr30" draw:text-style-name="P13" draw:layer="layout" svg:width="1.15cm" svg:height="0.817cm" svg:x="15.708cm" svg:y="5.209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rect draw:style-name="gr31" draw:text-style-name="P14" draw:layer="layout" svg:width="0.92cm" svg:height="0.583cm" svg:x="15.823cm" svg:y="5.326cm">
                    <text:p/>
                  </draw:rect>
                  <draw:custom-shape draw:style-name="gr32" draw:text-style-name="P15" draw:layer="layout" svg:width="0.23cm" svg:height="0.116cm" svg:x="16.168cm" svg:y="6.026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33" draw:text-style-name="P15" draw:layer="layout" svg:width="1.38cm" svg:height="0.35cm" svg:x="15.593cm" svg:y="6.143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34" draw:text-style-name="P16" draw:layer="layout" svg:width="0.23cm" svg:height="0.061cm" svg:x="16.168cm" svg:y="6.371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35" draw:text-style-name="P15" draw:layer="layout" svg:width="1.15cm" svg:height="0.177cm" svg:x="15.708cm" svg:y="6.194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</draw:g>
              </draw:g>
            </draw:g>
          </draw:g>
          <draw:line draw:style-name="gr7" draw:text-style-name="P5" draw:layer="layout" svg:x1="15.7cm" svg:y1="5.222cm" svg:x2="16.018cm" svg:y2="5.222cm">
            <text:p/>
          </draw:line>
          <draw:line draw:style-name="gr7" draw:text-style-name="P5" xml:id="id2" draw:id="id2" draw:layer="layout" svg:x1="15.701cm" svg:y1="5.54cm" svg:x2="16.019cm" svg:y2="5.54cm">
            <text:p/>
          </draw:line>
          <draw:line draw:style-name="gr7" draw:text-style-name="P5" draw:layer="layout" svg:x1="15.701cm" svg:y1="5.857cm" svg:x2="16.019cm" svg:y2="5.857cm">
            <text:p/>
          </draw:line>
        </draw:g>
        <draw:g>
          <draw:g>
            <draw:custom-shape draw:style-name="gr13" draw:text-style-name="P11" draw:layer="layout" svg:width="1.271cm" svg:height="0.318cm" svg:x="15.593cm" svg:y="6.795cm">
              <text:p text:style-name="P10"><text:span text:style-name="T2">PC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 draw:name="desktop 1">
              <draw:g>
                <draw:g>
                  <draw:rect draw:style-name="gr36" draw:text-style-name="P12" draw:layer="layout" svg:width="0.575cm" svg:height="1.167cm" svg:x="17.03cm" svg:y="7.23cm">
                    <text:p/>
                  </draw:rect>
                  <draw:line draw:style-name="gr37" draw:text-style-name="P12" draw:layer="layout" svg:x1="17.088cm" svg:y1="7.813cm" svg:x2="17.548cm" svg:y2="7.813cm">
                    <text:p/>
                  </draw:line>
                  <draw:line draw:style-name="gr38" draw:text-style-name="P12" draw:layer="layout" svg:x1="17.145cm" svg:y1="8.222cm" svg:x2="17.49cm" svg:y2="8.222cm">
                    <text:p/>
                  </draw:line>
                  <draw:line draw:style-name="gr39" draw:text-style-name="P12" draw:layer="layout" svg:x1="17.145cm" svg:y1="8.163cm" svg:x2="17.49cm" svg:y2="8.163cm">
                    <text:p/>
                  </draw:line>
                  <draw:line draw:style-name="gr40" draw:text-style-name="P12" draw:layer="layout" svg:x1="17.088cm" svg:y1="7.346cm" svg:x2="17.088cm" svg:y2="7.288cm">
                    <text:p/>
                  </draw:line>
                  <draw:line draw:style-name="gr41" draw:text-style-name="P12" draw:layer="layout" svg:x1="17.088cm" svg:y1="7.463cm" svg:x2="17.088cm" svg:y2="7.405cm">
                    <text:p/>
                  </draw:line>
                  <draw:line draw:style-name="gr42" draw:text-style-name="P12" draw:layer="layout" svg:x1="17.145cm" svg:y1="7.346cm" svg:x2="17.145cm" svg:y2="7.288cm">
                    <text:p/>
                  </draw:line>
                  <draw:line draw:style-name="gr43" draw:text-style-name="P12" draw:layer="layout" svg:x1="17.145cm" svg:y1="7.463cm" svg:x2="17.145cm" svg:y2="7.405cm">
                    <text:p/>
                  </draw:line>
                  <draw:line draw:style-name="gr44" draw:text-style-name="P12" draw:layer="layout" svg:x1="17.26cm" svg:y1="7.346cm" svg:x2="17.26cm" svg:y2="7.288cm">
                    <text:p/>
                  </draw:line>
                  <draw:line draw:style-name="gr45" draw:text-style-name="P12" draw:layer="layout" svg:x1="17.26cm" svg:y1="7.463cm" svg:x2="17.26cm" svg:y2="7.405cm">
                    <text:p/>
                  </draw:line>
                  <draw:line draw:style-name="gr46" draw:text-style-name="P12" draw:layer="layout" svg:x1="17.318cm" svg:y1="7.346cm" svg:x2="17.318cm" svg:y2="7.288cm">
                    <text:p/>
                  </draw:line>
                  <draw:line draw:style-name="gr47" draw:text-style-name="P12" draw:layer="layout" svg:x1="17.318cm" svg:y1="7.463cm" svg:x2="17.318cm" svg:y2="7.405cm">
                    <text:p/>
                  </draw:line>
                  <draw:line draw:style-name="gr48" draw:text-style-name="P12" draw:layer="layout" svg:x1="17.433cm" svg:y1="7.346cm" svg:x2="17.433cm" svg:y2="7.288cm">
                    <text:p/>
                  </draw:line>
                  <draw:line draw:style-name="gr49" draw:text-style-name="P12" draw:layer="layout" svg:x1="17.433cm" svg:y1="7.463cm" svg:x2="17.433cm" svg:y2="7.405cm">
                    <text:p/>
                  </draw:line>
                  <draw:line draw:style-name="gr50" draw:text-style-name="P12" draw:layer="layout" svg:x1="17.49cm" svg:y1="7.346cm" svg:x2="17.49cm" svg:y2="7.288cm">
                    <text:p/>
                  </draw:line>
                  <draw:line draw:style-name="gr51" draw:text-style-name="P12" draw:layer="layout" svg:x1="17.49cm" svg:y1="7.463cm" svg:x2="17.49cm" svg:y2="7.405cm">
                    <text:p/>
                  </draw:line>
                </draw:g>
                <draw:g>
                  <draw:custom-shape draw:style-name="gr52" draw:text-style-name="P13" draw:layer="layout" svg:width="1.15cm" svg:height="0.817cm" svg:x="15.708cm" svg:y="7.113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rect draw:style-name="gr53" draw:text-style-name="P14" draw:layer="layout" svg:width="0.92cm" svg:height="0.583cm" svg:x="15.823cm" svg:y="7.23cm">
                    <text:p/>
                  </draw:rect>
                  <draw:custom-shape draw:style-name="gr54" draw:text-style-name="P15" draw:layer="layout" svg:width="0.23cm" svg:height="0.116cm" svg:x="16.168cm" svg:y="7.93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5" draw:text-style-name="P15" draw:layer="layout" svg:width="1.38cm" svg:height="0.35cm" svg:x="15.593cm" svg:y="8.047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56" draw:text-style-name="P16" draw:layer="layout" svg:width="0.23cm" svg:height="0.061cm" svg:x="16.168cm" svg:y="8.275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57" draw:text-style-name="P15" draw:layer="layout" svg:width="1.15cm" svg:height="0.177cm" svg:x="15.708cm" svg:y="8.098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</draw:g>
              </draw:g>
            </draw:g>
          </draw:g>
          <draw:line draw:style-name="gr7" draw:text-style-name="P5" draw:layer="layout" svg:x1="15.7cm" svg:y1="7.126cm" svg:x2="16.018cm" svg:y2="7.126cm">
            <text:p/>
          </draw:line>
          <draw:line draw:style-name="gr7" draw:text-style-name="P5" draw:layer="layout" svg:x1="15.701cm" svg:y1="7.444cm" svg:x2="16.019cm" svg:y2="7.444cm">
            <text:p/>
          </draw:line>
          <draw:line draw:style-name="gr7" draw:text-style-name="P5" draw:layer="layout" svg:x1="15.701cm" svg:y1="7.761cm" svg:x2="16.019cm" svg:y2="7.761cm">
            <text:p/>
          </draw:line>
        </draw:g>
        <draw:g>
          <draw:g>
            <draw:custom-shape draw:style-name="gr13" draw:text-style-name="P11" draw:layer="layout" svg:width="1.271cm" svg:height="0.318cm" svg:x="15.593cm" svg:y="8.7cm">
              <text:p text:style-name="P10"><text:span text:style-name="T2">PC4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 draw:name="desktop 1">
              <draw:g>
                <draw:g>
                  <draw:rect draw:style-name="gr58" draw:text-style-name="P12" draw:layer="layout" svg:width="0.575cm" svg:height="1.167cm" svg:x="17.03cm" svg:y="9.135cm">
                    <text:p/>
                  </draw:rect>
                  <draw:line draw:style-name="gr59" draw:text-style-name="P12" draw:layer="layout" svg:x1="17.088cm" svg:y1="9.718cm" svg:x2="17.548cm" svg:y2="9.718cm">
                    <text:p/>
                  </draw:line>
                  <draw:line draw:style-name="gr60" draw:text-style-name="P12" draw:layer="layout" svg:x1="17.145cm" svg:y1="10.127cm" svg:x2="17.49cm" svg:y2="10.127cm">
                    <text:p/>
                  </draw:line>
                  <draw:line draw:style-name="gr61" draw:text-style-name="P12" draw:layer="layout" svg:x1="17.145cm" svg:y1="10.068cm" svg:x2="17.49cm" svg:y2="10.068cm">
                    <text:p/>
                  </draw:line>
                  <draw:line draw:style-name="gr62" draw:text-style-name="P12" draw:layer="layout" svg:x1="17.088cm" svg:y1="9.251cm" svg:x2="17.088cm" svg:y2="9.193cm">
                    <text:p/>
                  </draw:line>
                  <draw:line draw:style-name="gr63" draw:text-style-name="P12" draw:layer="layout" svg:x1="17.088cm" svg:y1="9.368cm" svg:x2="17.088cm" svg:y2="9.31cm">
                    <text:p/>
                  </draw:line>
                  <draw:line draw:style-name="gr64" draw:text-style-name="P12" draw:layer="layout" svg:x1="17.145cm" svg:y1="9.251cm" svg:x2="17.145cm" svg:y2="9.193cm">
                    <text:p/>
                  </draw:line>
                  <draw:line draw:style-name="gr65" draw:text-style-name="P12" draw:layer="layout" svg:x1="17.145cm" svg:y1="9.368cm" svg:x2="17.145cm" svg:y2="9.31cm">
                    <text:p/>
                  </draw:line>
                  <draw:line draw:style-name="gr66" draw:text-style-name="P12" draw:layer="layout" svg:x1="17.26cm" svg:y1="9.251cm" svg:x2="17.26cm" svg:y2="9.193cm">
                    <text:p/>
                  </draw:line>
                  <draw:line draw:style-name="gr67" draw:text-style-name="P12" draw:layer="layout" svg:x1="17.26cm" svg:y1="9.368cm" svg:x2="17.26cm" svg:y2="9.31cm">
                    <text:p/>
                  </draw:line>
                  <draw:line draw:style-name="gr68" draw:text-style-name="P12" draw:layer="layout" svg:x1="17.318cm" svg:y1="9.251cm" svg:x2="17.318cm" svg:y2="9.193cm">
                    <text:p/>
                  </draw:line>
                  <draw:line draw:style-name="gr69" draw:text-style-name="P12" draw:layer="layout" svg:x1="17.318cm" svg:y1="9.368cm" svg:x2="17.318cm" svg:y2="9.31cm">
                    <text:p/>
                  </draw:line>
                  <draw:line draw:style-name="gr70" draw:text-style-name="P12" draw:layer="layout" svg:x1="17.433cm" svg:y1="9.251cm" svg:x2="17.433cm" svg:y2="9.193cm">
                    <text:p/>
                  </draw:line>
                  <draw:line draw:style-name="gr71" draw:text-style-name="P12" draw:layer="layout" svg:x1="17.433cm" svg:y1="9.368cm" svg:x2="17.433cm" svg:y2="9.31cm">
                    <text:p/>
                  </draw:line>
                  <draw:line draw:style-name="gr72" draw:text-style-name="P12" draw:layer="layout" svg:x1="17.49cm" svg:y1="9.251cm" svg:x2="17.49cm" svg:y2="9.193cm">
                    <text:p/>
                  </draw:line>
                  <draw:line draw:style-name="gr73" draw:text-style-name="P12" draw:layer="layout" svg:x1="17.49cm" svg:y1="9.368cm" svg:x2="17.49cm" svg:y2="9.31cm">
                    <text:p/>
                  </draw:line>
                </draw:g>
                <draw:g>
                  <draw:custom-shape draw:style-name="gr74" draw:text-style-name="P13" draw:layer="layout" svg:width="1.15cm" svg:height="0.817cm" svg:x="15.708cm" svg:y="9.018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rect draw:style-name="gr75" draw:text-style-name="P14" draw:layer="layout" svg:width="0.92cm" svg:height="0.583cm" svg:x="15.823cm" svg:y="9.135cm">
                    <text:p/>
                  </draw:rect>
                  <draw:custom-shape draw:style-name="gr76" draw:text-style-name="P15" draw:layer="layout" svg:width="0.23cm" svg:height="0.116cm" svg:x="16.168cm" svg:y="9.835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77" draw:text-style-name="P15" draw:layer="layout" svg:width="1.38cm" svg:height="0.35cm" svg:x="15.593cm" svg:y="9.952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78" draw:text-style-name="P16" draw:layer="layout" svg:width="0.23cm" svg:height="0.061cm" svg:x="16.168cm" svg:y="10.18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79" draw:text-style-name="P15" draw:layer="layout" svg:width="1.15cm" svg:height="0.177cm" svg:x="15.708cm" svg:y="10.003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</draw:g>
              </draw:g>
            </draw:g>
          </draw:g>
          <draw:line draw:style-name="gr7" draw:text-style-name="P5" draw:layer="layout" svg:x1="15.7cm" svg:y1="9.031cm" svg:x2="16.018cm" svg:y2="9.031cm">
            <text:p/>
          </draw:line>
          <draw:line draw:style-name="gr7" draw:text-style-name="P5" draw:layer="layout" svg:x1="15.701cm" svg:y1="9.349cm" svg:x2="16.019cm" svg:y2="9.349cm">
            <text:p/>
          </draw:line>
          <draw:line draw:style-name="gr7" draw:text-style-name="P5" draw:layer="layout" svg:x1="15.701cm" svg:y1="9.666cm" svg:x2="16.019cm" svg:y2="9.666cm">
            <text:p/>
          </draw:line>
        </draw:g>
        <draw:g>
          <draw:custom-shape draw:style-name="gr13" draw:text-style-name="P11" draw:layer="layout" svg:width="1.271cm" svg:height="0.318cm" svg:x="8.08cm" svg:y="6.478cm">
            <text:p text:style-name="P10"><text:span text:style-name="T2">PC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name="desktop 1">
            <draw:g>
              <draw:g>
                <draw:rect draw:style-name="gr80" draw:text-style-name="P12" draw:layer="layout" svg:width="0.575cm" svg:height="1.167cm" svg:x="9.517cm" svg:y="6.913cm">
                  <text:p/>
                </draw:rect>
                <draw:line draw:style-name="gr81" draw:text-style-name="P12" draw:layer="layout" svg:x1="9.575cm" svg:y1="7.496cm" svg:x2="10.035cm" svg:y2="7.496cm">
                  <text:p/>
                </draw:line>
                <draw:line draw:style-name="gr82" draw:text-style-name="P12" draw:layer="layout" svg:x1="9.632cm" svg:y1="7.905cm" svg:x2="9.977cm" svg:y2="7.905cm">
                  <text:p/>
                </draw:line>
                <draw:line draw:style-name="gr83" draw:text-style-name="P12" draw:layer="layout" svg:x1="9.632cm" svg:y1="7.846cm" svg:x2="9.977cm" svg:y2="7.846cm">
                  <text:p/>
                </draw:line>
                <draw:line draw:style-name="gr84" draw:text-style-name="P12" draw:layer="layout" svg:x1="9.575cm" svg:y1="7.029cm" svg:x2="9.575cm" svg:y2="6.971cm">
                  <text:p/>
                </draw:line>
                <draw:line draw:style-name="gr85" draw:text-style-name="P12" draw:layer="layout" svg:x1="9.575cm" svg:y1="7.146cm" svg:x2="9.575cm" svg:y2="7.088cm">
                  <text:p/>
                </draw:line>
                <draw:line draw:style-name="gr86" draw:text-style-name="P12" draw:layer="layout" svg:x1="9.632cm" svg:y1="7.029cm" svg:x2="9.632cm" svg:y2="6.971cm">
                  <text:p/>
                </draw:line>
                <draw:line draw:style-name="gr87" draw:text-style-name="P12" draw:layer="layout" svg:x1="9.632cm" svg:y1="7.146cm" svg:x2="9.632cm" svg:y2="7.088cm">
                  <text:p/>
                </draw:line>
                <draw:line draw:style-name="gr88" draw:text-style-name="P12" draw:layer="layout" svg:x1="9.747cm" svg:y1="7.029cm" svg:x2="9.747cm" svg:y2="6.971cm">
                  <text:p/>
                </draw:line>
                <draw:line draw:style-name="gr89" draw:text-style-name="P12" draw:layer="layout" svg:x1="9.747cm" svg:y1="7.146cm" svg:x2="9.747cm" svg:y2="7.088cm">
                  <text:p/>
                </draw:line>
                <draw:line draw:style-name="gr90" draw:text-style-name="P12" draw:layer="layout" svg:x1="9.805cm" svg:y1="7.029cm" svg:x2="9.805cm" svg:y2="6.971cm">
                  <text:p/>
                </draw:line>
                <draw:line draw:style-name="gr91" draw:text-style-name="P12" draw:layer="layout" svg:x1="9.805cm" svg:y1="7.146cm" svg:x2="9.805cm" svg:y2="7.088cm">
                  <text:p/>
                </draw:line>
                <draw:line draw:style-name="gr92" draw:text-style-name="P12" draw:layer="layout" svg:x1="9.92cm" svg:y1="7.029cm" svg:x2="9.92cm" svg:y2="6.971cm">
                  <text:p/>
                </draw:line>
                <draw:line draw:style-name="gr93" draw:text-style-name="P12" draw:layer="layout" svg:x1="9.92cm" svg:y1="7.146cm" svg:x2="9.92cm" svg:y2="7.088cm">
                  <text:p/>
                </draw:line>
                <draw:line draw:style-name="gr94" draw:text-style-name="P12" draw:layer="layout" svg:x1="9.977cm" svg:y1="7.029cm" svg:x2="9.977cm" svg:y2="6.971cm">
                  <text:p/>
                </draw:line>
                <draw:line draw:style-name="gr95" draw:text-style-name="P12" draw:layer="layout" svg:x1="9.977cm" svg:y1="7.146cm" svg:x2="9.977cm" svg:y2="7.088cm">
                  <text:p/>
                </draw:line>
              </draw:g>
              <draw:g>
                <draw:custom-shape draw:style-name="gr96" draw:text-style-name="P13" draw:layer="layout" svg:width="1.15cm" svg:height="0.817cm" svg:x="8.195cm" svg:y="6.79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rect draw:style-name="gr97" draw:text-style-name="P14" draw:layer="layout" svg:width="0.92cm" svg:height="0.583cm" svg:x="8.31cm" svg:y="6.913cm">
                  <text:p/>
                </draw:rect>
                <draw:custom-shape draw:style-name="gr98" draw:text-style-name="P15" draw:layer="layout" svg:width="0.23cm" svg:height="0.116cm" svg:x="8.655cm" svg:y="7.61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9" draw:text-style-name="P15" draw:layer="layout" svg:width="1.38cm" svg:height="0.35cm" svg:x="8.08cm" svg:y="7.73cm">
                  <text:p/>
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100" draw:text-style-name="P16" draw:layer="layout" svg:width="0.23cm" svg:height="0.061cm" svg:x="8.655cm" svg:y="7.958cm">
                  <text:p/>
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101" draw:text-style-name="P15" draw:layer="layout" svg:width="1.15cm" svg:height="0.177cm" svg:x="8.195cm" svg:y="7.781cm">
                  <text:p/>
    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</draw:g>
            </draw:g>
          </draw:g>
        </draw:g>
        <draw:line draw:style-name="gr7" draw:text-style-name="P5" draw:layer="layout" svg:x1="8.187cm" svg:y1="6.809cm" svg:x2="8.505cm" svg:y2="6.809cm">
          <text:p/>
        </draw:line>
        <draw:line draw:style-name="gr7" draw:text-style-name="P5" draw:layer="layout" svg:x1="8.188cm" svg:y1="7.127cm" svg:x2="8.506cm" svg:y2="7.127cm">
          <text:p/>
        </draw:line>
        <draw:line draw:style-name="gr7" draw:text-style-name="P5" draw:layer="layout" svg:x1="8.188cm" svg:y1="7.444cm" svg:x2="8.506cm" svg:y2="7.444cm">
          <text:p/>
        </draw:line>
      </draw:page>
      <draw:page draw:name="page2" draw:style-name="dp1" draw:master-page-name="Default">
        <draw:custom-shape draw:style-name="gr102" draw:text-style-name="P1" draw:layer="layout" svg:width="13.97cm" svg:height="7.62cm" svg:x="3.952cm" svg:y="3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18" xml:id="id7" draw:id="id7" draw:layer="layout" svg:width="2.54cm" svg:height="0.635cm" svg:x="5.857cm" svg:y="3.952cm">
          <text:p text:style-name="P17"><text:span text:style-name="T3">Comunicación</text:span></text:p>
          <draw:enhanced-geometry svg:viewBox="0 0 21600 21600" draw:type="rectangle" draw:enhanced-path="M 0 0 L 21600 0 21600 21600 0 21600 0 0 Z N"/>
        </draw:custom-shape>
        <draw:custom-shape draw:style-name="gr103" draw:text-style-name="P19" xml:id="id8" draw:id="id8" draw:layer="layout" svg:width="2.54cm" svg:height="0.635cm" svg:x="7.762cm" svg:y="4.904cm">
          <text:p text:style-name="P17"><text:span text:style-name="T3">Planeación</text:span></text:p>
          <draw:enhanced-geometry svg:viewBox="0 0 21600 21600" draw:type="rectangle" draw:enhanced-path="M 0 0 L 21600 0 21600 21600 0 21600 0 0 Z N"/>
        </draw:custom-shape>
        <draw:custom-shape draw:style-name="gr103" draw:text-style-name="P19" xml:id="id9" draw:id="id9" draw:layer="layout" svg:width="2.54cm" svg:height="0.635cm" svg:x="9.667cm" svg:y="5.857cm">
          <text:p text:style-name="P17"><text:span text:style-name="T3">Modelado</text:span></text:p>
          <draw:enhanced-geometry svg:viewBox="0 0 21600 21600" draw:type="rectangle" draw:enhanced-path="M 0 0 L 21600 0 21600 21600 0 21600 0 0 Z N"/>
        </draw:custom-shape>
        <draw:custom-shape draw:style-name="gr103" draw:text-style-name="P19" xml:id="id10" draw:id="id10" draw:layer="layout" svg:width="2.54cm" svg:height="0.635cm" svg:x="11.572cm" svg:y="6.809cm">
          <text:p text:style-name="P17"><text:span text:style-name="T3">Construcción</text:span></text:p>
          <draw:enhanced-geometry svg:viewBox="0 0 21600 21600" draw:type="rectangle" draw:enhanced-path="M 0 0 L 21600 0 21600 21600 0 21600 0 0 Z N"/>
        </draw:custom-shape>
        <draw:custom-shape draw:style-name="gr103" draw:text-style-name="P19" xml:id="id11" draw:id="id11" draw:layer="layout" svg:width="2.54cm" svg:height="0.635cm" svg:x="13.477cm" svg:y="7.762cm">
          <text:p text:style-name="P17"><text:span text:style-name="T3">Despliegue</text:span></text:p>
          <draw:enhanced-geometry svg:viewBox="0 0 21600 21600" draw:type="rectangle" draw:enhanced-path="M 0 0 L 21600 0 21600 21600 0 21600 0 0 Z N"/>
        </draw:custom-shape>
        <draw:connector draw:style-name="gr104" draw:text-style-name="P20" draw:layer="layout" svg:x1="8.397cm" svg:y1="4.269cm" svg:x2="9.032cm" svg:y2="4.904cm" draw:start-shape="id7" draw:start-glue-point="1" draw:end-shape="id8" draw:end-glue-point="0" svg:d="M8397 4269h635v635" svg:viewBox="0 0 636 636">
          <text:p/>
        </draw:connector>
        <draw:connector draw:style-name="gr104" draw:text-style-name="P5" draw:layer="layout" svg:x1="10.302cm" svg:y1="5.221cm" svg:x2="10.937cm" svg:y2="5.857cm" draw:start-shape="id8" draw:start-glue-point="1" draw:end-shape="id9" draw:end-glue-point="0" svg:d="M10302 5221h635v636" svg:viewBox="0 0 636 637">
          <text:p/>
        </draw:connector>
        <draw:connector draw:style-name="gr104" draw:text-style-name="P5" draw:layer="layout" svg:x1="12.207cm" svg:y1="6.174cm" svg:x2="12.842cm" svg:y2="6.809cm" draw:start-shape="id9" draw:start-glue-point="1" draw:end-shape="id10" draw:end-glue-point="0" svg:d="M12207 6174h635v635" svg:viewBox="0 0 636 636">
          <text:p/>
        </draw:connector>
        <draw:connector draw:style-name="gr104" draw:text-style-name="P5" draw:layer="layout" svg:x1="14.112cm" svg:y1="7.126cm" svg:x2="14.747cm" svg:y2="7.762cm" draw:start-shape="id10" draw:start-glue-point="1" draw:end-shape="id11" svg:d="M14112 7126h635v636" svg:viewBox="0 0 636 637">
          <text:p/>
        </draw:connector>
      </draw:page>
      <draw:page draw:name="page3" draw:style-name="dp1" draw:master-page-name="Default">
        <draw:custom-shape draw:style-name="gr1" draw:text-style-name="P1" draw:layer="layout" svg:width="13.97cm" svg:height="9.842cm" svg:x="3.952cm" svg:y="3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11" draw:layer="layout" svg:width="2.223cm" svg:height="0.952cm" svg:x="3.635cm" svg:y="3.318cm">
          <text:p text:style-name="P10"><text:span text:style-name="T2">Incremento 1</text:span></text:p>
          <draw:enhanced-geometry svg:viewBox="0 0 21600 21600" draw:type="rectangle" draw:enhanced-path="M 0 0 L 21600 0 21600 21600 0 21600 0 0 Z N"/>
        </draw:custom-shape>
        <draw:custom-shape draw:style-name="gr106" draw:text-style-name="P11" draw:layer="layout" svg:width="2.54cm" svg:height="0.952cm" svg:x="13.795cm" svg:y="3.317cm">
          <text:p text:style-name="P10"><text:span text:style-name="T2">Entrega del </text:span></text:p>
          <text:p text:style-name="P10"><text:span text:style-name="T2">1º incremento</text:span></text:p>
          <draw:enhanced-geometry svg:viewBox="0 0 21600 21600" draw:type="rectangle" draw:enhanced-path="M 0 0 L 21600 0 21600 21600 0 21600 0 0 Z N"/>
        </draw:custom-shape>
        <draw:custom-shape draw:style-name="gr107" draw:text-style-name="P22" xml:id="id12" draw:id="id12" draw:layer="layout" svg:width="1.551cm" svg:height="0.952cm" svg:x="5.789cm" svg:y="3.318cm">
          <text:p text:style-name="P21"><text:span text:style-name="T3">Análisis</text:span></text:p>
          <draw:enhanced-geometry svg:viewBox="0 0 21600 21600" draw:type="rectangle" draw:enhanced-path="M 0 0 L 21600 0 21600 21600 0 21600 0 0 Z N"/>
        </draw:custom-shape>
        <draw:custom-shape draw:style-name="gr108" draw:text-style-name="P11" xml:id="id13" draw:id="id13" draw:layer="layout" svg:width="1.553cm" svg:height="0.952cm" svg:x="7.961cm" svg:y="3.318cm">
          <text:p text:style-name="P10"><text:span text:style-name="T2">Diseño</text:span></text:p>
          <draw:enhanced-geometry svg:viewBox="0 0 21600 21600" draw:type="rectangle" draw:enhanced-path="M 0 0 L 21600 0 21600 21600 0 21600 0 0 Z N"/>
        </draw:custom-shape>
        <draw:custom-shape draw:style-name="gr109" draw:text-style-name="P11" xml:id="id14" draw:id="id14" draw:layer="layout" svg:width="1.552cm" svg:height="0.952cm" svg:x="10.135cm" svg:y="3.318cm">
          <text:p text:style-name="P10"><text:span text:style-name="T2">Códi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11" xml:id="id15" draw:id="id15" draw:layer="layout" svg:width="1.553cm" svg:height="0.952cm" svg:x="12.307cm" svg:y="3.318cm">
          <text:p text:style-name="P10"><text:span text:style-name="T2">Prueba</text:span></text:p>
          <draw:enhanced-geometry svg:viewBox="0 0 21600 21600" draw:type="rectangle" draw:enhanced-path="M 0 0 L 21600 0 21600 21600 0 21600 0 0 Z N"/>
        </draw:custom-shape>
        <draw:connector draw:style-name="gr110" draw:text-style-name="P23" draw:layer="layout" draw:type="line" svg:x1="7.34cm" svg:y1="3.794cm" svg:x2="7.961cm" svg:y2="3.794cm" draw:start-shape="id12" draw:start-glue-point="1" draw:end-shape="id13" draw:end-glue-point="3" svg:d="M7340 3794h621" svg:viewBox="0 0 622 1">
          <text:p/>
        </draw:connector>
        <draw:connector draw:style-name="gr111" draw:text-style-name="P23" draw:layer="layout" draw:type="line" svg:x1="9.514cm" svg:y1="3.794cm" svg:x2="10.135cm" svg:y2="3.794cm" draw:start-shape="id13" draw:start-glue-point="1" draw:end-shape="id14" draw:end-glue-point="3" svg:d="M9514 3794h621" svg:viewBox="0 0 622 1">
          <text:p/>
        </draw:connector>
        <draw:connector draw:style-name="gr111" draw:text-style-name="P23" draw:layer="layout" draw:type="line" svg:x1="11.687cm" svg:y1="3.794cm" svg:x2="12.307cm" svg:y2="3.794cm" draw:start-shape="id14" draw:start-glue-point="1" draw:end-shape="id15" draw:end-glue-point="3" svg:d="M11687 3794h620" svg:viewBox="0 0 621 1">
          <text:p/>
        </draw:connector>
        <draw:custom-shape draw:style-name="gr105" draw:text-style-name="P11" draw:layer="layout" svg:width="2.223cm" svg:height="0.952cm" svg:x="4.27cm" svg:y="4.905cm">
          <text:p text:style-name="P10"><text:span text:style-name="T2">Incremento 2</text:span></text:p>
          <draw:enhanced-geometry svg:viewBox="0 0 21600 21600" draw:type="rectangle" draw:enhanced-path="M 0 0 L 21600 0 21600 21600 0 21600 0 0 Z N"/>
        </draw:custom-shape>
        <draw:custom-shape draw:style-name="gr106" draw:text-style-name="P11" draw:layer="layout" svg:width="2.54cm" svg:height="0.952cm" svg:x="14.43cm" svg:y="4.904cm">
          <text:p text:style-name="P10"><text:span text:style-name="T2">Entrega del </text:span></text:p>
          <text:p text:style-name="P10"><text:span text:style-name="T2">2º incremento</text:span></text:p>
          <draw:enhanced-geometry svg:viewBox="0 0 21600 21600" draw:type="rectangle" draw:enhanced-path="M 0 0 L 21600 0 21600 21600 0 21600 0 0 Z N"/>
        </draw:custom-shape>
        <draw:custom-shape draw:style-name="gr107" draw:text-style-name="P22" xml:id="id16" draw:id="id16" draw:layer="layout" svg:width="1.551cm" svg:height="0.952cm" svg:x="6.424cm" svg:y="4.905cm">
          <text:p text:style-name="P21"><text:span text:style-name="T3">Análisis</text:span></text:p>
          <draw:enhanced-geometry svg:viewBox="0 0 21600 21600" draw:type="rectangle" draw:enhanced-path="M 0 0 L 21600 0 21600 21600 0 21600 0 0 Z N"/>
        </draw:custom-shape>
        <draw:custom-shape draw:style-name="gr108" draw:text-style-name="P11" xml:id="id17" draw:id="id17" draw:layer="layout" svg:width="1.553cm" svg:height="0.952cm" svg:x="8.596cm" svg:y="4.905cm">
          <text:p text:style-name="P10"><text:span text:style-name="T2">Diseño</text:span></text:p>
          <draw:enhanced-geometry svg:viewBox="0 0 21600 21600" draw:type="rectangle" draw:enhanced-path="M 0 0 L 21600 0 21600 21600 0 21600 0 0 Z N"/>
        </draw:custom-shape>
        <draw:custom-shape draw:style-name="gr109" draw:text-style-name="P11" xml:id="id18" draw:id="id18" draw:layer="layout" svg:width="1.552cm" svg:height="0.952cm" svg:x="10.77cm" svg:y="4.905cm">
          <text:p text:style-name="P10"><text:span text:style-name="T2">Códi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11" xml:id="id19" draw:id="id19" draw:layer="layout" svg:width="1.553cm" svg:height="0.952cm" svg:x="12.942cm" svg:y="4.905cm">
          <text:p text:style-name="P10"><text:span text:style-name="T2">Prueba</text:span></text:p>
          <draw:enhanced-geometry svg:viewBox="0 0 21600 21600" draw:type="rectangle" draw:enhanced-path="M 0 0 L 21600 0 21600 21600 0 21600 0 0 Z N"/>
        </draw:custom-shape>
        <draw:connector draw:style-name="gr111" draw:text-style-name="P23" draw:layer="layout" draw:type="line" svg:x1="7.975cm" svg:y1="5.381cm" svg:x2="8.596cm" svg:y2="5.381cm" draw:start-shape="id16" draw:start-glue-point="1" draw:end-shape="id17" draw:end-glue-point="3" svg:d="M7975 5381h621" svg:viewBox="0 0 622 1">
          <text:p/>
        </draw:connector>
        <draw:connector draw:style-name="gr111" draw:text-style-name="P23" draw:layer="layout" draw:type="line" svg:x1="10.149cm" svg:y1="5.381cm" svg:x2="10.77cm" svg:y2="5.381cm" draw:start-shape="id17" draw:start-glue-point="1" draw:end-shape="id18" draw:end-glue-point="3" svg:d="M10149 5381h621" svg:viewBox="0 0 622 1">
          <text:p/>
        </draw:connector>
        <draw:connector draw:style-name="gr111" draw:text-style-name="P23" draw:layer="layout" draw:type="line" svg:x1="12.322cm" svg:y1="5.381cm" svg:x2="12.942cm" svg:y2="5.381cm" draw:start-shape="id18" draw:start-glue-point="1" draw:end-shape="id19" draw:end-glue-point="3" svg:d="M12322 5381h620" svg:viewBox="0 0 621 1">
          <text:p/>
        </draw:connector>
        <draw:custom-shape draw:style-name="gr105" draw:text-style-name="P11" draw:layer="layout" svg:width="2.223cm" svg:height="0.952cm" svg:x="4.905cm" svg:y="6.493cm">
          <text:p text:style-name="P10"><text:span text:style-name="T2">Incremento 3</text:span></text:p>
          <draw:enhanced-geometry svg:viewBox="0 0 21600 21600" draw:type="rectangle" draw:enhanced-path="M 0 0 L 21600 0 21600 21600 0 21600 0 0 Z N"/>
        </draw:custom-shape>
        <draw:custom-shape draw:style-name="gr106" draw:text-style-name="P11" draw:layer="layout" svg:width="2.54cm" svg:height="0.952cm" svg:x="15.065cm" svg:y="6.492cm">
          <text:p text:style-name="P10"><text:span text:style-name="T2">Entrega del </text:span></text:p>
          <text:p text:style-name="P10"><text:span text:style-name="T2">3º incremento</text:span></text:p>
          <draw:enhanced-geometry svg:viewBox="0 0 21600 21600" draw:type="rectangle" draw:enhanced-path="M 0 0 L 21600 0 21600 21600 0 21600 0 0 Z N"/>
        </draw:custom-shape>
        <draw:custom-shape draw:style-name="gr107" draw:text-style-name="P22" xml:id="id20" draw:id="id20" draw:layer="layout" svg:width="1.551cm" svg:height="0.952cm" svg:x="7.059cm" svg:y="6.493cm">
          <text:p text:style-name="P21"><text:span text:style-name="T3">Análisis</text:span></text:p>
          <draw:enhanced-geometry svg:viewBox="0 0 21600 21600" draw:type="rectangle" draw:enhanced-path="M 0 0 L 21600 0 21600 21600 0 21600 0 0 Z N"/>
        </draw:custom-shape>
        <draw:custom-shape draw:style-name="gr108" draw:text-style-name="P11" xml:id="id21" draw:id="id21" draw:layer="layout" svg:width="1.553cm" svg:height="0.952cm" svg:x="9.231cm" svg:y="6.493cm">
          <text:p text:style-name="P10"><text:span text:style-name="T2">Diseño</text:span></text:p>
          <draw:enhanced-geometry svg:viewBox="0 0 21600 21600" draw:type="rectangle" draw:enhanced-path="M 0 0 L 21600 0 21600 21600 0 21600 0 0 Z N"/>
        </draw:custom-shape>
        <draw:custom-shape draw:style-name="gr109" draw:text-style-name="P11" xml:id="id22" draw:id="id22" draw:layer="layout" svg:width="1.552cm" svg:height="0.952cm" svg:x="11.405cm" svg:y="6.493cm">
          <text:p text:style-name="P10"><text:span text:style-name="T2">Códi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11" xml:id="id23" draw:id="id23" draw:layer="layout" svg:width="1.553cm" svg:height="0.952cm" svg:x="13.577cm" svg:y="6.493cm">
          <text:p text:style-name="P10"><text:span text:style-name="T2">Prueba</text:span></text:p>
          <draw:enhanced-geometry svg:viewBox="0 0 21600 21600" draw:type="rectangle" draw:enhanced-path="M 0 0 L 21600 0 21600 21600 0 21600 0 0 Z N"/>
        </draw:custom-shape>
        <draw:connector draw:style-name="gr111" draw:text-style-name="P23" draw:layer="layout" draw:type="line" svg:x1="8.61cm" svg:y1="6.969cm" svg:x2="9.231cm" svg:y2="6.969cm" draw:start-shape="id20" draw:start-glue-point="1" draw:end-shape="id21" draw:end-glue-point="3" svg:d="M8610 6969h621" svg:viewBox="0 0 622 1">
          <text:p/>
        </draw:connector>
        <draw:connector draw:style-name="gr111" draw:text-style-name="P23" draw:layer="layout" draw:type="line" svg:x1="10.784cm" svg:y1="6.969cm" svg:x2="11.405cm" svg:y2="6.969cm" draw:start-shape="id21" draw:start-glue-point="1" draw:end-shape="id22" draw:end-glue-point="3" svg:d="M10784 6969h621" svg:viewBox="0 0 622 1">
          <text:p/>
        </draw:connector>
        <draw:connector draw:style-name="gr111" draw:text-style-name="P23" draw:layer="layout" draw:type="line" svg:x1="12.957cm" svg:y1="6.969cm" svg:x2="13.577cm" svg:y2="6.969cm" draw:start-shape="id22" draw:start-glue-point="1" draw:end-shape="id23" draw:end-glue-point="3" svg:d="M12957 6969h620" svg:viewBox="0 0 621 1">
          <text:p/>
        </draw:connector>
        <draw:custom-shape draw:style-name="gr105" draw:text-style-name="P11" draw:layer="layout" svg:width="2.223cm" svg:height="0.952cm" svg:x="5.54cm" svg:y="8.08cm">
          <text:p text:style-name="P10"><text:span text:style-name="T2">Incremento 4</text:span></text:p>
          <draw:enhanced-geometry svg:viewBox="0 0 21600 21600" draw:type="rectangle" draw:enhanced-path="M 0 0 L 21600 0 21600 21600 0 21600 0 0 Z N"/>
        </draw:custom-shape>
        <draw:custom-shape draw:style-name="gr106" draw:text-style-name="P11" draw:layer="layout" svg:width="2.54cm" svg:height="0.952cm" svg:x="15.7cm" svg:y="8.079cm">
          <text:p text:style-name="P10"><text:span text:style-name="T2">Entrega del </text:span></text:p>
          <text:p text:style-name="P10"><text:span text:style-name="T2">4º incremento</text:span></text:p>
          <draw:enhanced-geometry svg:viewBox="0 0 21600 21600" draw:type="rectangle" draw:enhanced-path="M 0 0 L 21600 0 21600 21600 0 21600 0 0 Z N"/>
        </draw:custom-shape>
        <draw:custom-shape draw:style-name="gr107" draw:text-style-name="P22" xml:id="id24" draw:id="id24" draw:layer="layout" svg:width="1.551cm" svg:height="0.952cm" svg:x="7.694cm" svg:y="8.08cm">
          <text:p text:style-name="P21"><text:span text:style-name="T3">Análisis</text:span></text:p>
          <draw:enhanced-geometry svg:viewBox="0 0 21600 21600" draw:type="rectangle" draw:enhanced-path="M 0 0 L 21600 0 21600 21600 0 21600 0 0 Z N"/>
        </draw:custom-shape>
        <draw:custom-shape draw:style-name="gr108" draw:text-style-name="P11" xml:id="id25" draw:id="id25" draw:layer="layout" svg:width="1.553cm" svg:height="0.952cm" svg:x="9.866cm" svg:y="8.08cm">
          <text:p text:style-name="P10"><text:span text:style-name="T2">Diseño</text:span></text:p>
          <draw:enhanced-geometry svg:viewBox="0 0 21600 21600" draw:type="rectangle" draw:enhanced-path="M 0 0 L 21600 0 21600 21600 0 21600 0 0 Z N"/>
        </draw:custom-shape>
        <draw:custom-shape draw:style-name="gr109" draw:text-style-name="P11" xml:id="id26" draw:id="id26" draw:layer="layout" svg:width="1.552cm" svg:height="0.952cm" svg:x="12.04cm" svg:y="8.08cm">
          <text:p text:style-name="P10"><text:span text:style-name="T2">Códi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11" xml:id="id27" draw:id="id27" draw:layer="layout" svg:width="1.553cm" svg:height="0.952cm" svg:x="14.212cm" svg:y="8.08cm">
          <text:p text:style-name="P10"><text:span text:style-name="T2">Prueba</text:span></text:p>
          <draw:enhanced-geometry svg:viewBox="0 0 21600 21600" draw:type="rectangle" draw:enhanced-path="M 0 0 L 21600 0 21600 21600 0 21600 0 0 Z N"/>
        </draw:custom-shape>
        <draw:connector draw:style-name="gr111" draw:text-style-name="P23" draw:layer="layout" draw:type="line" svg:x1="9.245cm" svg:y1="8.556cm" svg:x2="9.866cm" svg:y2="8.556cm" draw:start-shape="id24" draw:start-glue-point="1" draw:end-shape="id25" draw:end-glue-point="3" svg:d="M9245 8556h621" svg:viewBox="0 0 622 1">
          <text:p/>
        </draw:connector>
        <draw:connector draw:style-name="gr111" draw:text-style-name="P23" draw:layer="layout" draw:type="line" svg:x1="11.419cm" svg:y1="8.556cm" svg:x2="12.04cm" svg:y2="8.556cm" draw:start-shape="id25" draw:start-glue-point="1" draw:end-shape="id26" draw:end-glue-point="3" svg:d="M11419 8556h621" svg:viewBox="0 0 622 1">
          <text:p/>
        </draw:connector>
        <draw:connector draw:style-name="gr111" draw:text-style-name="P23" draw:layer="layout" draw:type="line" svg:x1="13.592cm" svg:y1="8.556cm" svg:x2="14.212cm" svg:y2="8.556cm" draw:start-shape="id26" draw:start-glue-point="1" draw:end-shape="id27" draw:end-glue-point="3" svg:d="M13592 8556h620" svg:viewBox="0 0 621 1">
          <text:p/>
        </draw:connector>
      </draw:page>
      <draw:page draw:name="page4" draw:style-name="dp1" draw:master-page-name="Default">
        <draw:custom-shape draw:style-name="gr1" draw:text-style-name="P1" draw:layer="layout" svg:width="13.97cm" svg:height="9.842cm" svg:x="3.952cm" svg:y="3cm">
          <text:p/>
          <draw:enhanced-geometry svg:viewBox="0 0 21600 21600" draw:type="rectangle" draw:enhanced-path="M 0 0 L 21600 0 21600 21600 0 21600 0 0 Z N"/>
        </draw:custom-shape>
        <draw:line draw:style-name="gr112" draw:text-style-name="P24" draw:layer="layout" svg:x1="10.888cm" svg:y1="10.938cm" svg:x2="17.146cm" svg:y2="3.635cm">
          <text:p/>
        </draw:line>
        <draw:line draw:style-name="gr113" draw:text-style-name="P24" draw:layer="layout" svg:x1="4.346cm" svg:y1="3.635cm" svg:x2="10.604cm" svg:y2="10.938cm">
          <text:p/>
        </draw:line>
        <draw:custom-shape draw:style-name="gr114" draw:text-style-name="P26" xml:id="id35" draw:id="id35" draw:layer="layout" svg:width="2.669cm" svg:height="0.952cm" svg:x="3.953cm" svg:y="4.271cm">
          <text:p text:style-name="P25"><text:span text:style-name="T4">Modelado de los requerimien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26" xml:id="id33" draw:id="id33" draw:layer="layout" svg:width="2.669cm" svg:height="0.952cm" svg:x="5.199cm" svg:y="5.858cm">
          <text:p text:style-name="P25"><text:span text:style-name="T4">Diseño de la arquitectu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26" xml:id="id31" draw:id="id31" draw:layer="layout" svg:width="2.668cm" svg:height="0.952cm" svg:x="6.513cm" svg:y="7.445cm">
          <text:p text:style-name="P25"><text:span text:style-name="T4">Diseño de los componentes</text:span></text:p>
          <draw:enhanced-geometry svg:viewBox="0 0 21600 21600" draw:type="rectangle" draw:enhanced-path="M 0 0 L 21600 0 21600 21600 0 21600 0 0 Z N"/>
        </draw:custom-shape>
        <draw:custom-shape draw:style-name="gr115" draw:text-style-name="P26" xml:id="id29" draw:id="id29" draw:layer="layout" svg:width="2.668cm" svg:height="0.952cm" svg:x="7.76cm" svg:y="9.033cm">
          <text:p text:style-name="P25"><text:span text:style-name="T4">Generación de código</text:span></text:p>
          <draw:enhanced-geometry svg:viewBox="0 0 21600 21600" draw:type="rectangle" draw:enhanced-path="M 0 0 L 21600 0 21600 21600 0 21600 0 0 Z N"/>
        </draw:custom-shape>
        <draw:custom-shape draw:style-name="gr114" draw:text-style-name="P26" xml:id="id34" draw:id="id34" draw:layer="layout" svg:width="2.669cm" svg:height="0.952cm" svg:x="14.936cm" svg:y="4.27cm">
          <text:p text:style-name="P25"><text:span text:style-name="T4">Pruebas de aceptación</text:span></text:p>
          <draw:enhanced-geometry svg:viewBox="0 0 21600 21600" draw:type="rectangle" draw:enhanced-path="M 0 0 L 21600 0 21600 21600 0 21600 0 0 Z N"/>
        </draw:custom-shape>
        <draw:custom-shape draw:style-name="gr114" draw:text-style-name="P26" xml:id="id32" draw:id="id32" draw:layer="layout" svg:width="2.669cm" svg:height="0.952cm" svg:x="13.623cm" svg:y="5.858cm">
          <text:p text:style-name="P25"><text:span text:style-name="T4">Pruebas del sistema</text:span></text:p>
          <draw:enhanced-geometry svg:viewBox="0 0 21600 21600" draw:type="rectangle" draw:enhanced-path="M 0 0 L 21600 0 21600 21600 0 21600 0 0 Z N"/>
        </draw:custom-shape>
        <draw:custom-shape draw:style-name="gr115" draw:text-style-name="P26" xml:id="id30" draw:id="id30" draw:layer="layout" svg:width="2.668cm" svg:height="0.952cm" svg:x="12.377cm" svg:y="7.446cm">
          <text:p text:style-name="P25"><text:span text:style-name="T4">Pruebas de integración</text:span></text:p>
          <draw:enhanced-geometry svg:viewBox="0 0 21600 21600" draw:type="rectangle" draw:enhanced-path="M 0 0 L 21600 0 21600 21600 0 21600 0 0 Z N"/>
        </draw:custom-shape>
        <draw:custom-shape draw:style-name="gr114" draw:text-style-name="P26" xml:id="id28" draw:id="id28" draw:layer="layout" svg:width="2.669cm" svg:height="0.952cm" svg:x="11.063cm" svg:y="9.033cm">
          <text:p text:style-name="P25"><text:span text:style-name="T4">Pruebas unitarias</text:span></text:p>
          <draw:enhanced-geometry svg:viewBox="0 0 21600 21600" draw:type="rectangle" draw:enhanced-path="M 0 0 L 21600 0 21600 21600 0 21600 0 0 Z N"/>
        </draw:custom-shape>
        <draw:custom-shape draw:style-name="gr116" draw:text-style-name="P26" draw:layer="layout" svg:width="2.667cm" svg:height="0.952cm" svg:x="9.467cm" svg:y="10.938cm">
          <text:p text:style-name="P25"><text:span text:style-name="T4">Software ejecu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7" draw:text-style-name="P24" draw:layer="layout" draw:type="line" svg:x1="11.063cm" svg:y1="9.509cm" svg:x2="10.428cm" svg:y2="9.509cm" draw:start-shape="id28" draw:start-glue-point="3" draw:end-shape="id29" draw:end-glue-point="1" svg:d="M11063 9509h-635" svg:viewBox="0 0 636 1">
          <text:p/>
        </draw:connector>
        <draw:connector draw:style-name="gr118" draw:text-style-name="P24" draw:layer="layout" draw:type="line" svg:x1="12.377cm" svg:y1="7.922cm" svg:x2="9.181cm" svg:y2="7.921cm" draw:start-shape="id30" draw:start-glue-point="3" draw:end-shape="id31" draw:end-glue-point="1" svg:d="M12377 7922l-3196-1" svg:viewBox="0 0 3197 2">
          <text:p/>
        </draw:connector>
        <draw:connector draw:style-name="gr119" draw:text-style-name="P24" draw:layer="layout" draw:type="line" svg:x1="13.623cm" svg:y1="6.334cm" svg:x2="7.868cm" svg:y2="6.334cm" draw:start-shape="id32" draw:start-glue-point="3" draw:end-shape="id33" draw:end-glue-point="1" svg:d="M13623 6334h-5755" svg:viewBox="0 0 5756 1">
          <text:p/>
        </draw:connector>
        <draw:connector draw:style-name="gr120" draw:text-style-name="P24" draw:layer="layout" draw:type="line" svg:x1="14.936cm" svg:y1="4.746cm" svg:x2="6.622cm" svg:y2="4.747cm" draw:start-shape="id34" draw:start-glue-point="3" draw:end-shape="id35" draw:end-glue-point="1" svg:d="M14936 4746l-8314 1" svg:viewBox="0 0 8315 2">
          <text:p/>
        </draw:connector>
        <draw:line draw:style-name="gr121" draw:text-style-name="P24" draw:layer="layout" svg:x1="13.732cm" svg:y1="5.858cm" svg:x2="6.622cm" svg:y2="5.223cm">
          <text:p/>
        </draw:line>
        <draw:line draw:style-name="gr121" draw:text-style-name="P24" draw:layer="layout" svg:x1="12.595cm" svg:y1="7.445cm" svg:x2="7.76cm" svg:y2="6.81cm">
          <text:p/>
        </draw:line>
        <draw:line draw:style-name="gr121" draw:text-style-name="P24" draw:layer="layout" svg:x1="11.173cm" svg:y1="9.003cm" svg:x2="9.182cm" svg:y2="8.368cm">
          <text:p/>
        </draw:line>
      </draw:page>
      <draw:page draw:name="page5" draw:style-name="dp1" draw:master-page-name="Default">
        <draw:custom-shape draw:style-name="gr122" draw:text-style-name="P1" draw:layer="layout" svg:width="13.97cm" svg:height="11.43cm" svg:x="3.952cm" svg:y="3cm">
          <text:p/>
          <draw:enhanced-geometry svg:viewBox="0 0 21600 21600" draw:type="rectangle" draw:enhanced-path="M 0 0 L 21600 0 21600 21600 0 21600 0 0 Z N"/>
        </draw:custom-shape>
        <draw:g xml:id="id38" draw:id="id38">
          <draw:custom-shape draw:style-name="gr123" draw:text-style-name="P27" xml:id="id37" draw:id="id37" draw:layer="layout" svg:width="1.905cm" svg:height="1.27cm" svg:x="11.439cm" svg:y="7.127cm">
            <text:p text:style-name="P28"><text:span text:style-name="T1"/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24" draw:text-style-name="P27" draw:layer="layout" svg:x1="12.202cm" svg:y1="7.762cm" svg:x2="12.583cm" svg:y2="7.762cm">
            <text:p text:style-name="P6"><text:span text:style-name="T1">¿Falló?</text:span></text:p>
          </draw:line>
        </draw:g>
        <draw:custom-shape draw:style-name="gr125" draw:text-style-name="P29" xml:id="id36" draw:id="id36" draw:layer="layout" svg:width="2.54cm" svg:height="0.953cm" svg:x="11.121cm" svg:y="5.539cm">
          <text:p text:style-name="P28"><text:span text:style-name="T1">Ejecutar el escenar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5" draw:layer="layout" svg:x1="12.391cm" svg:y1="6.492cm" svg:x2="12.392cm" svg:y2="7.127cm" draw:start-shape="id36" draw:start-glue-point="2" draw:end-shape="id37" draw:end-glue-point="4" svg:d="M12391 6492v317h1v318" svg:viewBox="0 0 2 636">
          <text:p/>
        </draw:connector>
        <draw:custom-shape draw:style-name="gr125" draw:text-style-name="P29" xml:id="id40" draw:id="id40" draw:layer="layout" svg:width="2.54cm" svg:height="0.953cm" svg:x="11.121cm" svg:y="3.951cm">
          <text:p text:style-name="P28"><text:span text:style-name="T1">Escribir un escenar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29" xml:id="id39" draw:id="id39" draw:layer="layout" svg:width="2.54cm" svg:height="0.953cm" svg:x="11.121cm" svg:y="9.032cm">
          <text:p text:style-name="P28"><text:span text:style-name="T1">Implementar Step defin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6" draw:text-style-name="P8" draw:layer="layout" svg:x1="12.391cm" svg:y1="8.397cm" svg:x2="12.391cm" svg:y2="9.032cm" draw:start-shape="id38" draw:start-glue-point="2" draw:end-shape="id39" draw:end-glue-point="0" svg:d="M12391 8397v635" svg:viewBox="0 0 1 636">
          <text:p text:style-name="P6"><text:span text:style-name="T1"><text:s text:c="9"/></text:span><text:span text:style-name="T1">Si</text:span></text:p>
        </draw:connector>
        <draw:connector draw:style-name="gr2" draw:text-style-name="P5" draw:layer="layout" svg:x1="12.391cm" svg:y1="4.904cm" svg:x2="12.391cm" svg:y2="5.539cm" draw:start-shape="id40" draw:start-glue-point="2" draw:end-shape="id36" draw:end-glue-point="0" svg:d="M12391 4904v635" svg:viewBox="0 0 1 636">
          <text:p/>
        </draw:connector>
        <draw:connector draw:style-name="gr126" draw:text-style-name="P30" draw:layer="layout" svg:x1="13.344cm" svg:y1="7.762cm" svg:x2="13.661cm" svg:y2="4.427cm" draw:start-shape="id38" draw:start-glue-point="1" draw:end-shape="id40" draw:end-glue-point="1" svg:d="M13344 7762h818v-3335h-501" svg:viewBox="0 0 819 3336">
          <text:p text:style-name="P6"><text:s text:c="11"/><text:span text:style-name="T1">No</text:span></text:p>
        </draw:connector>
        <draw:line draw:style-name="gr127" draw:text-style-name="P6" draw:layer="layout" svg:x1="12.391cm" svg:y1="3.952cm" svg:x2="12.391cm" svg:y2="3.317cm">
          <text:p/>
        </draw:line>
        <draw:line draw:style-name="gr127" draw:text-style-name="P6" draw:layer="layout" svg:x1="12.299cm" svg:y1="10.946cm" svg:x2="12.299cm" svg:y2="9.976cm">
          <text:p/>
        </draw:line>
        <draw:g xml:id="id41" draw:id="id41">
          <draw:custom-shape draw:style-name="gr123" draw:text-style-name="P27" draw:layer="layout" svg:width="1.905cm" svg:height="1.27cm" svg:x="6.677cm" svg:y="10.6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24" draw:text-style-name="P27" draw:layer="layout" svg:x1="7.44cm" svg:y1="11.255cm" svg:x2="7.821cm" svg:y2="11.255cm">
            <text:p text:style-name="P6"><text:span text:style-name="T1">¿Falló?</text:span></text:p>
          </draw:line>
        </draw:g>
        <draw:custom-shape draw:style-name="gr125" draw:text-style-name="P29" xml:id="id43" draw:id="id43" draw:layer="layout" svg:width="2.54cm" svg:height="0.953cm" svg:x="6.359cm" svg:y="9.032cm">
          <text:p text:style-name="P28"><text:span text:style-name="T1">Corregir erro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29" xml:id="id42" draw:id="id42" draw:layer="layout" svg:width="2.54cm" svg:height="0.953cm" svg:x="6.359cm" svg:y="12.525cm">
          <text:p text:style-name="P28"><text:span text:style-name="T1">Ejecutar escenar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0" draw:layer="layout" svg:x1="6.677cm" svg:y1="11.255cm" svg:x2="11.121cm" svg:y2="4.427cm" draw:start-shape="id41" draw:start-glue-point="3" draw:end-shape="id40" svg:d="M6677 11255h-502v-6828h4946" svg:viewBox="0 0 4947 6829">
          <text:p/>
        </draw:connector>
        <draw:connector draw:style-name="gr128" draw:text-style-name="P5" draw:layer="layout" svg:x1="7.629cm" svg:y1="12.525cm" svg:x2="7.629cm" svg:y2="11.89cm" draw:start-shape="id42" draw:start-glue-point="0" draw:end-shape="id41" draw:end-glue-point="2" svg:d="M7629 12525v-635" svg:viewBox="0 0 1 636">
          <text:p/>
        </draw:connector>
        <draw:connector draw:style-name="gr126" draw:text-style-name="P30" draw:layer="layout" svg:x1="7.629cm" svg:y1="10.62cm" svg:x2="7.629cm" svg:y2="9.985cm" draw:start-shape="id41" draw:start-glue-point="0" draw:end-shape="id43" draw:end-glue-point="2" svg:d="M7629 10620v-635" svg:viewBox="0 0 1 636">
          <text:p text:style-name="P6"><text:s text:c="4"/><text:span text:style-name="T1">Si</text:span></text:p>
        </draw:connector>
        <draw:line draw:style-name="gr8" draw:text-style-name="P8" draw:layer="layout" svg:x1="6.359cm" svg:y1="6.81cm" svg:x2="6.676cm" svg:y2="6.81cm">
          <text:p text:style-name="P6"><text:span text:style-name="T1">No</text:span></text:p>
        </draw:line>
        <draw:custom-shape draw:style-name="gr129" draw:text-style-name="P29" xml:id="id44" draw:id="id44" draw:layer="layout" svg:width="2.54cm" svg:height="0.953cm" svg:x="9.216cm" svg:y="10.937cm">
          <text:p text:style-name="P28"><text:span text:style-name="T1">Escribir especificación de la fall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29" xml:id="id45" draw:id="id45" draw:layer="layout" svg:width="2.54cm" svg:height="0.953cm" svg:x="13.026cm" svg:y="10.937cm">
          <text:p text:style-name="P28"><text:span text:style-name="T1">Escribir código con pase de especificació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29" xml:id="id46" draw:id="id46" draw:layer="layout" svg:width="2.54cm" svg:height="0.953cm" svg:x="11.121cm" svg:y="12.525cm">
          <text:p text:style-name="P28"><text:span text:style-name="T1">Refactoriz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5" draw:layer="layout" svg:x1="11.756cm" svg:y1="11.413cm" svg:x2="13.026cm" svg:y2="11.413cm" draw:start-shape="id44" draw:start-glue-point="1" draw:end-shape="id45" draw:end-glue-point="3" svg:d="M11756 11413h1270" svg:viewBox="0 0 1271 1">
          <text:p/>
        </draw:connector>
        <draw:connector draw:style-name="gr128" draw:text-style-name="P5" draw:layer="layout" svg:x1="14.296cm" svg:y1="11.89cm" svg:x2="13.661cm" svg:y2="13.001cm" draw:start-shape="id45" draw:start-glue-point="2" draw:end-shape="id46" draw:end-glue-point="1" svg:d="M14296 11890v1111h-635" svg:viewBox="0 0 636 1112">
          <text:p/>
        </draw:connector>
        <draw:connector draw:style-name="gr128" draw:text-style-name="P5" draw:layer="layout" svg:x1="11.121cm" svg:y1="13.001cm" svg:x2="8.899cm" svg:y2="13.001cm" draw:start-shape="id46" draw:start-glue-point="3" draw:end-shape="id42" draw:end-glue-point="1" svg:d="M11121 13001h-2222" svg:viewBox="0 0 2223 1">
          <text:p/>
        </draw:connector>
        <draw:connector draw:style-name="gr2" draw:text-style-name="P5" draw:layer="layout" draw:type="line" svg:x1="10.491cm" svg:y1="13.01cm" svg:x2="10.486cm" svg:y2="11.89cm" draw:end-shape="id44" draw:end-glue-point="2" svg:d="M10491 13010l-5-1120" svg:viewBox="0 0 6 1121">
          <text:p/>
        </draw:connector>
        <draw:line draw:style-name="gr8" draw:text-style-name="P8" draw:layer="layout" svg:x1="6.81cm" svg:y1="3.952cm" svg:x2="7.127cm" svg:y2="3.952cm">
          <text:p text:style-name="P6"><text:span text:style-name="T1">BDD</text:span></text:p>
        </draw:line>
        <draw:custom-shape draw:style-name="gr130" draw:text-style-name="P5" draw:layer="layout" svg:width="0.317cm" svg:height="2.54cm" svg:x="15.7cm" svg:y="10.61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8" draw:text-style-name="P8" draw:layer="layout" svg:x1="16.335cm" svg:y1="11.889cm" svg:x2="16.652cm" svg:y2="11.889cm">
          <text:p text:style-name="P6"><text:span text:style-name="T1">TDD</text:span></text:p>
        </draw:line>
      </draw:page>
      <draw:page draw:name="page6" draw:style-name="dp1" draw:master-page-name="Default">
        <draw:custom-shape draw:style-name="gr131" draw:text-style-name="P1" draw:layer="layout" svg:width="13.97cm" svg:height="8.255cm" svg:x="3.952cm" svg:y="3cm">
          <text:p/>
          <draw:enhanced-geometry svg:viewBox="0 0 21600 21600" draw:type="rectangle" draw:enhanced-path="M 0 0 L 21600 0 21600 21600 0 21600 0 0 Z N"/>
        </draw:custom-shape>
        <draw:frame draw:style-name="standard" xml:id="id47" draw:id="id47" draw:layer="layout" svg:width="12.577cm" svg:height="6.38cm" svg:x="4.289cm" svg:y="4.2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 table:number-columns-spanned="3">
                <text:p text:style-name="P6"><text:span text:style-name="T1">Número de puerto origen</text:span></text:p>
              </table:table-cell>
              <table:covered-table-cell/>
              <table:covered-table-cell/>
              <table:table-cell table:style-name="ce3">
                <text:p text:style-name="P6"><text:span text:style-name="T1">Número de puerto destino</text:span></text:p>
              </table:table-cell>
              <table:table-cell table:style-name="ce4" table:number-rows-spanned="5"/>
            </table:table-row>
            <table:table-row table:style-name="ro1" table:default-cell-style-name="ce2">
              <table:table-cell table:style-name="ce1" table:number-columns-spanned="4">
                <text:p text:style-name="P6"><text:span text:style-name="T1">Número de secuencia (Sequence Number)</text:span></text:p>
              </table:table-cell>
              <table:covered-table-cell/>
              <table:covered-table-cell/>
              <table:covered-table-cell table:style-name="ce5"/>
              <table:covered-table-cell table:style-name="ce6"/>
            </table:table-row>
            <table:table-row table:style-name="ro1" table:default-cell-style-name="ce2">
              <table:table-cell table:style-name="ce1" table:number-columns-spanned="4">
                <text:p text:style-name="P6"><text:span text:style-name="T1">Número de confirmación (Acknowledge Number)</text:span></text:p>
              </table:table-cell>
              <table:covered-table-cell/>
              <table:covered-table-cell/>
              <table:covered-table-cell table:style-name="ce5"/>
              <table:covered-table-cell table:style-name="ce6"/>
            </table:table-row>
            <table:table-row table:style-name="ro2" table:default-cell-style-name="ce1">
              <table:table-cell>
                <text:p text:style-name="P6"><text:span text:style-name="T1">Longitud cabecera</text:span></text:p>
              </table:table-cell>
              <table:table-cell>
                <text:p text:style-name="P6"><text:span text:style-name="T1">Reservado</text:span></text:p>
              </table:table-cell>
              <table:table-cell>
                <text:p text:style-name="P6"><text:span text:style-name="T1">Flags</text:span></text:p>
              </table:table-cell>
              <table:table-cell table:style-name="ce3">
                <text:p text:style-name="P6"><text:span text:style-name="T1">Tamaño de la ventana (Window Size) </text:span></text:p>
                <text:p text:style-name="P6"><text:span text:style-name="T1">(16 bits)</text:span></text:p>
              </table:table-cell>
              <table:covered-table-cell table:style-name="ce4"/>
            </table:table-row>
            <table:table-row table:style-name="ro3" table:default-cell-style-name="ce2">
              <table:table-cell table:style-name="ce1" table:number-columns-spanned="3">
                <text:p text:style-name="P6"><text:span text:style-name="T1">Checksum del datagrama TCP</text:span></text:p>
              </table:table-cell>
              <table:covered-table-cell/>
              <table:covered-table-cell/>
              <table:table-cell table:style-name="ce3">
                <text:p text:style-name="P6"><text:span text:style-name="T1">Puntero de urgencia (Urgent Pointer)</text:span></text:p>
              </table:table-cell>
              <table:covered-table-cell table:style-name="ce7"/>
            </table:table-row>
            <table:table-row table:style-name="ro1" table:default-cell-style-name="ce2">
              <table:table-cell table:style-name="ce1" table:number-columns-spanned="4">
                <text:p text:style-name="P6"><text:span text:style-name="T1">Opciones (Options) [campo optativo]</text:span></text:p>
              </table:table-cell>
              <table:covered-table-cell/>
              <table:covered-table-cell/>
              <table:covered-table-cell table:style-name="ce5"/>
              <table:table-cell table:style-name="ce6" table:number-rows-spanned="2"/>
            </table:table-row>
            <table:table-row table:style-name="ro4" table:default-cell-style-name="ce2">
              <table:table-cell table:style-name="ce1" table:number-columns-spanned="4">
                <text:p text:style-name="P6"><text:span text:style-name="T5">Datos </text:span><text:span text:style-name="T1">[campo optativo]</text:span></text:p>
              </table:table-cell>
              <table:covered-table-cell/>
              <table:covered-table-cell/>
              <table:covered-table-cell table:style-name="ce5"/>
              <table:covered-table-cell table:style-name="ce6"/>
            </table:table-row>
          </table:table>
          <draw:image xlink:href="Pictures/TablePreview1.svm" xlink:type="simple" xlink:show="embed" xlink:actuate="onLoad"/>
        </draw:frame>
        <draw:connector draw:style-name="gr132" draw:text-style-name="P5" draw:layer="layout" draw:type="line" svg:x1="10.577cm" svg:y1="4.27cm" svg:x2="10.577cm" svg:y2="4.27cm" draw:start-shape="id47" draw:end-shape="id47" svg:d="M10577 4270z" svg:viewBox="0 0 1 1">
          <text:p/>
        </draw:connector>
        <draw:connector draw:style-name="gr133" draw:text-style-name="P5" draw:layer="layout" draw:type="line" svg:x1="10.577cm" svg:y1="4.27cm" svg:x2="10.577cm" svg:y2="4.27cm" draw:start-shape="id47" draw:end-shape="id47" svg:d="M10577 4270z" svg:viewBox="0 0 1 1">
          <text:p/>
        </draw:connector>
        <draw:line draw:style-name="gr134" draw:text-style-name="P4" xml:id="id48" draw:id="id48" draw:layer="layout" svg:x1="15.7cm" svg:y1="9.064cm" svg:x2="16.97cm" svg:y2="9.064cm">
          <text:p/>
        </draw:line>
        <draw:line draw:style-name="gr135" draw:text-style-name="P4" xml:id="id49" draw:id="id49" draw:layer="layout" svg:x1="15.7cm" svg:y1="4.301cm" svg:x2="16.97cm" svg:y2="4.301cm">
          <text:p/>
        </draw:line>
        <draw:connector draw:style-name="gr136" draw:text-style-name="P30" draw:layer="layout" draw:type="line" svg:x1="16.335cm" svg:y1="9.064cm" svg:x2="16.335cm" svg:y2="4.301cm" draw:start-shape="id48" draw:start-glue-point="0" draw:end-shape="id49" draw:end-glue-point="0" svg:d="M16335 9064v-4763" svg:viewBox="0 0 1 4764">
          <text:p text:style-name="P6"><text:s text:c="8"/><text:span text:style-name="T1">20 </text:span><text:span text:style-name="T1">Bytes</text:span></text:p>
        </draw:connector>
        <draw:line draw:style-name="gr8" draw:text-style-name="P8" draw:layer="layout" svg:x1="4.27cm" svg:y1="3.952cm" svg:x2="4.587cm" svg:y2="3.952cm">
          <text:p text:style-name="P6"><text:span text:style-name="T1">0</text:span></text:p>
        </draw:line>
        <draw:line draw:style-name="gr8" draw:text-style-name="P8" draw:layer="layout" svg:x1="5.54cm" svg:y1="3.952cm" svg:x2="5.857cm" svg:y2="3.952cm">
          <text:p text:style-name="P6"><text:span text:style-name="T1">3</text:span></text:p>
        </draw:line>
        <draw:line draw:style-name="gr8" draw:text-style-name="P8" draw:layer="layout" svg:x1="6.01cm" svg:y1="3.952cm" svg:x2="6.327cm" svg:y2="3.952cm">
          <text:p text:style-name="P6"><text:span text:style-name="T1">4</text:span></text:p>
        </draw:line>
        <draw:line draw:style-name="gr8" draw:text-style-name="P8" draw:layer="layout" svg:x1="7.445cm" svg:y1="3.952cm" svg:x2="7.762cm" svg:y2="3.952cm">
          <text:p text:style-name="P6"><text:span text:style-name="T1">9</text:span></text:p>
        </draw:line>
        <draw:line draw:style-name="gr8" draw:text-style-name="P8" draw:layer="layout" svg:x1="8.08cm" svg:y1="3.952cm" svg:x2="8.397cm" svg:y2="3.952cm">
          <text:p text:style-name="P6"><text:span text:style-name="T1">10</text:span></text:p>
        </draw:line>
        <draw:line draw:style-name="gr8" draw:text-style-name="P8" draw:layer="layout" svg:x1="9.35cm" svg:y1="3.952cm" svg:x2="9.667cm" svg:y2="3.952cm">
          <text:p text:style-name="P6"><text:span text:style-name="T1">15</text:span></text:p>
        </draw:line>
        <draw:line draw:style-name="gr8" draw:text-style-name="P8" draw:layer="layout" svg:x1="9.985cm" svg:y1="3.952cm" svg:x2="10.302cm" svg:y2="3.952cm">
          <text:p text:style-name="P6"><text:span text:style-name="T1">16</text:span></text:p>
        </draw:line>
        <draw:line draw:style-name="gr8" draw:text-style-name="P8" draw:layer="layout" svg:x1="15.382cm" svg:y1="3.952cm" svg:x2="15.699cm" svg:y2="3.952cm">
          <text:p text:style-name="P6"><text:span text:style-name="T1">31</text:span></text:p>
        </draw:line>
      </draw:page>
      <draw:page draw:name="page7" draw:style-name="dp1" draw:master-page-name="Default">
        <draw:custom-shape draw:style-name="gr131" draw:text-style-name="P1" draw:layer="layout" svg:width="13.97cm" svg:height="8.255cm" svg:x="3.952cm" svg:y="3cm">
          <text:p/>
          <draw:enhanced-geometry svg:viewBox="0 0 21600 21600" draw:type="rectangle" draw:enhanced-path="M 0 0 L 21600 0 21600 21600 0 21600 0 0 Z N"/>
        </draw:custom-shape>
        <draw:frame draw:style-name="standard" xml:id="id50" draw:id="id50" draw:layer="layout" svg:width="12.577cm" svg:height="3.491cm" svg:x="4.289cm" svg:y="4.27cm">
          <table:table table:template-name="default" table:use-first-row-styles="true" table:use-banding-rows-styles="true">
            <table:table-column table:style-name="co6"/>
            <table:table-column table:style-name="co4"/>
            <table:table-column table:style-name="co5"/>
            <table:table-row table:style-name="ro5">
              <table:table-cell table:style-name="ce1">
                <text:p text:style-name="P6"><text:span text:style-name="T1">Número de puerto origen</text:span></text:p>
              </table:table-cell>
              <table:table-cell table:style-name="ce3">
                <text:p text:style-name="P6"><text:span text:style-name="T1">Número de puerto destino</text:span></text:p>
              </table:table-cell>
              <table:table-cell table:style-name="ce4" table:number-rows-spanned="2"/>
            </table:table-row>
            <table:table-row table:style-name="ro6">
              <table:table-cell table:style-name="ce1">
                <text:p text:style-name="P6"><text:span text:style-name="T1">Longitud del datagrama UDP</text:span></text:p>
              </table:table-cell>
              <table:table-cell table:style-name="ce3">
                <text:p text:style-name="P6"><text:span text:style-name="T1">Checksum</text:span></text:p>
              </table:table-cell>
              <table:covered-table-cell table:style-name="ce7"/>
            </table:table-row>
            <table:table-row table:style-name="ro7">
              <table:table-cell table:style-name="ce1" table:number-columns-spanned="2">
                <text:p text:style-name="P6"><text:span text:style-name="T1"/></text:p>
                <text:p text:style-name="P6"><text:span text:style-name="T1">DATOS</text:span></text:p>
                <text:p text:style-name="P6"><text:span text:style-name="T1"/></text:p>
              </table:table-cell>
              <table:covered-table-cell table:style-name="ce5"/>
              <table:table-cell table:style-name="ce6"/>
            </table:table-row>
          </table:table>
          <draw:image xlink:href="Pictures/TablePreview2.svm" xlink:type="simple" xlink:show="embed" xlink:actuate="onLoad"/>
        </draw:frame>
        <draw:connector draw:style-name="gr132" draw:text-style-name="P5" draw:layer="layout" draw:type="line" svg:x1="10.577cm" svg:y1="4.27cm" svg:x2="10.577cm" svg:y2="4.27cm" draw:start-shape="id50" draw:end-shape="id50" svg:d="M10577 4270z" svg:viewBox="0 0 1 1">
          <text:p/>
        </draw:connector>
        <draw:connector draw:style-name="gr133" draw:text-style-name="P5" draw:layer="layout" draw:type="line" svg:x1="10.577cm" svg:y1="4.27cm" svg:x2="10.577cm" svg:y2="4.27cm" draw:start-shape="id50" draw:end-shape="id50" svg:d="M10577 4270z" svg:viewBox="0 0 1 1">
          <text:p/>
        </draw:connector>
        <draw:line draw:style-name="gr134" draw:text-style-name="P4" xml:id="id51" draw:id="id51" draw:layer="layout" svg:x1="15.7cm" svg:y1="6.175cm" svg:x2="16.97cm" svg:y2="6.175cm">
          <text:p/>
        </draw:line>
        <draw:line draw:style-name="gr135" draw:text-style-name="P4" xml:id="id52" draw:id="id52" draw:layer="layout" svg:x1="15.7cm" svg:y1="4.301cm" svg:x2="16.97cm" svg:y2="4.301cm">
          <text:p/>
        </draw:line>
        <draw:connector draw:style-name="gr136" draw:text-style-name="P8" draw:layer="layout" draw:type="line" svg:x1="16.335cm" svg:y1="6.175cm" svg:x2="16.335cm" svg:y2="4.301cm" draw:start-shape="id51" draw:start-glue-point="0" draw:end-shape="id52" draw:end-glue-point="0" svg:d="M16335 6175v-1874" svg:viewBox="0 0 1 1875">
          <text:p text:style-name="P6"><text:span text:style-name="T1"><text:s text:c="14"/></text:span><text:span text:style-name="T1">8 </text:span><text:span text:style-name="T1">Bytes</text:span></text:p>
        </draw:connector>
        <draw:line draw:style-name="gr8" draw:text-style-name="P8" draw:layer="layout" svg:x1="4.27cm" svg:y1="3.952cm" svg:x2="4.587cm" svg:y2="3.952cm">
          <text:p text:style-name="P6"><text:span text:style-name="T1">0</text:span></text:p>
        </draw:line>
        <draw:line draw:style-name="gr8" draw:text-style-name="P8" draw:layer="layout" svg:x1="9.35cm" svg:y1="3.952cm" svg:x2="9.667cm" svg:y2="3.952cm">
          <text:p text:style-name="P6"><text:span text:style-name="T1">15</text:span></text:p>
        </draw:line>
        <draw:line draw:style-name="gr8" draw:text-style-name="P8" draw:layer="layout" svg:x1="9.985cm" svg:y1="3.952cm" svg:x2="10.302cm" svg:y2="3.952cm">
          <text:p text:style-name="P6"><text:span text:style-name="T1">16</text:span></text:p>
        </draw:line>
        <draw:line draw:style-name="gr8" draw:text-style-name="P8" draw:layer="layout" svg:x1="15.382cm" svg:y1="3.952cm" svg:x2="15.699cm" svg:y2="3.952cm">
          <text:p text:style-name="P6"><text:span text:style-name="T1">31</text:span></text:p>
        </draw:line>
      </draw:page>
      <draw:page draw:name="page8" draw:style-name="dp1" draw:master-page-name="Default">
        <draw:custom-shape draw:style-name="gr137" draw:text-style-name="P1" draw:layer="layout" svg:width="13.97cm" svg:height="6.985cm" svg:x="3.635cm" svg:y="3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31" draw:layer="layout" svg:width="3.538cm" svg:height="2.654cm" svg:x="4.27cm" svg:y="5.303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1" draw:layer="layout" svg:width="2.946cm" svg:height="2.064cm" svg:x="4.566cm" svg:y="5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1" draw:layer="layout" svg:width="0.296cm" svg:height="0.19cm" svg:x="10.755cm" svg:y="6.48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1" xml:id="id63" draw:id="id63" draw:layer="layout" svg:width="0.292cm" svg:height="0.293cm" draw:transform="rotate (1.5707963267949) translate (6.924cm 6.773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2" draw:text-style-name="P32" xml:id="id66" draw:id="id66" draw:layer="layout" svg:width="0.295cm" svg:height="0.293cm" draw:transform="rotate (-1.5707963267949) translate (7.216cm 6.77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1" draw:text-style-name="P1" draw:layer="layout" svg:width="0.291cm" svg:height="0.292cm" svg:x="7.81cm" svg:y="5.303cm">
          <text:p/>
          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1" draw:text-style-name="P1" xml:id="id59" draw:id="id59" draw:layer="layout" svg:width="0.291cm" svg:height="0.293cm" svg:x="7.81cm" svg:y="7.658cm">
          <text:p/>
          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1" draw:text-style-name="P1" draw:layer="layout" svg:width="0.291cm" svg:height="0.292cm" svg:x="7.81cm" svg:y="5.89cm">
          <text:p/>
          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1" draw:text-style-name="P1" xml:id="id53" draw:id="id53" draw:layer="layout" svg:width="0.291cm" svg:height="0.291cm" svg:x="7.81cm" svg:y="6.48cm">
          <text:p/>
          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1" draw:text-style-name="P1" xml:id="id58" draw:id="id58" draw:layer="layout" svg:width="0.291cm" svg:height="0.292cm" svg:x="7.81cm" svg:y="7.069cm">
          <text:p/>
          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3" draw:text-style-name="P31" draw:layer="layout" svg:width="3.539cm" svg:height="2.654cm" svg:x="13.108cm" svg:y="5.30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9" draw:text-style-name="P1" draw:layer="layout" svg:width="2.946cm" svg:height="2.064cm" svg:x="13.409cm" svg:y="5.59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1" xml:id="id65" draw:id="id65" draw:layer="layout" svg:width="0.292cm" svg:height="0.293cm" draw:transform="rotate (1.5707963267949) translate (13.699cm 6.773cm)">
          <text:p/>
          <draw:enhanced-geometry svg:viewBox="0 0 21600 21600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2" draw:text-style-name="P32" xml:id="id67" draw:id="id67" draw:layer="layout" svg:width="0.295cm" svg:height="0.293cm" draw:transform="rotate (-1.5707963267949) translate (13.993cm 6.77cm)">
          <text:p/>
          <draw:enhanced-geometry svg:viewBox="0 0 21600 21600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1" draw:text-style-name="P1" draw:layer="layout" svg:width="0.292cm" svg:height="0.292cm" svg:x="12.82cm" svg:y="5.303cm">
          <text:p/>
          <draw:enhanced-geometry svg:viewBox="0 0 21600 21600" draw:mirror-vertical="false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1" draw:text-style-name="P1" xml:id="id61" draw:id="id61" draw:layer="layout" svg:width="0.292cm" svg:height="0.293cm" svg:x="12.82cm" svg:y="7.658cm">
          <text:p/>
          <draw:enhanced-geometry svg:viewBox="0 0 21600 21600" draw:mirror-vertical="false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1" draw:text-style-name="P1" draw:layer="layout" svg:width="0.292cm" svg:height="0.292cm" svg:x="12.82cm" svg:y="5.89cm">
          <text:p/>
          <draw:enhanced-geometry svg:viewBox="0 0 21600 21600" draw:mirror-vertical="false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1" draw:text-style-name="P1" xml:id="id54" draw:id="id54" draw:layer="layout" svg:width="0.292cm" svg:height="0.291cm" svg:x="12.82cm" svg:y="6.48cm">
          <text:p/>
          <draw:enhanced-geometry svg:viewBox="0 0 21600 21600" draw:mirror-vertical="false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1" draw:text-style-name="P1" xml:id="id60" draw:id="id60" draw:layer="layout" svg:width="0.292cm" svg:height="0.292cm" svg:x="12.82cm" svg:y="7.069cm">
          <text:p/>
          <draw:enhanced-geometry svg:viewBox="0 0 21600 21600" draw:mirror-vertical="false" draw:mirror-horizontal="true" draw:glue-points="10800 0 0 10800 10800 21600 21600 10800" draw:text-areas="0 3100 18500 18500" draw:type="flowchart-delay" draw:enhanced-path="M 10800 0 X 21600 10800 10800 21600 L 0 21600 0 0 Z N"/>
        </draw:custom-shape>
        <draw:connector draw:style-name="gr126" draw:text-style-name="P30" draw:layer="layout" draw:type="line" svg:x1="8.101cm" svg:y1="6.626cm" svg:x2="12.82cm" svg:y2="6.626cm" draw:start-shape="id53" draw:start-glue-point="7" draw:end-shape="id54" draw:end-glue-point="7" svg:d="M8101 6626h4719" svg:viewBox="0 0 4720 1">
          <text:p text:style-name="P6"/>
          <text:p text:style-name="P6"><text:span text:style-name="T1">Mensaje</text:span></text:p>
        </draw:connector>
        <draw:custom-shape draw:style-name="gr144" draw:text-style-name="P26" xml:id="id55" draw:id="id55" draw:layer="layout" svg:width="1.77cm" svg:height="0.593cm" svg:x="8.692cm" svg:y="4.71cm">
          <text:p text:style-name="P25"><text:span text:style-name="T4">Cualquier puer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26" xml:id="id56" draw:id="id56" draw:layer="layout" svg:width="1.768cm" svg:height="0.593cm" svg:x="10.462cm" svg:y="4.71cm">
          <text:p text:style-name="P25"><text:span text:style-name="T4">Puerto acord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26" xml:id="id57" draw:id="id57" draw:layer="layout" svg:width="2.359cm" svg:height="0.592cm" svg:x="9.281cm" svg:y="7.365cm">
          <text:p text:style-name="P25"><text:span text:style-name="T4">Otros puer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7" draw:text-style-name="P5" draw:layer="layout" draw:type="line" svg:x1="9.577cm" svg:y1="5.303cm" svg:x2="7.956cm" svg:y2="6.48cm" draw:start-shape="id55" draw:start-glue-point="2" draw:end-shape="id53" draw:end-glue-point="4" svg:d="M9577 5303l-1621 1177" svg:viewBox="0 0 1622 1178">
          <text:p/>
        </draw:connector>
        <draw:connector draw:style-name="gr147" draw:text-style-name="P5" draw:layer="layout" draw:type="line" svg:x1="11.346cm" svg:y1="5.303cm" svg:x2="12.967cm" svg:y2="6.48cm" draw:start-shape="id56" draw:start-glue-point="2" draw:end-shape="id54" draw:end-glue-point="4" svg:d="M11346 5303l1621 1177" svg:viewBox="0 0 1622 1178">
          <text:p/>
        </draw:connector>
        <draw:connector draw:style-name="gr147" draw:text-style-name="P5" draw:layer="layout" draw:type="line" svg:x1="9.281cm" svg:y1="7.661cm" svg:x2="8.101cm" svg:y2="7.215cm" draw:start-shape="id57" draw:start-glue-point="3" draw:end-shape="id58" draw:end-glue-point="7" svg:d="M9281 7661l-1180-446" svg:viewBox="0 0 1181 447">
          <text:p/>
        </draw:connector>
        <draw:connector draw:style-name="gr147" draw:text-style-name="P5" draw:layer="layout" draw:type="line" svg:x1="8.101cm" svg:y1="7.805cm" svg:x2="9.281cm" svg:y2="7.661cm" draw:start-shape="id59" draw:start-glue-point="7" draw:end-shape="id57" draw:end-glue-point="3" svg:d="M8101 7805l1180-144" svg:viewBox="0 0 1181 145">
          <text:p/>
        </draw:connector>
        <draw:connector draw:style-name="gr147" draw:text-style-name="P5" draw:layer="layout" draw:type="line" svg:x1="11.64cm" svg:y1="7.661cm" svg:x2="12.82cm" svg:y2="7.215cm" draw:start-shape="id57" draw:start-glue-point="1" draw:end-shape="id60" draw:end-glue-point="7" svg:d="M11640 7661l1180-446" svg:viewBox="0 0 1181 447">
          <text:p/>
        </draw:connector>
        <draw:connector draw:style-name="gr147" draw:text-style-name="P5" draw:layer="layout" draw:type="line" svg:x1="12.82cm" svg:y1="7.805cm" svg:x2="11.64cm" svg:y2="7.661cm" draw:start-shape="id61" draw:start-glue-point="7" draw:end-shape="id57" draw:end-glue-point="1" svg:d="M12820 7805l-1180-144" svg:viewBox="0 0 1181 145">
          <text:p/>
        </draw:connector>
        <draw:custom-shape draw:style-name="gr148" draw:text-style-name="P26" xml:id="id62" draw:id="id62" draw:layer="layout" svg:width="1.475cm" svg:height="0.294cm" svg:x="5.448cm" svg:y="5.892cm">
          <text:p text:style-name="P25"><text:span text:style-name="T4">So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26" draw:layer="layout" svg:width="1.475cm" svg:height="0.295cm" svg:x="5.449cm" svg:y="7.07cm">
          <text:p text:style-name="P25"><text:span text:style-name="T4">Clien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26" xml:id="id64" draw:id="id64" draw:layer="layout" svg:width="1.475cm" svg:height="0.294cm" svg:x="13.998cm" svg:y="5.892cm">
          <text:p text:style-name="P25"><text:span text:style-name="T4">So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34" draw:layer="layout" svg:width="1.768cm" svg:height="0.295cm" svg:x="13.998cm" svg:y="7.07cm">
          <text:p text:style-name="P33"><text:span text:style-name="T4">Servid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1" draw:text-style-name="P5" draw:layer="layout" draw:type="line" svg:x1="6.185cm" svg:y1="6.186cm" svg:x2="6.924cm" svg:y2="6.628cm" draw:start-shape="id62" draw:start-glue-point="2" draw:end-shape="id63" draw:end-glue-point="4" svg:d="M6185 6186l739 442" svg:viewBox="0 0 740 443">
          <text:p/>
        </draw:connector>
        <draw:connector draw:style-name="gr151" draw:text-style-name="P5" draw:layer="layout" draw:type="line" svg:x1="14.735cm" svg:y1="6.186cm" svg:x2="13.993cm" svg:y2="6.628cm" draw:start-shape="id64" draw:start-glue-point="2" draw:end-shape="id65" draw:end-glue-point="4" svg:d="M14735 6186l-742 442" svg:viewBox="0 0 743 443">
          <text:p/>
        </draw:connector>
        <draw:connector draw:style-name="gr2" draw:text-style-name="P5" draw:layer="layout" draw:type="line" svg:x1="7.216cm" svg:y1="6.918cm" svg:x2="7.81cm" svg:y2="6.626cm" draw:start-shape="id66" draw:start-glue-point="4" draw:end-shape="id53" draw:end-glue-point="5" svg:d="M7216 6918l594-292" svg:viewBox="0 0 595 293">
          <text:p/>
        </draw:connector>
        <draw:connector draw:style-name="gr2" draw:text-style-name="P5" draw:layer="layout" draw:type="line" svg:x1="13.112cm" svg:y1="6.626cm" svg:x2="13.701cm" svg:y2="6.919cm" draw:start-shape="id54" draw:start-glue-point="5" draw:end-shape="id67" draw:end-glue-point="4" svg:d="M13112 6626l589 293" svg:viewBox="0 0 590 294">
          <text:p/>
        </draw:connector>
      </draw:page>
      <draw:page draw:name="page9" draw:style-name="dp1" draw:master-page-name="Default">
        <draw:custom-shape draw:style-name="gr137" draw:text-style-name="P1" draw:layer="layout" svg:width="13.97cm" svg:height="6.985cm" svg:x="3.635cm" svg:y="3cm">
          <text:p/>
          <draw:enhanced-geometry svg:viewBox="0 0 21600 21600" draw:type="rectangle" draw:enhanced-path="M 0 0 L 21600 0 21600 21600 0 21600 0 0 Z N"/>
        </draw:custom-shape>
        <draw:g>
          <draw:custom-shape draw:style-name="gr123" draw:text-style-name="P27" draw:layer="layout" svg:width="1.905cm" svg:height="1.27cm" svg:x="7.127cm" svg:y="4.26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24" draw:text-style-name="P27" draw:layer="layout" svg:x1="7.89cm" svg:y1="4.904cm" svg:x2="8.271cm" svg:y2="4.904cm">
            <text:p text:style-name="P6"><text:span text:style-name="T1">Proceso</text:span></text:p>
          </draw:line>
        </draw:g>
        <draw:g>
          <draw:custom-shape draw:style-name="gr123" draw:text-style-name="P27" draw:layer="layout" svg:width="1.905cm" svg:height="1.27cm" svg:x="6.81cm" svg:y="5.85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24" draw:text-style-name="P27" draw:layer="layout" svg:x1="7.573cm" svg:y1="6.491cm" svg:x2="7.954cm" svg:y2="6.491cm">
            <text:p text:style-name="P6"><text:span text:style-name="T1">Proceso</text:span></text:p>
          </draw:line>
        </draw:g>
        <draw:g>
          <draw:custom-shape draw:style-name="gr123" draw:text-style-name="P27" draw:layer="layout" svg:width="1.905cm" svg:height="1.27cm" svg:x="7.127cm" svg:y="7.44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24" draw:text-style-name="P27" draw:layer="layout" svg:x1="7.89cm" svg:y1="8.079cm" svg:x2="8.271cm" svg:y2="8.079cm">
            <text:p text:style-name="P6"><text:span text:style-name="T1">Proceso</text:span></text:p>
          </draw:line>
        </draw:g>
        <draw:g>
          <draw:custom-shape draw:style-name="gr152" draw:text-style-name="P27" draw:layer="layout" svg:width="2.54cm" svg:height="1.905cm" svg:x="12.525cm" svg:y="5.53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24" draw:text-style-name="P27" draw:layer="layout" svg:x1="13.542cm" svg:y1="6.492cm" svg:x2="14.05cm" svg:y2="6.492cm">
            <text:p text:style-name="P6"><text:span text:style-name="T1">Proceso</text:span></text:p>
          </draw:line>
        </draw:g>
        <draw:custom-shape draw:style-name="gr153" draw:text-style-name="P29" xml:id="id71" draw:id="id71" draw:layer="layout" svg:width="0.635cm" svg:height="0.636cm" svg:x="9.032cm" svg:y="4.586cm">
          <text:p text:style-name="P28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" xml:id="id69" draw:id="id69" draw:layer="layout" svg:width="0.635cm" svg:height="0.636cm" svg:x="11.89cm" svg:y="6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29" xml:id="id68" draw:id="id68" draw:layer="layout" svg:width="0.635cm" svg:height="0.636cm" svg:x="8.715cm" svg:y="6.174cm">
          <text:p text:style-name="P28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29" xml:id="id70" draw:id="id70" draw:layer="layout" svg:width="0.635cm" svg:height="0.636cm" svg:x="9.032cm" svg:y="7.76cm">
          <text:p text:style-name="P28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22" draw:layer="layout" svg:width="1.8cm" svg:height="0.318cm" svg:x="8.397cm" svg:y="8.714cm">
          <text:p text:style-name="P21"><text:span text:style-name="T3">Clientes</text:span></text:p>
          <draw:enhanced-geometry svg:viewBox="0 0 21600 21600" draw:type="rectangle" draw:enhanced-path="M 0 0 L 21600 0 21600 21600 0 21600 0 0 Z N"/>
        </draw:custom-shape>
        <draw:custom-shape draw:style-name="gr155" draw:text-style-name="P22" draw:layer="layout" svg:width="1.8cm" svg:height="0.318cm" svg:x="11.255cm" svg:y="7.126cm">
          <text:p text:style-name="P21"><text:span text:style-name="T3">Servidor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draw:type="curve" svg:x1="9.35cm" svg:y1="6.492cm" svg:x2="11.89cm" svg:y2="6.492cm" draw:start-shape="id68" draw:start-glue-point="10" draw:end-shape="id69" draw:end-glue-point="6" svg:d="M9350 6492h2540" svg:viewBox="0 0 2541 1">
          <text:p/>
        </draw:connector>
        <draw:connector draw:style-name="gr2" draw:text-style-name="P5" draw:layer="layout" draw:type="curve" svg:x1="9.667cm" svg:y1="8.078cm" svg:x2="11.983cm" svg:y2="6.717cm" draw:start-shape="id70" draw:start-glue-point="10" draw:end-shape="id69" draw:end-glue-point="7" svg:d="M9667 8078c1666 0 509-1361 2316-1361" svg:viewBox="0 0 2317 1362">
          <text:p/>
        </draw:connector>
        <draw:connector draw:style-name="gr2" draw:text-style-name="P5" draw:layer="layout" draw:type="curve" svg:x1="9.667cm" svg:y1="4.904cm" svg:x2="11.983cm" svg:y2="6.267cm" draw:start-shape="id71" draw:start-glue-point="10" draw:end-shape="id69" draw:end-glue-point="5" svg:d="M9667 4904c1666 0 509 1363 2316 1363" svg:viewBox="0 0 2317 1364">
          <text:p/>
        </draw:connector>
      </draw:page>
      <draw:page draw:name="page10" draw:style-name="dp1" draw:master-page-name="Default">
        <draw:custom-shape draw:style-name="gr137" draw:text-style-name="P1" draw:layer="layout" svg:width="13.97cm" svg:height="6.985cm" svg:x="3.635cm" svg:y="3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26" draw:layer="layout" svg:width="2.881cm" svg:height="0.634cm" svg:x="6.786cm" svg:y="3.952cm">
          <text:p text:style-name="P25"><text:span text:style-name="T4">Desti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26" draw:layer="layout" svg:width="2.881cm" svg:height="0.634cm" svg:x="5.857cm" svg:y="4.904cm">
          <text:p text:style-name="P35"><text:span text:style-name="T4">Desti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26" xml:id="id75" draw:id="id75" draw:layer="layout" svg:width="2.881cm" svg:height="0.634cm" svg:x="4.904cm" svg:y="5.857cm">
          <text:p text:style-name="P35"><text:span text:style-name="T4">Desti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26" xml:id="id72" draw:id="id72" draw:layer="layout" svg:width="0.953cm" svg:height="0.634cm" svg:x="11.254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26" draw:layer="layout" svg:width="2.881cm" svg:height="0.634cm" svg:x="11.885cm" svg:y="3.952cm">
          <text:p text:style-name="P35"><text:span text:style-name="T4">Destino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56" draw:text-style-name="P26" draw:layer="layout" svg:width="2.881cm" svg:height="0.634cm" svg:x="12.814cm" svg:y="4.904cm">
          <text:p text:style-name="P35"><text:span text:style-name="T4">Destino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56" draw:text-style-name="P26" xml:id="id73" draw:id="id73" draw:layer="layout" svg:width="2.881cm" svg:height="0.634cm" svg:x="13.766cm" svg:y="5.857cm">
          <text:p text:style-name="P35"><text:span text:style-name="T4">Destino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57" draw:text-style-name="P26" xml:id="id74" draw:id="id74" draw:layer="layout" svg:width="0.953cm" svg:height="0.634cm" svg:x="9.349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26" draw:layer="layout" svg:width="2.881cm" svg:height="0.634cm" svg:x="9.344cm" svg:y="8.08cm">
          <text:p text:style-name="P25"><text:span text:style-name="T4">Origen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2" draw:text-style-name="P5" draw:layer="layout" svg:x1="11.73cm" svg:y1="8.08cm" svg:x2="13.767cm" svg:y2="6.174cm" draw:start-shape="id72" draw:start-glue-point="0" draw:end-shape="id73" draw:end-glue-point="3" svg:d="M11730 8080v-1906h2037" svg:viewBox="0 0 2038 1907">
          <text:p/>
        </draw:connector>
        <draw:connector draw:style-name="gr128" draw:text-style-name="P5" draw:layer="layout" svg:x1="9.825cm" svg:y1="8.08cm" svg:x2="7.785cm" svg:y2="6.174cm" draw:start-shape="id74" draw:start-glue-point="0" draw:end-shape="id75" draw:end-glue-point="1" svg:d="M9825 8080v-1906h-2040" svg:viewBox="0 0 2041 1907">
          <text:p/>
        </draw:connector>
      </draw:page>
      <draw:page draw:name="page11" draw:style-name="dp1" draw:master-page-name="Default">
        <draw:custom-shape draw:style-name="gr158" draw:text-style-name="P1" draw:layer="layout" svg:width="13.97cm" svg:height="1.905cm" svg:x="3.635cm" svg:y="10.937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26" xml:id="id83" draw:id="id83" draw:layer="layout" svg:width="2.881cm" svg:height="0.634cm" svg:x="6.786cm" svg:y="3.952cm">
          <text:p text:style-name="P25"><text:span text:style-name="T4">Desti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36" xml:id="id81" draw:id="id81" draw:layer="layout" svg:width="2.881cm" svg:height="0.634cm" svg:x="5.857cm" svg:y="4.904cm">
          <text:p text:style-name="P35"><text:span text:style-name="T4">Desti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36" xml:id="id79" draw:id="id79" draw:layer="layout" svg:width="2.881cm" svg:height="0.634cm" svg:x="4.904cm" svg:y="5.857cm">
          <text:p text:style-name="P35"><text:span text:style-name="T4">Desti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26" xml:id="id76" draw:id="id76" draw:layer="layout" svg:width="0.317cm" svg:height="0.634cm" svg:x="11.89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36" xml:id="id87" draw:id="id87" draw:layer="layout" svg:width="2.881cm" svg:height="0.634cm" svg:x="11.885cm" svg:y="3.952cm">
          <text:p text:style-name="P35"><text:span text:style-name="T4">Destino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63" draw:text-style-name="P36" xml:id="id85" draw:id="id85" draw:layer="layout" svg:width="2.881cm" svg:height="0.634cm" svg:x="12.814cm" svg:y="4.904cm">
          <text:p text:style-name="P35"><text:span text:style-name="T4">Destino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64" draw:text-style-name="P36" xml:id="id77" draw:id="id77" draw:layer="layout" svg:width="2.881cm" svg:height="0.634cm" svg:x="13.766cm" svg:y="5.857cm">
          <text:p text:style-name="P35"><text:span text:style-name="T4">Destino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61" draw:text-style-name="P26" xml:id="id78" draw:id="id78" draw:layer="layout" svg:width="0.318cm" svg:height="0.634cm" svg:x="9.349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5" draw:layer="layout" svg:x1="12.048cm" svg:y1="8.08cm" svg:x2="13.767cm" svg:y2="6.174cm" draw:start-shape="id76" draw:start-glue-point="0" draw:end-shape="id77" draw:end-glue-point="3" svg:d="M12048 8080v-1906h1719" svg:viewBox="0 0 1720 1907">
          <text:p/>
        </draw:connector>
        <draw:connector draw:style-name="gr128" draw:text-style-name="P5" draw:layer="layout" svg:x1="9.508cm" svg:y1="8.08cm" svg:x2="7.785cm" svg:y2="6.174cm" draw:start-shape="id78" draw:start-glue-point="0" draw:end-shape="id79" draw:end-glue-point="1" svg:d="M9508 8080v-1906h-1723" svg:viewBox="0 0 1724 1907">
          <text:p/>
        </draw:connector>
        <draw:custom-shape draw:style-name="gr156" draw:text-style-name="P26" xml:id="id88" draw:id="id88" draw:layer="layout" svg:width="2.881cm" svg:height="0.634cm" svg:x="9.345cm" svg:y="9.668cm">
          <text:p text:style-name="P25"><text:span text:style-name="T4">Origen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65" draw:text-style-name="P26" xml:id="id84" draw:id="id84" draw:layer="layout" svg:width="0.634cm" svg:height="0.634cm" svg:x="11.255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26" xml:id="id86" draw:id="id86" draw:layer="layout" svg:width="0.318cm" svg:height="0.634cm" svg:x="10.937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26" xml:id="id80" draw:id="id80" draw:layer="layout" svg:width="0.634cm" svg:height="0.634cm" svg:x="9.668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26" xml:id="id82" draw:id="id82" draw:layer="layout" svg:width="0.318cm" svg:height="0.634cm" svg:x="10.302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5" draw:layer="layout" svg:x1="9.985cm" svg:y1="8.08cm" svg:x2="8.738cm" svg:y2="5.221cm" draw:start-shape="id80" draw:start-glue-point="0" draw:end-shape="id81" draw:end-glue-point="1" svg:d="M9985 8080v-2859h-1247" svg:viewBox="0 0 1248 2860">
          <text:p/>
        </draw:connector>
        <draw:connector draw:style-name="gr2" draw:text-style-name="P5" draw:layer="layout" svg:x1="10.461cm" svg:y1="8.08cm" svg:x2="9.667cm" svg:y2="4.269cm" draw:start-shape="id82" draw:start-glue-point="0" draw:end-shape="id83" draw:end-glue-point="1" svg:d="M10461 8080v-3811h-794" svg:viewBox="0 0 795 3812">
          <text:p/>
        </draw:connector>
        <draw:connector draw:style-name="gr2" draw:text-style-name="P5" draw:layer="layout" svg:x1="11.572cm" svg:y1="8.08cm" svg:x2="12.815cm" svg:y2="5.221cm" draw:start-shape="id84" draw:start-glue-point="0" draw:end-shape="id85" draw:end-glue-point="3" svg:d="M11572 8080v-2859h1243" svg:viewBox="0 0 1244 2860">
          <text:p/>
        </draw:connector>
        <draw:connector draw:style-name="gr2" draw:text-style-name="P5" draw:layer="layout" svg:x1="11.096cm" svg:y1="8.08cm" svg:x2="11.886cm" svg:y2="4.269cm" draw:start-shape="id86" draw:start-glue-point="0" draw:end-shape="id87" draw:end-glue-point="3" svg:d="M11096 8080v-3811h790" svg:viewBox="0 0 791 3812">
          <text:p/>
        </draw:connector>
        <draw:custom-shape draw:style-name="gr166" draw:text-style-name="P26" xml:id="id89" draw:id="id89" draw:layer="layout" svg:width="3.493cm" svg:height="0.634cm" svg:x="9.027cm" svg:y="8.081cm">
          <text:p text:style-name="P25"><text:span text:style-name="T4">Difusión (Broadcast)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147" draw:text-style-name="P5" draw:layer="layout" draw:type="line" svg:x1="10.786cm" svg:y1="9.668cm" svg:x2="10.774cm" svg:y2="8.715cm" draw:start-shape="id88" draw:start-glue-point="0" draw:end-shape="id89" draw:end-glue-point="2" svg:d="M10786 9668l-12-953" svg:viewBox="0 0 13 954">
          <text:p/>
        </draw:connector>
      </draw:page>
      <draw:page draw:name="page12" draw:style-name="dp1" draw:master-page-name="Default">
        <draw:custom-shape draw:style-name="gr167" draw:text-style-name="P37" draw:layer="layout" svg:width="9.207cm" svg:height="6.667cm" svg:x="6.81cm" svg:y="5.5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68" draw:text-style-name="P37" draw:layer="layout" svg:width="3.493cm" svg:height="5.398cm" svg:x="7.127cm" svg:y="6.49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68" draw:text-style-name="P37" draw:layer="layout" svg:width="3.493cm" svg:height="5.398cm" svg:x="12.207cm" svg:y="6.49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69" draw:text-style-name="P11" xml:id="id90" draw:id="id90" draw:layer="layout" svg:width="2.857cm" svg:height="0.953cm" svg:x="7.445cm" svg:y="8.715cm">
          <text:p text:style-name="P10"><text:span text:style-name="T2">Aplicación Coordinadora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69" draw:text-style-name="P11" xml:id="id91" draw:id="id91" draw:layer="layout" svg:width="2.857cm" svg:height="0.953cm" svg:x="12.525cm" svg:y="6.809cm">
          <text:p text:style-name="P10"><text:span text:style-name="T2">Aplicación Asistente 1</text:span></text:p>
          <draw:enhanced-geometry svg:viewBox="0 0 21600 21600" draw:type="rectangle" draw:enhanced-path="M 0 0 L 21600 0 21600 21600 0 21600 0 0 Z N"/>
        </draw:custom-shape>
        <draw:custom-shape draw:style-name="gr169" draw:text-style-name="P11" xml:id="id92" draw:id="id92" draw:layer="layout" svg:width="2.857cm" svg:height="0.953cm" svg:x="12.524cm" svg:y="8.715cm">
          <text:p text:style-name="P10"><text:span text:style-name="T2">Aplicación Asistente 2</text:span></text:p>
          <draw:enhanced-geometry svg:viewBox="0 0 21600 21600" draw:type="rectangle" draw:enhanced-path="M 0 0 L 21600 0 21600 21600 0 21600 0 0 Z N"/>
        </draw:custom-shape>
        <draw:custom-shape draw:style-name="gr169" draw:text-style-name="P11" xml:id="id93" draw:id="id93" draw:layer="layout" svg:width="2.857cm" svg:height="0.953cm" svg:x="12.525cm" svg:y="10.619cm">
          <text:p text:style-name="P10"><text:span text:style-name="T2">Aplicación Asistente N</text:span></text:p>
          <draw:enhanced-geometry svg:viewBox="0 0 21600 21600" draw:type="rectangle" draw:enhanced-path="M 0 0 L 21600 0 21600 21600 0 21600 0 0 Z N"/>
        </draw:custom-shape>
        <draw:connector draw:style-name="gr170" draw:text-style-name="P5" draw:layer="layout" svg:x1="8.873cm" svg:y1="8.715cm" svg:x2="12.525cm" svg:y2="7.285cm" draw:start-shape="id90" draw:start-glue-point="0" draw:end-shape="id91" draw:end-glue-point="3" svg:d="M8873 8715v-1430h3652" svg:viewBox="0 0 3653 1431">
          <text:p/>
        </draw:connector>
        <draw:connector draw:style-name="gr170" draw:text-style-name="P5" draw:layer="layout" svg:x1="10.302cm" svg:y1="9.191cm" svg:x2="12.524cm" svg:y2="9.191cm" draw:start-shape="id90" draw:start-glue-point="1" draw:end-shape="id92" draw:end-glue-point="3" svg:d="M10302 9191h2222" svg:viewBox="0 0 2223 1">
          <text:p/>
        </draw:connector>
        <draw:connector draw:style-name="gr170" draw:text-style-name="P5" draw:layer="layout" svg:x1="8.873cm" svg:y1="9.668cm" svg:x2="12.525cm" svg:y2="11.095cm" draw:start-shape="id90" draw:start-glue-point="2" draw:end-shape="id93" draw:end-glue-point="3" svg:d="M8873 9668v1427h3652" svg:viewBox="0 0 3653 1428">
          <text:p/>
        </draw:connector>
        <draw:custom-shape draw:style-name="gr171" draw:text-style-name="P39" draw:layer="layout" svg:width="2.149cm" svg:height="0.317cm" svg:x="10.302cm" svg:y="5.857cm">
          <text:p text:style-name="P38"><text:span text:style-name="T6">Sistema Liri</text:span>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custom-shape draw:style-name="gr1" draw:text-style-name="P1" draw:layer="layout" svg:width="13.97cm" svg:height="9.842cm" svg:x="3.635cm" svg:y="3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37" draw:layer="layout" svg:width="3.12cm" svg:height="3.81cm" svg:x="3.952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37" draw:layer="layout" svg:width="9.93cm" svg:height="3.81cm" svg:x="7.357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11" xml:id="id94" draw:id="id94" draw:layer="layout" svg:width="2.554cm" svg:height="0.953cm" svg:x="9.342cm" svg:y="3.635cm">
          <text:p text:style-name="P10"><text:span text:style-name="T2">Aplicación Coordinadora</text:span></text:p>
          <draw:enhanced-geometry svg:viewBox="0 0 21600 21600" draw:type="rectangle" draw:enhanced-path="M 0 0 L 21600 0 21600 21600 0 21600 0 0 Z N"/>
        </draw:custom-shape>
        <draw:custom-shape draw:style-name="gr175" draw:text-style-name="P11" xml:id="id95" draw:id="id95" draw:layer="layout" svg:width="2.554cm" svg:height="0.953cm" svg:x="9.342cm" svg:y="5.858cm">
          <text:p text:style-name="P10"><text:span text:style-name="T2">Hilo Principal</text:span></text:p>
          <draw:enhanced-geometry svg:viewBox="0 0 21600 21600" draw:type="rectangle" draw:enhanced-path="M 0 0 L 21600 0 21600 21600 0 21600 0 0 Z N"/>
        </draw:custom-shape>
        <draw:custom-shape draw:style-name="gr176" draw:text-style-name="P11" xml:id="id96" draw:id="id96" draw:layer="layout" svg:width="2.553cm" svg:height="0.953cm" svg:x="4.236cm" svg:y="8.397cm">
          <text:p text:style-name="P10"><text:span text:style-name="T2">Hilo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11" xml:id="id98" draw:id="id98" draw:layer="layout" svg:width="2.553cm" svg:height="0.953cm" svg:x="7.64cm" svg:y="8.396cm">
          <text:p text:style-name="P10"><text:span text:style-name="T2">Hilo 2</text:span></text:p>
          <draw:enhanced-geometry svg:viewBox="0 0 21600 21600" draw:type="rectangle" draw:enhanced-path="M 0 0 L 21600 0 21600 21600 0 21600 0 0 Z N"/>
        </draw:custom-shape>
        <draw:custom-shape draw:style-name="gr176" draw:text-style-name="P11" xml:id="id99" draw:id="id99" draw:layer="layout" svg:width="2.553cm" svg:height="0.953cm" svg:x="11.045cm" svg:y="8.397cm">
          <text:p text:style-name="P10"><text:span text:style-name="T2">Hilo 3</text:span></text:p>
          <draw:enhanced-geometry svg:viewBox="0 0 21600 21600" draw:type="rectangle" draw:enhanced-path="M 0 0 L 21600 0 21600 21600 0 21600 0 0 Z N"/>
        </draw:custom-shape>
        <draw:custom-shape draw:style-name="gr176" draw:text-style-name="P11" xml:id="id97" draw:id="id97" draw:layer="layout" svg:width="2.553cm" svg:height="0.953cm" svg:x="14.45cm" svg:y="8.396cm">
          <text:p text:style-name="P10"><text:span text:style-name="T2">Hilo N</text:span></text:p>
          <draw:enhanced-geometry svg:viewBox="0 0 21600 21600" draw:type="rectangle" draw:enhanced-path="M 0 0 L 21600 0 21600 21600 0 21600 0 0 Z N"/>
        </draw:custom-shape>
        <draw:connector draw:style-name="gr177" draw:text-style-name="P41" draw:layer="layout" draw:type="line" svg:x1="10.619cm" svg:y1="4.588cm" svg:x2="10.619cm" svg:y2="5.858cm" draw:start-shape="id94" draw:start-glue-point="2" draw:end-shape="id95" draw:end-glue-point="0" svg:d="M10619 4588v1270" svg:viewBox="0 0 1 1271">
          <text:p text:style-name="P40"><text:span text:style-name="T1">Inicia</text:span></text:p>
        </draw:connector>
        <draw:connector draw:style-name="gr177" draw:text-style-name="P8" draw:layer="layout" draw:type="line" svg:x1="10.619cm" svg:y1="6.811cm" svg:x2="5.512cm" svg:y2="8.397cm" draw:start-shape="id95" draw:start-glue-point="2" draw:end-shape="id96" draw:end-glue-point="0" svg:d="M10619 6811l-5107 1586" svg:viewBox="0 0 5108 1587">
          <text:p text:style-name="P42"><text:span text:style-name="T1">Inicia</text:span></text:p>
        </draw:connector>
        <draw:connector draw:style-name="gr177" draw:text-style-name="P8" draw:layer="layout" draw:type="line" svg:x1="10.619cm" svg:y1="6.811cm" svg:x2="15.726cm" svg:y2="8.396cm" draw:start-shape="id95" draw:start-glue-point="2" draw:end-shape="id97" draw:end-glue-point="0" svg:d="M10619 6811l5107 1585" svg:viewBox="0 0 5108 1586">
          <text:p text:style-name="P42"><text:span text:style-name="T1">Inicia</text:span></text:p>
        </draw:connector>
        <draw:connector draw:style-name="gr177" draw:text-style-name="P8" draw:layer="layout" draw:type="line" svg:x1="10.619cm" svg:y1="6.811cm" svg:x2="8.916cm" svg:y2="8.396cm" draw:start-shape="id95" draw:start-glue-point="2" draw:end-shape="id98" draw:end-glue-point="0" svg:d="M10619 6811l-1703 1585" svg:viewBox="0 0 1704 1586">
          <text:p text:style-name="P42"><text:span text:style-name="T1">Inicia</text:span></text:p>
        </draw:connector>
        <draw:connector draw:style-name="gr177" draw:text-style-name="P8" draw:layer="layout" draw:type="line" svg:x1="10.619cm" svg:y1="6.811cm" svg:x2="12.321cm" svg:y2="8.397cm" draw:start-shape="id95" draw:start-glue-point="2" draw:end-shape="id99" draw:end-glue-point="0" svg:d="M10619 6811l1702 1586" svg:viewBox="0 0 1703 1587">
          <text:p text:style-name="P42"><text:span text:style-name="T1">Inicia</text:span></text:p>
        </draw:connector>
        <draw:custom-shape draw:style-name="gr176" draw:text-style-name="P11" xml:id="id100" draw:id="id100" draw:layer="layout" svg:width="2.553cm" svg:height="0.953cm" svg:x="4.236cm" svg:y="10.62cm">
          <text:p text:style-name="P10"><text:span text:style-name="T2">Cliente UD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11" xml:id="id101" draw:id="id101" draw:layer="layout" svg:width="2.553cm" svg:height="0.953cm" svg:x="7.641cm" svg:y="10.62cm">
          <text:p text:style-name="P10"><text:span text:style-name="T2">Servidor T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11" xml:id="id102" draw:id="id102" draw:layer="layout" svg:width="2.553cm" svg:height="0.953cm" svg:x="11.045cm" svg:y="10.62cm">
          <text:p text:style-name="P10"><text:span text:style-name="T2">Servidor T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11" xml:id="id103" draw:id="id103" draw:layer="layout" svg:width="2.554cm" svg:height="0.953cm" svg:x="14.45cm" svg:y="10.62cm">
          <text:p text:style-name="P10"><text:span text:style-name="T2">Servidor T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7" draw:text-style-name="P43" draw:layer="layout" draw:type="line" svg:x1="5.512cm" svg:y1="9.35cm" svg:x2="5.512cm" svg:y2="10.62cm" draw:start-shape="id96" draw:start-glue-point="2" draw:end-shape="id100" draw:end-glue-point="0" svg:d="M5512 9350v1270" svg:viewBox="0 0 1 1271">
          <text:p text:style-name="P42"><text:span text:style-name="T7">Inicia</text:span></text:p>
        </draw:connector>
        <draw:connector draw:style-name="gr178" draw:text-style-name="P45" draw:layer="layout" draw:type="line" svg:x1="8.916cm" svg:y1="9.349cm" svg:x2="8.917cm" svg:y2="10.62cm" draw:start-shape="id98" draw:start-glue-point="2" draw:end-shape="id101" draw:end-glue-point="0" svg:d="M8916 9349l1 1271" svg:viewBox="0 0 2 1272">
          <text:p text:style-name="P44"><text:span text:style-name="T8">Inicia</text:span></text:p>
        </draw:connector>
        <draw:connector draw:style-name="gr179" draw:text-style-name="P8" draw:layer="layout" draw:type="line" svg:x1="12.321cm" svg:y1="9.35cm" svg:x2="12.321cm" svg:y2="10.62cm" draw:start-shape="id99" draw:start-glue-point="2" draw:end-shape="id102" draw:end-glue-point="0" svg:d="M12321 9350v1270" svg:viewBox="0 0 1 1271">
          <text:p text:style-name="P42"><text:span text:style-name="T1">Inicia</text:span></text:p>
        </draw:connector>
        <draw:connector draw:style-name="gr180" draw:text-style-name="P47" draw:layer="layout" draw:type="line" svg:x1="15.726cm" svg:y1="9.349cm" svg:x2="15.727cm" svg:y2="10.62cm" draw:start-shape="id97" draw:start-glue-point="2" draw:end-shape="id103" draw:end-glue-point="0" svg:d="M15726 9349l1 1271" svg:viewBox="0 0 2 1272">
          <text:p text:style-name="P46"><text:span text:style-name="T9">Inicia</text:span>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 style:font-charset="x-symbol"/>
    <style:font-face style:name="DejaVu Sans2" svg:font-family="'DejaVu Sans'" style:font-pitch="variable"/>
    <style:font-face style:name="DejaVu Sans3" svg:font-family="'DejaVu Sans'" style:font-family-generic="system" style:font-pitch="variable" style:font-charset="x-symbol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 style:font-charset="x-symbol"/>
    <style:font-face style:name="Linux Libertine G" svg:font-family="'Linux Libertine G'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Noto Sans3" svg:font-family="'Noto Sans'" style:font-pitch="variable" style:font-charset="x-symbol"/>
    <style:font-face style:name="Noto Sans4" svg:font-family="'Noto Sans'" style:font-family-generic="system" style:font-pitch="variable" style:font-charset="x-symbol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13" svg:d="M0 13l10-13 10 13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2" draw:display-name="Puntas de flecha 2" svg:viewBox="0 0 20 13" svg:d="M0 13l10-13 10 13z"/>
    <draw:marker draw:name="Puntas_20_de_20_flecha_20_22" draw:display-name="Puntas de flecha 22" svg:viewBox="0 0 20 13" svg:d="M0 13l10-13 10 13z"/>
    <draw:marker draw:name="Puntas_20_de_20_flecha_20_23" draw:display-name="Puntas de flecha 23" svg:viewBox="0 0 20 13" svg:d="M0 13l10-13 10 13z"/>
    <draw:marker draw:name="Puntas_20_de_20_flecha_20_24" draw:display-name="Puntas de flecha 24" svg:viewBox="0 0 20 13" svg:d="M0 13l10-13 10 13z"/>
    <draw:marker draw:name="Puntas_20_de_20_flecha_20_26" draw:display-name="Puntas de flecha 26" svg:viewBox="0 0 20 13" svg:d="M0 13l10-13 10 13z"/>
    <draw:marker draw:name="Puntas_20_de_20_flecha_20_52" draw:display-name="Puntas de flecha 52" svg:viewBox="0 0 20 20" svg:d="M0 20l10-20 10 20z"/>
    <draw:marker draw:name="Puntas_20_de_20_flecha_20_53" draw:display-name="Puntas de flecha 53" svg:viewBox="0 0 20 20" svg:d="M0 20l10-20 10 20z"/>
    <draw:marker draw:name="Puntas_20_de_20_flecha_20_54" draw:display-name="Puntas de flecha 54" svg:viewBox="0 0 20 20" svg:d="M0 20l10-20 10 20z"/>
    <draw:marker draw:name="Puntas_20_de_20_flecha_20_55" draw:display-name="Puntas de flecha 55" svg:viewBox="0 0 20 20" svg:d="M0 20l10-20 10 20z"/>
    <draw:marker draw:name="Puntas_20_de_20_flecha_20_56" draw:display-name="Puntas de flecha 56" svg:viewBox="0 0 20 20" svg:d="M0 20l10-20 10 20z"/>
    <draw:marker draw:name="Puntas_20_de_20_flecha_20_57" draw:display-name="Puntas de flecha 57" svg:viewBox="0 0 20 20" svg:d="M0 20l10-20 10 20z"/>
    <draw:marker draw:name="Puntas_20_de_20_flecha_20_58" draw:display-name="Puntas de flecha 58" svg:viewBox="0 0 20 20" svg:d="M0 20l10-20 10 20z"/>
    <draw:marker draw:name="Puntas_20_de_20_flecha_20_59" draw:display-name="Puntas de flecha 59" svg:viewBox="0 0 20 20" svg:d="M0 20l10-20 10 20z"/>
    <draw:marker draw:name="Puntas_20_de_20_flecha_20_60" draw:display-name="Puntas de flecha 60" svg:viewBox="0 7 20 13" svg:d="M0 20l10-13 10 13z"/>
    <draw:marker draw:name="Puntas_20_de_20_flecha_20_61" draw:display-name="Puntas de flecha 61" svg:viewBox="0 826 1131 754" svg:d="M566 826l-566 754 114-85 136-68 148-46 161-17 161 13 153 46 140 68 118 89z"/>
    <draw:marker draw:name="Puntas_20_de_20_flecha_20_62" draw:display-name="Puntas de flecha 62" svg:viewBox="0 0 1013 1130" svg:d="M1009 1050l-449-1008-22-30-29-12-34 12-21 26-449 1012-5 13v8l5 21 12 21 17 13 21 4h903l21-4 21-13 9-21 4-21v-8z"/>
    <draw:marker draw:name="Puntas_20_de_20_flecha_20_9" draw:display-name="Puntas de flecha 9" svg:viewBox="0 0 20 20" svg:d="M0 20l10-20 10 20z"/>
    <draw:stroke-dash draw:name="Dash" draw:style="rect" draw:dots1="1" draw:dots1-length="197%" draw:distance="12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line-height="115%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es" fo:country="MX" style:font-name-asian="Arial1" style:font-family-asian="Arial" style:font-pitch-asian="variable" style:font-size-asian="11pt" style:language-asian="zh" style:country-asian="CN" style:font-name-complex="Arial" style:font-family-complex="Arial" style:font-family-generic-complex="roman" style:font-pitch-complex="variable" style:font-size-complex="11pt" style:language-complex="hi" style:country-complex="IN"/>
    </style:style>
    <style:style style:name="Heading_20_1" style:display-name="Heading 1" style:family="graphic"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LO-normal" style:family="graphic">
      <style:paragraph-properties fo:text-align="start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es" fo:country="MX" style:font-name-asian="Arial1" style:font-family-asian="Arial" style:font-pitch-asian="variable" style:font-size-asian="11pt" style:language-asian="zh" style:country-asian="CN" style:font-name-complex="Arial" style:font-family-complex="Arial" style:font-family-generic-complex="roman" style:font-pitch-complex="variable" style:font-size-complex="11pt" style:language-complex="hi" style:country-complex="IN"/>
    </style:style>
    <style:style style:name="Heading_20_2" style:display-name="Heading 2" style:family="graphic"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graphic">
      <style:paragraph-properties fo:margin-top="0.995cm" fo:margin-bottom="0.249cm" fo:line-height="100%" fo:text-align="start" style:text-autospace="none" style:writing-mode="lr-tb"/>
      <style:text-properties fo:color="#434343" loext:opacity="100%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graphic">
      <style:paragraph-properties fo:margin-top="0.871cm" fo:margin-bottom="0.249cm" fo:line-height="100%" fo:text-align="start" style:text-autospace="none" style:writing-mode="lr-tb"/>
      <style:text-properties fo:color="#666666" loext:opacity="100%" fo:font-size="12pt" style:font-size-asian="12pt" style:font-size-complex="12pt"/>
    </style:style>
    <style:style style:name="Heading_20_5" style:display-name="Heading 5" style:family="graphic">
      <style:paragraph-properties fo:margin-top="0.746cm" fo:margin-bottom="0.249cm" fo:line-height="100%" fo:text-align="start" style:text-autospace="none" style:writing-mode="lr-tb"/>
      <style:text-properties fo:color="#666666" loext:opacity="100%" fo:font-size="11pt" style:font-size-asian="11pt" style:font-size-complex="11pt"/>
    </style:style>
    <style:style style:name="Heading_20_6" style:display-name="Heading 6" style:family="graphic">
      <style:paragraph-properties fo:margin-top="0.746cm" fo:margin-bottom="0.249cm" fo:line-height="100%" fo:text-align="start" style:text-autospace="none" style:writing-mode="lr-tb"/>
      <style:text-properties fo:color="#666666" loext:opacity="100%" fo:font-size="11pt" fo:font-style="italic" style:font-size-asian="11pt" style:font-style-asian="italic" style:font-size-complex="11pt" style:font-style-complex="italic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ListLabel_20_57" style:display-name="ListLabel 57" style:family="graphic">
      <style:paragraph-properties style:text-autospace="none"/>
      <style:text-properties fo:font-style="italic"/>
    </style:style>
    <style:style style:name="ListLabel_20_56" style:display-name="ListLabel 56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5" style:display-name="ListLabel 55" style:family="graphic">
      <style:paragraph-properties style:text-autospace="none"/>
      <style:text-properties fo:color="#00000a" loext:opacity="100%"/>
    </style:style>
    <style:style style:name="ListLabel_20_54" style:display-name="ListLabel 54" style:family="graphic">
      <style:paragraph-properties style:text-autospace="none"/>
      <style:text-properties style:text-underline-style="none"/>
    </style:style>
    <style:style style:name="ListLabel_20_53" style:display-name="ListLabel 53" style:family="graphic">
      <style:paragraph-properties style:text-autospace="none"/>
      <style:text-properties style:text-underline-style="none"/>
    </style:style>
    <style:style style:name="ListLabel_20_52" style:display-name="ListLabel 52" style:family="graphic">
      <style:paragraph-properties style:text-autospace="none"/>
      <style:text-properties style:text-underline-style="none"/>
    </style:style>
    <style:style style:name="ListLabel_20_51" style:display-name="ListLabel 51" style:family="graphic">
      <style:paragraph-properties style:text-autospace="none"/>
      <style:text-properties style:text-underline-style="none"/>
    </style:style>
    <style:style style:name="ListLabel_20_50" style:display-name="ListLabel 50" style:family="graphic">
      <style:paragraph-properties style:text-autospace="none"/>
      <style:text-properties style:text-underline-style="none"/>
    </style:style>
    <style:style style:name="ListLabel_20_49" style:display-name="ListLabel 49" style:family="graphic">
      <style:paragraph-properties style:text-autospace="none"/>
      <style:text-properties style:text-underline-style="none"/>
    </style:style>
    <style:style style:name="ListLabel_20_48" style:display-name="ListLabel 48" style:family="graphic">
      <style:paragraph-properties style:text-autospace="none"/>
      <style:text-properties style:text-underline-style="none"/>
    </style:style>
    <style:style style:name="ListLabel_20_47" style:display-name="ListLabel 47" style:family="graphic">
      <style:paragraph-properties style:text-autospace="none"/>
      <style:text-properties style:text-underline-style="none"/>
    </style:style>
    <style:style style:name="ListLabel_20_46" style:display-name="ListLabel 46" style:family="graphic">
      <style:paragraph-properties style:text-autospace="none"/>
      <style:text-properties style:text-underline-style="none"/>
    </style:style>
    <style:style style:name="ListLabel_20_45" style:display-name="ListLabel 45" style:family="graphic">
      <style:paragraph-properties style:text-autospace="none"/>
      <style:text-properties style:text-underline-style="none"/>
    </style:style>
    <style:style style:name="ListLabel_20_44" style:display-name="ListLabel 44" style:family="graphic">
      <style:paragraph-properties style:text-autospace="none"/>
      <style:text-properties style:text-underline-style="none"/>
    </style:style>
    <style:style style:name="ListLabel_20_43" style:display-name="ListLabel 43" style:family="graphic">
      <style:paragraph-properties style:text-autospace="none"/>
      <style:text-properties style:text-underline-style="none"/>
    </style:style>
    <style:style style:name="ListLabel_20_42" style:display-name="ListLabel 42" style:family="graphic">
      <style:paragraph-properties style:text-autospace="none"/>
      <style:text-properties style:text-underline-style="none"/>
    </style:style>
    <style:style style:name="ListLabel_20_41" style:display-name="ListLabel 41" style:family="graphic">
      <style:paragraph-properties style:text-autospace="none"/>
      <style:text-properties style:text-underline-style="none"/>
    </style:style>
    <style:style style:name="ListLabel_20_40" style:display-name="ListLabel 40" style:family="graphic">
      <style:paragraph-properties style:text-autospace="none"/>
      <style:text-properties style:text-underline-style="none"/>
    </style:style>
    <style:style style:name="ListLabel_20_39" style:display-name="ListLabel 39" style:family="graphic">
      <style:paragraph-properties style:text-autospace="none"/>
      <style:text-properties style:text-underline-style="none"/>
    </style:style>
    <style:style style:name="ListLabel_20_38" style:display-name="ListLabel 38" style:family="graphic">
      <style:paragraph-properties style:text-autospace="none"/>
      <style:text-properties style:text-underline-style="none"/>
    </style:style>
    <style:style style:name="ListLabel_20_37" style:display-name="ListLabel 37" style:family="graphic">
      <style:paragraph-properties style:text-autospace="none"/>
      <style:text-properties style:text-underline-style="none"/>
    </style:style>
    <style:style style:name="ListLabel_20_36" style:display-name="ListLabel 36" style:family="graphic">
      <style:paragraph-properties style:text-autospace="none"/>
      <style:text-properties style:text-underline-style="none"/>
    </style:style>
    <style:style style:name="ListLabel_20_35" style:display-name="ListLabel 35" style:family="graphic">
      <style:paragraph-properties style:text-autospace="none"/>
      <style:text-properties style:text-underline-style="none"/>
    </style:style>
    <style:style style:name="ListLabel_20_34" style:display-name="ListLabel 34" style:family="graphic">
      <style:paragraph-properties style:text-autospace="none"/>
      <style:text-properties style:text-underline-style="none"/>
    </style:style>
    <style:style style:name="ListLabel_20_33" style:display-name="ListLabel 33" style:family="graphic">
      <style:paragraph-properties style:text-autospace="none"/>
      <style:text-properties style:text-underline-style="none"/>
    </style:style>
    <style:style style:name="ListLabel_20_32" style:display-name="ListLabel 32" style:family="graphic">
      <style:paragraph-properties style:text-autospace="none"/>
      <style:text-properties style:text-underline-style="none"/>
    </style:style>
    <style:style style:name="ListLabel_20_31" style:display-name="ListLabel 31" style:family="graphic">
      <style:paragraph-properties style:text-autospace="none"/>
      <style:text-properties style:text-underline-style="none"/>
    </style:style>
    <style:style style:name="ListLabel_20_30" style:display-name="ListLabel 30" style:family="graphic">
      <style:paragraph-properties style:text-autospace="none"/>
      <style:text-properties style:text-underline-style="none"/>
    </style:style>
    <style:style style:name="ListLabel_20_29" style:display-name="ListLabel 29" style:family="graphic">
      <style:paragraph-properties style:text-autospace="none"/>
      <style:text-properties style:text-underline-style="none"/>
    </style:style>
    <style:style style:name="ListLabel_20_28" style:display-name="ListLabel 28" style:family="graphic">
      <style:paragraph-properties style:text-autospace="none"/>
      <style:text-properties style:text-underline-style="none"/>
    </style:style>
    <style:style style:name="ListLabel_20_27" style:display-name="ListLabel 27" style:family="graphic">
      <style:paragraph-properties style:text-autospace="none"/>
      <style:text-properties style:text-underline-style="none"/>
    </style:style>
    <style:style style:name="ListLabel_20_26" style:display-name="ListLabel 26" style:family="graphic">
      <style:paragraph-properties style:text-autospace="none"/>
      <style:text-properties style:text-underline-style="none"/>
    </style:style>
    <style:style style:name="ListLabel_20_25" style:display-name="ListLabel 25" style:family="graphic">
      <style:paragraph-properties style:text-autospace="none"/>
      <style:text-properties style:text-underline-style="none"/>
    </style:style>
    <style:style style:name="ListLabel_20_24" style:display-name="ListLabel 24" style:family="graphic">
      <style:paragraph-properties style:text-autospace="none"/>
      <style:text-properties style:text-underline-style="none"/>
    </style:style>
    <style:style style:name="ListLabel_20_23" style:display-name="ListLabel 23" style:family="graphic">
      <style:paragraph-properties style:text-autospace="none"/>
      <style:text-properties style:text-underline-style="none"/>
    </style:style>
    <style:style style:name="ListLabel_20_22" style:display-name="ListLabel 22" style:family="graphic">
      <style:paragraph-properties style:text-autospace="none"/>
      <style:text-properties style:text-underline-style="none"/>
    </style:style>
    <style:style style:name="ListLabel_20_21" style:display-name="ListLabel 21" style:family="graphic">
      <style:paragraph-properties style:text-autospace="none"/>
      <style:text-properties style:text-underline-style="none"/>
    </style:style>
    <style:style style:name="ListLabel_20_20" style:display-name="ListLabel 20" style:family="graphic">
      <style:paragraph-properties style:text-autospace="none"/>
      <style:text-properties style:text-underline-style="none"/>
    </style:style>
    <style:style style:name="ListLabel_20_19" style:display-name="ListLabel 19" style:family="graphic">
      <style:paragraph-properties style:text-autospace="none"/>
      <style:text-properties style:text-underline-style="non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fo:font-size="11pt" style:text-underline-style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Header_20_Left" style:display-name="Header Left" style:family="graphic">
      <style:paragraph-properties fo:line-height="115%" style:text-autospace="none">
        <style:tab-stops>
          <style:tab-stop style:position="14.12cm" style:type="center"/>
          <style:tab-stop style:position="28.238cm" style:type="right"/>
        </style:tab-stops>
      </style:paragraph-properties>
    </style:style>
    <style:style style:name="Footer" style:family="graphic">
      <style:paragraph-properties fo:line-height="115%" style:text-autospace="none">
        <style:tab-stops>
          <style:tab-stop style:position="14.12cm" style:type="center"/>
          <style:tab-stop style:position="28.238cm" style:type="right"/>
        </style:tab-stops>
      </style:paragraph-properties>
    </style:style>
    <style:style style:name="Table_20_Heading" style:display-name="Table Heading" style:family="graphic">
      <style:paragraph-properties fo:line-height="115%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line-height="115%" style:text-autospace="none"/>
    </style:style>
    <style:style style:name="Header" style:family="graphic">
      <style:paragraph-properties fo:line-height="115%" style:text-autospace="none"/>
    </style:style>
    <style:style style:name="Header_20_and_20_Footer" style:display-name="Header and Footer" style:family="graphic">
      <style:paragraph-properties fo:line-height="115%"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fo:line-height="115%" style:text-autospace="none"/>
    </style:style>
    <style:style style:name="Caption" style:family="graphic">
      <style:paragraph-properties fo:margin-top="0.374cm" fo:margin-bottom="0.374cm" fo:line-height="115%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fo:line-height="115%" style:text-autospace="none"/>
      <style:text-properties style:font-name="Liberation Sans" fo:font-family="'Liberation Sans', Arial" style:font-family-generic="swiss" style:font-pitch="variable" fo:font-size="14pt" style:font-name-asian="Linux Libertine G" style:font-family-asian="'Linux Libertine G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3cm" fo:margin-bottom="2cm" fo:margin-left="3cm" fo:margin-right="2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odrigo Fernández</meta:initial-creator>
    <meta:creation-date>2022-03-13T13:26:52.107859858</meta:creation-date>
    <dc:date>2022-04-11T20:41:20.663057110</dc:date>
    <meta:editing-duration>PT5H28M46S</meta:editing-duration>
    <meta:editing-cycles>42</meta:editing-cycles>
    <meta:generator>LibreOffice/7.3.1.3$Linux_X86_64 LibreOffice_project/30$Build-3</meta:generator>
    <dc:creator>Rodrigo Fernández</dc:creator>
    <meta:document-statistic meta:object-count="416"/>
  </office:meta>
</office:document-meta>
</file>